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1"/>
    <style:style style:name="ce25" style:family="table-cell" style:parent-style-name="Default" style:data-style-name="N11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fo:font-weight="normal" style:font-weight-asian="normal" style:font-weight-complex="normal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fo:font-weight="normal" style:font-weight-asian="normal" style:font-weight-complex="normal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 style:data-style-name="N61">
      <style:text-properties fo:font-weight="normal" style:font-weight-asian="normal" style:font-weight-complex="normal"/>
    </style:style>
    <style:style style:name="ce32" style:family="table-cell" style:parent-style-name="Default" style:data-style-name="N61">
      <style:text-properties fo:font-weight="bold" style:font-weight-asian="bold" style:font-weight-complex="bold"/>
    </style:style>
    <style:style style:name="ce3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4"/>
        <table:table-column table:style-name="co2" table:number-columns-repeated="56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5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</text:p>
          </table:table-cell>
          <table:table-cell table:style-name="ce24" office:value-type="percentage" office:value="0.2882" calcext:value-type="percentage">
            <text:p>28,82%</text:p>
          </table:table-cell>
          <table:table-cell table:style-name="ce26" office:value-type="percentage" office:value="0.0902" calcext:value-type="percentage">
            <text:p>9,02%</text:p>
          </table:table-cell>
          <table:table-cell table:style-name="ce26" office:value-type="percentage" office:value="0.0773" calcext:value-type="percentage">
            <text:p>7,73%</text:p>
          </table:table-cell>
          <table:table-cell office:value-type="string" calcext:value-type="string">
            <text:p>Glass_1</text:p>
          </table:table-cell>
          <table:table-cell table:style-name="ce24" office:value-type="percentage" office:value="0.473" calcext:value-type="percentage">
            <text:p>47,30%</text:p>
          </table:table-cell>
          <table:table-cell table:style-name="ce26" office:value-type="percentage" office:value="0.4437" calcext:value-type="percentage">
            <text:p>44,37%</text:p>
          </table:table-cell>
          <table:table-cell table:style-name="ce26" office:value-type="percentage" office:value="0.4722" calcext:value-type="percentage">
            <text:p>47,22%</text:p>
          </table:table-cell>
          <table:table-cell office:value-type="string" calcext:value-type="string">
            <text:p>BK_1</text:p>
          </table:table-cell>
          <table:table-cell table:style-name="ce27" office:value-type="float" office:value="0.0949" calcext:value-type="float">
            <text:p>0,0949</text:p>
          </table:table-cell>
          <table:table-cell table:style-name="ce29" office:value-type="float" office:value="0.1496" calcext:value-type="float">
            <text:p>0,1496</text:p>
          </table:table-cell>
          <table:table-cell table:style-name="ce30" office:value-type="float" office:value="0.167" calcext:value-type="float">
            <text:p>0,167</text:p>
          </table:table-cell>
          <table:table-cell office:value-type="string" calcext:value-type="string">
            <text:p>BL_1</text:p>
          </table:table-cell>
          <table:table-cell table:style-name="ce27" office:value-type="float" office:value="0.0733" calcext:value-type="float">
            <text:p>0,0733</text:p>
          </table:table-cell>
          <table:table-cell table:style-name="ce31" office:value-type="float" office:value="0.00001029" calcext:value-type="float">
            <text:p>1,03E-05</text:p>
          </table:table-cell>
          <table:table-cell table:style-name="ce31" office:value-type="float" office:value="0.0133" calcext:value-type="float">
            <text:p>1,33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2</text:p>
          </table:table-cell>
          <table:table-cell table:style-name="ce24" office:value-type="percentage" office:value="0.2314" calcext:value-type="percentage">
            <text:p>23,14%</text:p>
          </table:table-cell>
          <table:table-cell table:style-name="ce26" office:value-type="percentage" office:value="0.0636" calcext:value-type="percentage">
            <text:p>6,36%</text:p>
          </table:table-cell>
          <table:table-cell table:style-name="ce26" office:value-type="percentage" office:value="0.0445" calcext:value-type="percentage">
            <text:p>4,45%</text:p>
          </table:table-cell>
          <table:table-cell office:value-type="string" calcext:value-type="string">
            <text:p>Glass_2</text:p>
          </table:table-cell>
          <table:table-cell table:style-name="ce24" office:value-type="percentage" office:value="0.7952" calcext:value-type="percentage">
            <text:p>79,52%</text:p>
          </table:table-cell>
          <table:table-cell table:style-name="ce26" office:value-type="percentage" office:value="0.8" calcext:value-type="percentage">
            <text:p>80,00%</text:p>
          </table:table-cell>
          <table:table-cell table:style-name="ce26" office:value-type="percentage" office:value="0.8042" calcext:value-type="percentage">
            <text:p>80,42%</text:p>
          </table:table-cell>
          <table:table-cell office:value-type="string" calcext:value-type="string">
            <text:p>BK_2</text:p>
          </table:table-cell>
          <table:table-cell table:style-name="ce27" office:value-type="float" office:value="153.027" calcext:value-type="float">
            <text:p>153,027</text:p>
          </table:table-cell>
          <table:table-cell table:style-name="ce29" office:value-type="float" office:value="0.1374" calcext:value-type="float">
            <text:p>0,1374</text:p>
          </table:table-cell>
          <table:table-cell table:style-name="ce30" office:value-type="float" office:value="0.135" calcext:value-type="float">
            <text:p>0,135</text:p>
          </table:table-cell>
          <table:table-cell office:value-type="string" calcext:value-type="string">
            <text:p>BL_2</text:p>
          </table:table-cell>
          <table:table-cell table:style-name="ce27" office:value-type="float" office:value="0.013" calcext:value-type="float">
            <text:p>0,013</text:p>
          </table:table-cell>
          <table:table-cell table:style-name="ce31" office:value-type="float" office:value="0.002" calcext:value-type="float">
            <text:p>2,00E-03</text:p>
          </table:table-cell>
          <table:table-cell table:style-name="ce31" office:value-type="float" office:value="0.001" calcext:value-type="float">
            <text:p>1,00E-0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3</text:p>
          </table:table-cell>
          <table:table-cell table:style-name="ce24" office:value-type="percentage" office:value="0.3196" calcext:value-type="percentage">
            <text:p>31,96%</text:p>
          </table:table-cell>
          <table:table-cell table:style-name="ce26" office:value-type="percentage" office:value="0.0795" calcext:value-type="percentage">
            <text:p>7,95%</text:p>
          </table:table-cell>
          <table:table-cell table:style-name="ce26" office:value-type="percentage" office:value="0.0886" calcext:value-type="percentage">
            <text:p>8,86%</text:p>
          </table:table-cell>
          <table:table-cell office:value-type="string" calcext:value-type="string">
            <text:p>Glass_3</text:p>
          </table:table-cell>
          <table:table-cell table:style-name="ce24" office:value-type="percentage" office:value="0.6032" calcext:value-type="percentage">
            <text:p>60,32%</text:p>
          </table:table-cell>
          <table:table-cell table:style-name="ce26" office:value-type="percentage" office:value="0.4978" calcext:value-type="percentage">
            <text:p>49,78%</text:p>
          </table:table-cell>
          <table:table-cell table:style-name="ce26" office:value-type="percentage" office:value="0.5249" calcext:value-type="percentage">
            <text:p>52,49%</text:p>
          </table:table-cell>
          <table:table-cell office:value-type="string" calcext:value-type="string">
            <text:p>BK_3</text:p>
          </table:table-cell>
          <table:table-cell table:style-name="ce27" office:value-type="float" office:value="0.199" calcext:value-type="float">
            <text:p>0,199</text:p>
          </table:table-cell>
          <table:table-cell table:style-name="ce29" office:value-type="float" office:value="0.2246" calcext:value-type="float">
            <text:p>0,2246</text:p>
          </table:table-cell>
          <table:table-cell table:style-name="ce30" office:value-type="float" office:value="0.241" calcext:value-type="float">
            <text:p>0,241</text:p>
          </table:table-cell>
          <table:table-cell office:value-type="string" calcext:value-type="string">
            <text:p>BL_3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1" office:value-type="float" office:value="0.0174" calcext:value-type="float">
            <text:p>1,74E-02</text:p>
          </table:table-cell>
          <table:table-cell table:style-name="ce31" office:value-type="float" office:value="0.000045" calcext:value-type="float">
            <text:p>4,50E-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4</text:p>
          </table:table-cell>
          <table:table-cell table:style-name="ce24" office:value-type="percentage" office:value="0.2373" calcext:value-type="percentage">
            <text:p>23,73%</text:p>
          </table:table-cell>
          <table:table-cell table:style-name="ce26" office:value-type="percentage" office:value="0.0245" calcext:value-type="percentage">
            <text:p>2,45%</text:p>
          </table:table-cell>
          <table:table-cell table:style-name="ce26" office:value-type="percentage" office:value="0.0286" calcext:value-type="percentage">
            <text:p>2,86%</text:p>
          </table:table-cell>
          <table:table-cell office:value-type="string" calcext:value-type="string">
            <text:p>Glass_4</text:p>
          </table:table-cell>
          <table:table-cell table:style-name="ce24" office:value-type="percentage" office:value="0.5937" calcext:value-type="percentage">
            <text:p>59,37%</text:p>
          </table:table-cell>
          <table:table-cell table:style-name="ce26" office:value-type="percentage" office:value="0.5337" calcext:value-type="percentage">
            <text:p>53,37%</text:p>
          </table:table-cell>
          <table:table-cell table:style-name="ce26" office:value-type="percentage" office:value="0.55" calcext:value-type="percentage">
            <text:p>55,00%</text:p>
          </table:table-cell>
          <table:table-cell office:value-type="string" calcext:value-type="string">
            <text:p>BK_4</text:p>
          </table:table-cell>
          <table:table-cell table:style-name="ce27" office:value-type="float" office:value="269.87" calcext:value-type="float">
            <text:p>269,87</text:p>
          </table:table-cell>
          <table:table-cell table:style-name="ce29" office:value-type="float" office:value="0.2148" calcext:value-type="float">
            <text:p>0,2148</text:p>
          </table:table-cell>
          <table:table-cell table:style-name="ce30" office:value-type="float" office:value="0.222" calcext:value-type="float">
            <text:p>0,222</text:p>
          </table:table-cell>
          <table:table-cell office:value-type="string" calcext:value-type="string">
            <text:p>BL_4</text:p>
          </table:table-cell>
          <table:table-cell table:style-name="ce27" office:value-type="float" office:value="0.09" calcext:value-type="float">
            <text:p>0,09</text:p>
          </table:table-cell>
          <table:table-cell table:style-name="ce31" office:value-type="float" office:value="0.001085" calcext:value-type="float">
            <text:p>1,09E-03</text:p>
          </table:table-cell>
          <table:table-cell table:style-name="ce30" office:value-type="float" office:value="0.027" calcext:value-type="float">
            <text:p>0,02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5</text:p>
          </table:table-cell>
          <table:table-cell table:style-name="ce24" office:value-type="percentage" office:value="0.1922" calcext:value-type="percentage">
            <text:p>19,22%</text:p>
          </table:table-cell>
          <table:table-cell table:style-name="ce26" office:value-type="percentage" office:value="0.1098" calcext:value-type="percentage">
            <text:p>10,98%</text:p>
          </table:table-cell>
          <table:table-cell table:style-name="ce26" office:value-type="percentage" office:value="0.101" calcext:value-type="percentage">
            <text:p>10,10%</text:p>
          </table:table-cell>
          <table:table-cell office:value-type="string" calcext:value-type="string">
            <text:p>Glass_5</text:p>
          </table:table-cell>
          <table:table-cell table:style-name="ce24" office:value-type="percentage" office:value="0.6794" calcext:value-type="percentage">
            <text:p>67,94%</text:p>
          </table:table-cell>
          <table:table-cell table:style-name="ce26" office:value-type="percentage" office:value="0.5735" calcext:value-type="percentage">
            <text:p>57,35%</text:p>
          </table:table-cell>
          <table:table-cell table:style-name="ce26" office:value-type="percentage" office:value="0.5458" calcext:value-type="percentage">
            <text:p>54,58%</text:p>
          </table:table-cell>
          <table:table-cell office:value-type="string" calcext:value-type="string">
            <text:p>BK_5</text:p>
          </table:table-cell>
          <table:table-cell table:style-name="ce27" office:value-type="float" office:value="0.4143" calcext:value-type="float">
            <text:p>0,4143</text:p>
          </table:table-cell>
          <table:table-cell table:style-name="ce29" office:value-type="float" office:value="0.394" calcext:value-type="float">
            <text:p>0,394</text:p>
          </table:table-cell>
          <table:table-cell table:style-name="ce30" office:value-type="float" office:value="0.395" calcext:value-type="float">
            <text:p>0,395</text:p>
          </table:table-cell>
          <table:table-cell office:value-type="string" calcext:value-type="string">
            <text:p>BL_5</text:p>
          </table:table-cell>
          <table:table-cell table:style-name="ce27" office:value-type="float" office:value="0.0401" calcext:value-type="float">
            <text:p>0,0401</text:p>
          </table:table-cell>
          <table:table-cell table:style-name="ce31" office:value-type="float" office:value="0.0162" calcext:value-type="float">
            <text:p>1,62E-02</text:p>
          </table:table-cell>
          <table:table-cell table:style-name="ce30" office:value-type="float" office:value="0.471" calcext:value-type="float">
            <text:p>0,47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6</text:p>
          </table:table-cell>
          <table:table-cell table:style-name="ce24" office:value-type="percentage" office:value="0.2078" calcext:value-type="percentage">
            <text:p>20,78%</text:p>
          </table:table-cell>
          <table:table-cell table:style-name="ce26" office:value-type="percentage" office:value="0.0809" calcext:value-type="percentage">
            <text:p>8,09%</text:p>
          </table:table-cell>
          <table:table-cell table:style-name="ce26" office:value-type="percentage" office:value="0.1069" calcext:value-type="percentage">
            <text:p>10,69%</text:p>
          </table:table-cell>
          <table:table-cell office:value-type="string" calcext:value-type="string">
            <text:p>Glass_6</text:p>
          </table:table-cell>
          <table:table-cell table:style-name="ce24" office:value-type="percentage" office:value="0.5794" calcext:value-type="percentage">
            <text:p>57,94%</text:p>
          </table:table-cell>
          <table:table-cell table:style-name="ce26" office:value-type="percentage" office:value="0.5116" calcext:value-type="percentage">
            <text:p>51,16%</text:p>
          </table:table-cell>
          <table:table-cell table:style-name="ce26" office:value-type="percentage" office:value="0.5152" calcext:value-type="percentage">
            <text:p>51,52%</text:p>
          </table:table-cell>
          <table:table-cell office:value-type="string" calcext:value-type="string">
            <text:p>BK_6</text:p>
          </table:table-cell>
          <table:table-cell table:style-name="ce27" office:value-type="float" office:value="84.132" calcext:value-type="float">
            <text:p>84,132</text:p>
          </table:table-cell>
          <table:table-cell table:style-name="ce29" office:value-type="float" office:value="0.119" calcext:value-type="float">
            <text:p>0,119</text:p>
          </table:table-cell>
          <table:table-cell table:style-name="ce30" office:value-type="float" office:value="0.08" calcext:value-type="float">
            <text:p>0,08</text:p>
          </table:table-cell>
          <table:table-cell office:value-type="string" calcext:value-type="string">
            <text:p>BL_6</text:p>
          </table:table-cell>
          <table:table-cell table:style-name="ce27" office:value-type="float" office:value="0.0355" calcext:value-type="float">
            <text:p>0,0355</text:p>
          </table:table-cell>
          <table:table-cell table:style-name="ce31" office:value-type="float" office:value="0.0014" calcext:value-type="float">
            <text:p>1,40E-03</text:p>
          </table:table-cell>
          <table:table-cell table:style-name="ce30" office:value-type="float" office:value="0.017" calcext:value-type="float">
            <text:p>0,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7</text:p>
          </table:table-cell>
          <table:table-cell table:style-name="ce24" office:value-type="percentage" office:value="0.1882" calcext:value-type="percentage">
            <text:p>18,82%</text:p>
          </table:table-cell>
          <table:table-cell table:style-name="ce26" office:value-type="percentage" office:value="0.1566" calcext:value-type="percentage">
            <text:p>15,66%</text:p>
          </table:table-cell>
          <table:table-cell table:style-name="ce26" office:value-type="percentage" office:value="0.1208" calcext:value-type="percentage">
            <text:p>12,08%</text:p>
          </table:table-cell>
          <table:table-cell office:value-type="string" calcext:value-type="string">
            <text:p>Glass_7</text:p>
          </table:table-cell>
          <table:table-cell table:style-name="ce24" office:value-type="percentage" office:value="0.5873" calcext:value-type="percentage">
            <text:p>58,73%</text:p>
          </table:table-cell>
          <table:table-cell table:style-name="ce26" office:value-type="percentage" office:value="0.4495" calcext:value-type="percentage">
            <text:p>44,95%</text:p>
          </table:table-cell>
          <table:table-cell table:style-name="ce26" office:value-type="percentage" office:value="0.4511" calcext:value-type="percentage">
            <text:p>45,11%</text:p>
          </table:table-cell>
          <table:table-cell office:value-type="string" calcext:value-type="string">
            <text:p>BK_7</text:p>
          </table:table-cell>
          <table:table-cell table:style-name="ce27" office:value-type="float" office:value="0.0871" calcext:value-type="float">
            <text:p>0,0871</text:p>
          </table:table-cell>
          <table:table-cell table:style-name="ce29" office:value-type="float" office:value="0.104" calcext:value-type="float">
            <text:p>0,104</text:p>
          </table:table-cell>
          <table:table-cell table:style-name="ce30" office:value-type="float" office:value="0.078" calcext:value-type="float">
            <text:p>0,078</text:p>
          </table:table-cell>
          <table:table-cell office:value-type="string" calcext:value-type="string">
            <text:p>BL_7</text:p>
          </table:table-cell>
          <table:table-cell table:style-name="ce27" office:value-type="float" office:value="0.0418" calcext:value-type="float">
            <text:p>0,0418</text:p>
          </table:table-cell>
          <table:table-cell table:style-name="ce31" office:value-type="float" office:value="0.0028" calcext:value-type="float">
            <text:p>2,80E-03</text:p>
          </table:table-cell>
          <table:table-cell table:style-name="ce30" office:value-type="float" office:value="0.001" calcext:value-type="float">
            <text:p>0,00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8</text:p>
          </table:table-cell>
          <table:table-cell table:style-name="ce24" office:value-type="percentage" office:value="0.1196" calcext:value-type="percentage">
            <text:p>11,96%</text:p>
          </table:table-cell>
          <table:table-cell table:style-name="ce26" office:value-type="percentage" office:value="0.1431" calcext:value-type="percentage">
            <text:p>14,31%</text:p>
          </table:table-cell>
          <table:table-cell table:style-name="ce26" office:value-type="percentage" office:value="0.145" calcext:value-type="percentage">
            <text:p>14,50%</text:p>
          </table:table-cell>
          <table:table-cell office:value-type="string" calcext:value-type="string">
            <text:p>Glass_8</text:p>
          </table:table-cell>
          <table:table-cell table:style-name="ce24" office:value-type="percentage" office:value="0.4698" calcext:value-type="percentage">
            <text:p>46,98%</text:p>
          </table:table-cell>
          <table:table-cell table:style-name="ce26" office:value-type="percentage" office:value="0.3698" calcext:value-type="percentage">
            <text:p>36,98%</text:p>
          </table:table-cell>
          <table:table-cell table:style-name="ce26" office:value-type="percentage" office:value="0.3933" calcext:value-type="percentage">
            <text:p>39,33%</text:p>
          </table:table-cell>
          <table:table-cell office:value-type="string" calcext:value-type="string">
            <text:p>BK_8</text:p>
          </table:table-cell>
          <table:table-cell table:style-name="ce27" office:value-type="float" office:value="963.6" calcext:value-type="float">
            <text:p>963,6</text:p>
          </table:table-cell>
          <table:table-cell table:style-name="ce29" office:value-type="float" office:value="0.3316" calcext:value-type="float">
            <text:p>0,3316</text:p>
          </table:table-cell>
          <table:table-cell table:style-name="ce30" office:value-type="float" office:value="0.205" calcext:value-type="float">
            <text:p>0,205</text:p>
          </table:table-cell>
          <table:table-cell office:value-type="string" calcext:value-type="string">
            <text:p>BL_8</text:p>
          </table:table-cell>
          <table:table-cell table:style-name="ce27" office:value-type="float" office:value="0.0441" calcext:value-type="float">
            <text:p>0,0441</text:p>
          </table:table-cell>
          <table:table-cell table:style-name="ce29" office:value-type="float" office:value="0.02424" calcext:value-type="float">
            <text:p>0,02424</text:p>
          </table:table-cell>
          <table:table-cell table:style-name="ce30" office:value-type="float" office:value="0.0017" calcext:value-type="float">
            <text:p>0,0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9</text:p>
          </table:table-cell>
          <table:table-cell table:style-name="ce24" office:value-type="percentage" office:value="0.1863" calcext:value-type="percentage">
            <text:p>18,63%</text:p>
          </table:table-cell>
          <table:table-cell table:style-name="ce26" office:value-type="percentage" office:value="0.1031" calcext:value-type="percentage">
            <text:p>10,31%</text:p>
          </table:table-cell>
          <table:table-cell table:style-name="ce26" office:value-type="percentage" office:value="0.1007" calcext:value-type="percentage">
            <text:p>10,07%</text:p>
          </table:table-cell>
          <table:table-cell office:value-type="string" calcext:value-type="string">
            <text:p>Glass_9</text:p>
          </table:table-cell>
          <table:table-cell table:style-name="ce24" office:value-type="percentage" office:value="0.3873" calcext:value-type="percentage">
            <text:p>38,73%</text:p>
          </table:table-cell>
          <table:table-cell table:style-name="ce26" office:value-type="percentage" office:value="0.3117" calcext:value-type="percentage">
            <text:p>31,17%</text:p>
          </table:table-cell>
          <table:table-cell table:style-name="ce26" office:value-type="percentage" office:value="0.3037" calcext:value-type="percentage">
            <text:p>30,37%</text:p>
          </table:table-cell>
          <table:table-cell office:value-type="string" calcext:value-type="string">
            <text:p>BK_9</text:p>
          </table:table-cell>
          <table:table-cell table:style-name="ce27" office:value-type="float" office:value="0.4199" calcext:value-type="float">
            <text:p>0,4199</text:p>
          </table:table-cell>
          <table:table-cell table:style-name="ce29" office:value-type="float" office:value="0.4921" calcext:value-type="float">
            <text:p>0,4921</text:p>
          </table:table-cell>
          <table:table-cell table:style-name="ce30" office:value-type="float" office:value="0.224" calcext:value-type="float">
            <text:p>0,224</text:p>
          </table:table-cell>
          <table:table-cell office:value-type="string" calcext:value-type="string">
            <text:p>BL_9</text:p>
          </table:table-cell>
          <table:table-cell table:style-name="ce27" office:value-type="float" office:value="0.0465" calcext:value-type="float">
            <text:p>0,0465</text:p>
          </table:table-cell>
          <table:table-cell table:style-name="ce29" office:value-type="float" office:value="0.0214" calcext:value-type="float">
            <text:p>0,0214</text:p>
          </table:table-cell>
          <table:table-cell table:style-name="ce30" office:value-type="float" office:value="0.0005" calcext:value-type="float">
            <text:p>0,00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4" office:value-type="percentage" office:value="0.1118" calcext:value-type="percentage">
            <text:p>11,18%</text:p>
          </table:table-cell>
          <table:table-cell table:style-name="ce26" office:value-type="percentage" office:value="0.0639" calcext:value-type="percentage">
            <text:p>6,39%</text:p>
          </table:table-cell>
          <table:table-cell table:style-name="ce26" office:value-type="percentage" office:value="0.0694" calcext:value-type="percentage">
            <text:p>6,94%</text:p>
          </table:table-cell>
          <table:table-cell office:value-type="string" calcext:value-type="string">
            <text:p>Glass_10</text:p>
          </table:table-cell>
          <table:table-cell table:style-name="ce24" office:value-type="percentage" office:value="0.6349" calcext:value-type="percentage">
            <text:p>63,49%</text:p>
          </table:table-cell>
          <table:table-cell table:style-name="ce26" office:value-type="percentage" office:value="0.538" calcext:value-type="percentage">
            <text:p>53,80%</text:p>
          </table:table-cell>
          <table:table-cell table:style-name="ce26" office:value-type="percentage" office:value="0.5207" calcext:value-type="percentage">
            <text:p>52,07%</text:p>
          </table:table-cell>
          <table:table-cell office:value-type="string" calcext:value-type="string">
            <text:p>BK_10</text:p>
          </table:table-cell>
          <table:table-cell table:style-name="ce27" office:value-type="float" office:value="0.1237" calcext:value-type="float">
            <text:p>0,1237</text:p>
          </table:table-cell>
          <table:table-cell table:style-name="ce29" office:value-type="float" office:value="0.07" calcext:value-type="float">
            <text:p>0,07</text:p>
          </table:table-cell>
          <table:table-cell table:style-name="ce30" office:value-type="float" office:value="0.089" calcext:value-type="float">
            <text:p>0,089</text:p>
          </table:table-cell>
          <table:table-cell office:value-type="string" calcext:value-type="string">
            <text:p>BL_10</text:p>
          </table:table-cell>
          <table:table-cell table:style-name="ce27" office:value-type="float" office:value="46.47" calcext:value-type="float">
            <text:p>46,47</text:p>
          </table:table-cell>
          <table:table-cell table:style-name="ce31" office:value-type="float" office:value="0.02837" calcext:value-type="float">
            <text:p>2,84E-02</text:p>
          </table:table-cell>
          <table:table-cell table:style-name="ce30" office:value-type="float" office:value="0.09" calcext:value-type="float">
            <text:p>0,09</text:p>
          </table:table-cell>
          <table:table-cell table:number-columns-repeated="48"/>
        </table:table-row>
        <table:table-row table:style-name="ro1">
          <table:table-cell table:style-name="ce23"/>
          <table:table-cell table:style-name="ce25" table:formula="of:=AVERAGE([.B2:.B11])" office:value-type="percentage" office:value="0.20824" calcext:value-type="percentage">
            <text:p>20,82%</text:p>
          </table:table-cell>
          <table:table-cell table:style-name="ce25" table:formula="of:=AVERAGE([.C2:.C11])" office:value-type="percentage" office:value="0.09152" calcext:value-type="percentage">
            <text:p>9,15%</text:p>
          </table:table-cell>
          <table:table-cell table:style-name="ce25" table:formula="of:=AVERAGE([.D2:.D11])" office:value-type="percentage" office:value="0.08828" calcext:value-type="percentage">
            <text:p>8,83%</text:p>
          </table:table-cell>
          <table:table-cell table:style-name="ce23"/>
          <table:table-cell table:style-name="ce25" table:formula="of:=AVERAGE([.F2:.F11])" office:value-type="percentage" office:value="0.58032" calcext:value-type="percentage">
            <text:p>58,03%</text:p>
          </table:table-cell>
          <table:table-cell table:style-name="ce25" table:formula="of:=AVERAGE([.G2:.G11])" office:value-type="percentage" office:value="0.50293" calcext:value-type="percentage">
            <text:p>50,29%</text:p>
          </table:table-cell>
          <table:table-cell table:style-name="ce25" table:formula="of:=AVERAGE([.H2:.H11])" office:value-type="percentage" office:value="0.50811" calcext:value-type="percentage">
            <text:p>50,81%</text:p>
          </table:table-cell>
          <table:table-cell table:style-name="ce23"/>
          <table:table-cell table:style-name="ce28" table:formula="of:=AVERAGE([.J2:.J11])" office:value-type="float" office:value="147.19679" calcext:value-type="float">
            <text:p>147,19679</text:p>
          </table:table-cell>
          <table:table-cell table:style-name="ce28" table:formula="of:=AVERAGE([.K2:.K11])" office:value-type="float" office:value="0.22371" calcext:value-type="float">
            <text:p>0,22371</text:p>
          </table:table-cell>
          <table:table-cell table:style-name="ce28" table:formula="of:=AVERAGE([.L2:.L11])" office:value-type="float" office:value="0.1836" calcext:value-type="float">
            <text:p>0,1836</text:p>
          </table:table-cell>
          <table:table-cell table:style-name="ce23"/>
          <table:table-cell table:style-name="ce28" table:formula="of:=AVERAGE([.N2:.N11])" office:value-type="float" office:value="4.68703" calcext:value-type="float">
            <text:p>4,68703</text:p>
          </table:table-cell>
          <table:table-cell table:style-name="ce28" table:formula="of:=AVERAGE([.O2:.O11])" office:value-type="float" office:value="0.011490529" calcext:value-type="float">
            <text:p>0,011490529</text:p>
          </table:table-cell>
          <table:table-cell table:style-name="ce32" table:formula="of:=AVERAGE([.P2:.P11])" office:value-type="float" office:value="0.0622545" calcext:value-type="float">
            <text:p>6,23E-02</text:p>
          </table:table-cell>
          <table:table-cell table:style-name="ce23"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42" calcext:value-type="percentage">
            <text:p>48,42%</text:p>
          </table:table-cell>
          <table:table-cell table:style-name="ce26" office:value-type="percentage" office:value="0.4134" calcext:value-type="percentage">
            <text:p>41,34%</text:p>
          </table:table-cell>
          <table:table-cell table:style-name="ce24" office:value-type="percentage" office:value="0.4222" calcext:value-type="percentage">
            <text:p>42,22%</text:p>
          </table:table-cell>
          <table:table-cell office:value-type="string" calcext:value-type="string">
            <text:p>Liver_1</text:p>
          </table:table-cell>
          <table:table-cell table:style-name="ce24" office:value-type="percentage" office:value="0.3078" calcext:value-type="percentage">
            <text:p>30,78%</text:p>
          </table:table-cell>
          <table:table-cell table:style-name="ce26" office:value-type="percentage" office:value="0.2853" calcext:value-type="percentage">
            <text:p>28,53%</text:p>
          </table:table-cell>
          <table:table-cell office:value-type="percentage" office:value="0.2705" calcext:value-type="percentage">
            <text:p>27,05%</text:p>
          </table:table-cell>
          <table:table-cell office:value-type="string" calcext:value-type="string">
            <text:p>MB_1</text:p>
          </table:table-cell>
          <table:table-cell table:style-name="ce27" office:value-type="float" office:value="0.371" calcext:value-type="float">
            <text:p>0,371</text:p>
          </table:table-cell>
          <table:table-cell table:style-name="ce29" office:value-type="float" office:value="0.4666" calcext:value-type="float">
            <text:p>0,4666</text:p>
          </table:table-cell>
          <table:table-cell table:style-name="ce30" office:value-type="float" office:value="0.496" calcext:value-type="float">
            <text:p>0,496</text:p>
          </table:table-cell>
          <table:table-cell office:value-type="string" calcext:value-type="string">
            <text:p>NT_1</text:p>
          </table:table-cell>
          <table:table-cell table:style-name="ce27" office:value-type="float" office:value="0.098" calcext:value-type="float">
            <text:p>0,098</text:p>
          </table:table-cell>
          <table:table-cell table:style-name="ce29" office:value-type="float" office:value="0.10589" calcext:value-type="float">
            <text:p>0,1058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378" calcext:value-type="percentage">
            <text:p>43,78%</text:p>
          </table:table-cell>
          <table:table-cell table:style-name="ce24" office:value-type="percentage" office:value="0.3786" calcext:value-type="percentage">
            <text:p>37,86%</text:p>
          </table:table-cell>
          <table:table-cell table:style-name="ce24" office:value-type="percentage" office:value="0.3775" calcext:value-type="percentage">
            <text:p>37,75%</text:p>
          </table:table-cell>
          <table:table-cell office:value-type="string" calcext:value-type="string">
            <text:p>Liver_2</text:p>
          </table:table-cell>
          <table:table-cell table:style-name="ce24" office:value-type="percentage" office:value="0.2784" calcext:value-type="percentage">
            <text:p>27,84%</text:p>
          </table:table-cell>
          <table:table-cell table:style-name="ce26" office:value-type="percentage" office:value="0.2402" calcext:value-type="percentage">
            <text:p>24,02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2</text:p>
          </table:table-cell>
          <table:table-cell table:style-name="ce27" office:value-type="float" office:value="0.7351" calcext:value-type="float">
            <text:p>0,7351</text:p>
          </table:table-cell>
          <table:table-cell table:style-name="ce29" office:value-type="float" office:value="0.7596" calcext:value-type="float">
            <text:p>0,7596</text:p>
          </table:table-cell>
          <table:table-cell table:style-name="ce30" office:value-type="float" office:value="0.843" calcext:value-type="float">
            <text:p>0,843</text:p>
          </table:table-cell>
          <table:table-cell office:value-type="string" calcext:value-type="string">
            <text:p>NT_2</text:p>
          </table:table-cell>
          <table:table-cell table:style-name="ce27" office:value-type="float" office:value="0.0773" calcext:value-type="float">
            <text:p>0,0773</text:p>
          </table:table-cell>
          <table:table-cell table:style-name="ce29" office:value-type="float" office:value="0.0597" calcext:value-type="float">
            <text:p>0,0597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53" calcext:value-type="percentage">
            <text:p>44,53%</text:p>
          </table:table-cell>
          <table:table-cell table:style-name="ce24" office:value-type="percentage" office:value="0.3892" calcext:value-type="percentage">
            <text:p>38,92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4" office:value-type="percentage" office:value="0.2951" calcext:value-type="percentage">
            <text:p>29,51%</text:p>
          </table:table-cell>
          <table:table-cell table:style-name="ce26" office:value-type="percentage" office:value="0.3007" calcext:value-type="percentage">
            <text:p>30,07%</text:p>
          </table:table-cell>
          <table:table-cell office:value-type="percentage" office:value="0.291" calcext:value-type="percentage">
            <text:p>29,10%</text:p>
          </table:table-cell>
          <table:table-cell office:value-type="string" calcext:value-type="string">
            <text:p>MB_3</text:p>
          </table:table-cell>
          <table:table-cell table:style-name="ce27" office:value-type="float" office:value="0.231" calcext:value-type="float">
            <text:p>0,231</text:p>
          </table:table-cell>
          <table:table-cell table:style-name="ce29" office:value-type="float" office:value="0.3314" calcext:value-type="float">
            <text:p>0,3314</text:p>
          </table:table-cell>
          <table:table-cell table:style-name="ce30" office:value-type="float" office:value="0.293" calcext:value-type="float">
            <text:p>0,293</text:p>
          </table:table-cell>
          <table:table-cell office:value-type="string" calcext:value-type="string">
            <text:p>NT_3</text:p>
          </table:table-cell>
          <table:table-cell table:style-name="ce27" office:value-type="float" office:value="0.1095" calcext:value-type="float">
            <text:p>0,1095</text:p>
          </table:table-cell>
          <table:table-cell table:style-name="ce29" office:value-type="float" office:value="0.1098" calcext:value-type="float">
            <text:p>0,109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572" calcext:value-type="percentage">
            <text:p>45,72%</text:p>
          </table:table-cell>
          <table:table-cell table:style-name="ce24" office:value-type="percentage" office:value="0.3812" calcext:value-type="percentage">
            <text:p>38,12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4" office:value-type="percentage" office:value="0.4539" calcext:value-type="percentage">
            <text:p>45,39%</text:p>
          </table:table-cell>
          <table:table-cell table:style-name="ce26" office:value-type="percentage" office:value="0.4449" calcext:value-type="percentage">
            <text:p>44,49%</text:p>
          </table:table-cell>
          <table:table-cell office:value-type="percentage" office:value="0.4435" calcext:value-type="percentage">
            <text:p>44,35%</text:p>
          </table:table-cell>
          <table:table-cell office:value-type="string" calcext:value-type="string">
            <text:p>MB_4</text:p>
          </table:table-cell>
          <table:table-cell table:style-name="ce27" office:value-type="float" office:value="5.741" calcext:value-type="float">
            <text:p>5,741</text:p>
          </table:table-cell>
          <table:table-cell table:style-name="ce29" office:value-type="float" office:value="0.2752" calcext:value-type="float">
            <text:p>0,2752</text:p>
          </table:table-cell>
          <table:table-cell table:style-name="ce30" office:value-type="float" office:value="0.252" calcext:value-type="float">
            <text:p>0,252</text:p>
          </table:table-cell>
          <table:table-cell office:value-type="string" calcext:value-type="string">
            <text:p>NT_4</text:p>
          </table:table-cell>
          <table:table-cell table:style-name="ce27" office:value-type="float" office:value="0.0935" calcext:value-type="float">
            <text:p>0,0935</text:p>
          </table:table-cell>
          <table:table-cell table:style-name="ce29" office:value-type="float" office:value="0.08985" calcext:value-type="float">
            <text:p>0,0898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532" calcext:value-type="percentage">
            <text:p>45,32%</text:p>
          </table:table-cell>
          <table:table-cell table:style-name="ce24" office:value-type="percentage" office:value="0.376" calcext:value-type="percentage">
            <text:p>37,60%</text:p>
          </table:table-cell>
          <table:table-cell table:style-name="ce24"/>
          <table:table-cell office:value-type="string" calcext:value-type="string">
            <text:p>Liver_5</text:p>
          </table:table-cell>
          <table:table-cell table:style-name="ce24" office:value-type="percentage" office:value="0.3088" calcext:value-type="percentage">
            <text:p>30,88%</text:p>
          </table:table-cell>
          <table:table-cell table:style-name="ce26" office:value-type="percentage" office:value="0.3048" calcext:value-type="percentage">
            <text:p>30,48%</text:p>
          </table:table-cell>
          <table:table-cell office:value-type="percentage" office:value="0.3109" calcext:value-type="percentage">
            <text:p>31,09%</text:p>
          </table:table-cell>
          <table:table-cell office:value-type="string" calcext:value-type="string">
            <text:p>MB_5</text:p>
          </table:table-cell>
          <table:table-cell table:style-name="ce27" office:value-type="float" office:value="0.5137" calcext:value-type="float">
            <text:p>0,5137</text:p>
          </table:table-cell>
          <table:table-cell table:style-name="ce29" office:value-type="float" office:value="0.5334" calcext:value-type="float">
            <text:p>0,5334</text:p>
          </table:table-cell>
          <table:table-cell table:style-name="ce30" office:value-type="float" office:value="0.499" calcext:value-type="float">
            <text:p>0,499</text:p>
          </table:table-cell>
          <table:table-cell office:value-type="string" calcext:value-type="string">
            <text:p>NT_5</text:p>
          </table:table-cell>
          <table:table-cell table:style-name="ce27" office:value-type="float" office:value="0.1308" calcext:value-type="float">
            <text:p>0,1308</text:p>
          </table:table-cell>
          <table:table-cell table:style-name="ce29" office:value-type="float" office:value="0.1318" calcext:value-type="float">
            <text:p>0,131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38" calcext:value-type="percentage">
            <text:p>47,38%</text:p>
          </table:table-cell>
          <table:table-cell table:style-name="ce24" office:value-type="percentage" office:value="0.4172" calcext:value-type="percentage">
            <text:p>41,72%</text:p>
          </table:table-cell>
          <table:table-cell table:style-name="ce24"/>
          <table:table-cell office:value-type="string" calcext:value-type="string">
            <text:p>Liver_6</text:p>
          </table:table-cell>
          <table:table-cell table:style-name="ce24" office:value-type="percentage" office:value="0.2725" calcext:value-type="percentage">
            <text:p>27,25%</text:p>
          </table:table-cell>
          <table:table-cell table:style-name="ce26" office:value-type="percentage" office:value="0.2387" calcext:value-type="percentage">
            <text:p>23,87%</text:p>
          </table:table-cell>
          <table:table-cell office:value-type="percentage" office:value="0.2552" calcext:value-type="percentage">
            <text:p>25,52%</text:p>
          </table:table-cell>
          <table:table-cell office:value-type="string" calcext:value-type="string">
            <text:p>MB_6</text:p>
          </table:table-cell>
          <table:table-cell table:style-name="ce27" office:value-type="float" office:value="0.0997" calcext:value-type="float">
            <text:p>0,0997</text:p>
          </table:table-cell>
          <table:table-cell table:style-name="ce29" office:value-type="float" office:value="0.1557" calcext:value-type="float">
            <text:p>0,1557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NT_6</text:p>
          </table:table-cell>
          <table:table-cell table:style-name="ce27" office:value-type="float" office:value="0.058" calcext:value-type="float">
            <text:p>0,058</text:p>
          </table:table-cell>
          <table:table-cell table:style-name="ce29" office:value-type="float" office:value="0.07138" calcext:value-type="float">
            <text:p>0,0713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39" calcext:value-type="percentage">
            <text:p>43,90%</text:p>
          </table:table-cell>
          <table:table-cell table:style-name="ce24" office:value-type="percentage" office:value="0.4014" calcext:value-type="percentage">
            <text:p>40,14%</text:p>
          </table:table-cell>
          <table:table-cell table:style-name="ce24"/>
          <table:table-cell office:value-type="string" calcext:value-type="string">
            <text:p>Liver_7</text:p>
          </table:table-cell>
          <table:table-cell table:style-name="ce24" office:value-type="percentage" office:value="0.351" calcext:value-type="percentage">
            <text:p>35,10%</text:p>
          </table:table-cell>
          <table:table-cell table:style-name="ce26" office:value-type="percentage" office:value="0.3337" calcext:value-type="percentage">
            <text:p>33,37%</text:p>
          </table:table-cell>
          <table:table-cell office:value-type="percentage" office:value="0.324" calcext:value-type="percentage">
            <text:p>32,40%</text:p>
          </table:table-cell>
          <table:table-cell office:value-type="string" calcext:value-type="string">
            <text:p>MB_7</text:p>
          </table:table-cell>
          <table:table-cell table:style-name="ce27" office:value-type="float" office:value="0.38" calcext:value-type="float">
            <text:p>0,38</text:p>
          </table:table-cell>
          <table:table-cell table:style-name="ce30" office:value-type="float" office:value="0.7503" calcext:value-type="float">
            <text:p>0,7503</text:p>
          </table:table-cell>
          <table:table-cell table:style-name="ce30" office:value-type="float" office:value="0.718" calcext:value-type="float">
            <text:p>0,718</text:p>
          </table:table-cell>
          <table:table-cell office:value-type="string" calcext:value-type="string">
            <text:p>NT_7</text:p>
          </table:table-cell>
          <table:table-cell table:style-name="ce27" office:value-type="float" office:value="6957.74" calcext:value-type="float">
            <text:p>6957,74</text:p>
          </table:table-cell>
          <table:table-cell table:style-name="ce29" office:value-type="float" office:value="0.5653" calcext:value-type="float">
            <text:p>0,565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372" calcext:value-type="percentage">
            <text:p>43,72%</text:p>
          </table:table-cell>
          <table:table-cell table:style-name="ce24" office:value-type="percentage" office:value="0.3801" calcext:value-type="percentage">
            <text:p>38,01%</text:p>
          </table:table-cell>
          <table:table-cell table:style-name="ce24"/>
          <table:table-cell office:value-type="string" calcext:value-type="string">
            <text:p>Liver_8</text:p>
          </table:table-cell>
          <table:table-cell table:style-name="ce24" office:value-type="percentage" office:value="0.2618" calcext:value-type="percentage">
            <text:p>26,18%</text:p>
          </table:table-cell>
          <table:table-cell table:style-name="ce26" office:value-type="percentage" office:value="0.2435" calcext:value-type="percentage">
            <text:p>24,35%</text:p>
          </table:table-cell>
          <table:table-cell office:value-type="percentage" office:value="0.2536" calcext:value-type="percentage">
            <text:p>25,36%</text:p>
          </table:table-cell>
          <table:table-cell office:value-type="string" calcext:value-type="string">
            <text:p>MB_8</text:p>
          </table:table-cell>
          <table:table-cell table:style-name="ce27" office:value-type="float" office:value="372.38" calcext:value-type="float">
            <text:p>372,38</text:p>
          </table:table-cell>
          <table:table-cell table:style-name="ce29" office:value-type="float" office:value="0.6778" calcext:value-type="float">
            <text:p>0,6778</text:p>
          </table:table-cell>
          <table:table-cell table:style-name="ce30" office:value-type="float" office:value="1.11" calcext:value-type="float">
            <text:p>1,11</text:p>
          </table:table-cell>
          <table:table-cell office:value-type="string" calcext:value-type="string">
            <text:p>NT_8</text:p>
          </table:table-cell>
          <table:table-cell table:style-name="ce27" office:value-type="float" office:value="0.0696" calcext:value-type="float">
            <text:p>0,0696</text:p>
          </table:table-cell>
          <table:table-cell table:style-name="ce29" office:value-type="float" office:value="0.0791" calcext:value-type="float">
            <text:p>0,079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792" calcext:value-type="percentage">
            <text:p>47,92%</text:p>
          </table:table-cell>
          <table:table-cell table:style-name="ce24" office:value-type="percentage" office:value="0.4085" calcext:value-type="percentage">
            <text:p>40,85%</text:p>
          </table:table-cell>
          <table:table-cell table:style-name="ce24"/>
          <table:table-cell office:value-type="string" calcext:value-type="string">
            <text:p>Liver_9</text:p>
          </table:table-cell>
          <table:table-cell table:style-name="ce24" office:value-type="percentage" office:value="0.3745" calcext:value-type="percentage">
            <text:p>37,45%</text:p>
          </table:table-cell>
          <table:table-cell table:style-name="ce24" office:value-type="percentage" office:value="0.3705" calcext:value-type="percentage">
            <text:p>37,05%</text:p>
          </table:table-cell>
          <table:table-cell office:value-type="percentage" office:value="0.3739" calcext:value-type="percentage">
            <text:p>37,39%</text:p>
          </table:table-cell>
          <table:table-cell office:value-type="string" calcext:value-type="string">
            <text:p>MB_9</text:p>
          </table:table-cell>
          <table:table-cell table:style-name="ce27" office:value-type="float" office:value="0.3076" calcext:value-type="float">
            <text:p>0,3076</text:p>
          </table:table-cell>
          <table:table-cell table:style-name="ce29" office:value-type="float" office:value="0.3039" calcext:value-type="float">
            <text:p>0,3039</text:p>
          </table:table-cell>
          <table:table-cell table:style-name="ce30" office:value-type="float" office:value="0.313" calcext:value-type="float">
            <text:p>0,313</text:p>
          </table:table-cell>
          <table:table-cell office:value-type="string" calcext:value-type="string">
            <text:p>NT_9</text:p>
          </table:table-cell>
          <table:table-cell table:style-name="ce27" office:value-type="float" office:value="0.107" calcext:value-type="float">
            <text:p>0,107</text:p>
          </table:table-cell>
          <table:table-cell table:style-name="ce29" office:value-type="float" office:value="0.10922" calcext:value-type="float">
            <text:p>0,1092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37" calcext:value-type="percentage">
            <text:p>45,37%</text:p>
          </table:table-cell>
          <table:table-cell table:style-name="ce24" office:value-type="percentage" office:value="0.3732" calcext:value-type="percentage">
            <text:p>37,32%</text:p>
          </table:table-cell>
          <table:table-cell table:style-name="ce24"/>
          <table:table-cell office:value-type="string" calcext:value-type="string">
            <text:p>Liver_10</text:p>
          </table:table-cell>
          <table:table-cell table:style-name="ce24" office:value-type="percentage" office:value="0.2627" calcext:value-type="percentage">
            <text:p>26,27%</text:p>
          </table:table-cell>
          <table:table-cell table:style-name="ce24" office:value-type="percentage" office:value="0.2858" calcext:value-type="percentage">
            <text:p>28,58%</text:p>
          </table:table-cell>
          <table:table-cell office:value-type="percentage" office:value="0.3008" calcext:value-type="percentage">
            <text:p>30,08%</text:p>
          </table:table-cell>
          <table:table-cell office:value-type="string" calcext:value-type="string">
            <text:p>MB_10</text:p>
          </table:table-cell>
          <table:table-cell table:style-name="ce27" office:value-type="float" office:value="0.516" calcext:value-type="float">
            <text:p>0,516</text:p>
          </table:table-cell>
          <table:table-cell table:style-name="ce29" office:value-type="float" office:value="0.3617" calcext:value-type="float">
            <text:p>0,3617</text:p>
          </table:table-cell>
          <table:table-cell table:style-name="ce30" office:value-type="float" office:value="0.298" calcext:value-type="float">
            <text:p>0,298</text:p>
          </table:table-cell>
          <table:table-cell office:value-type="string" calcext:value-type="string">
            <text:p>NT_10</text:p>
          </table:table-cell>
          <table:table-cell table:style-name="ce27" office:value-type="float" office:value="0.093" calcext:value-type="float">
            <text:p>0,093</text:p>
          </table:table-cell>
          <table:table-cell table:style-name="ce29" office:value-type="float" office:value="0.0713" calcext:value-type="float">
            <text:p>0,0713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16:.B25])" office:value-type="percentage" office:value="0.45606" calcext:value-type="percentage">
            <text:p>45,61%</text:p>
          </table:table-cell>
          <table:table-cell table:style-name="ce25" table:formula="of:=AVERAGE([.C16:.C25])" office:value-type="percentage" office:value="0.39188" calcext:value-type="percentage">
            <text:p>39,19%</text:p>
          </table:table-cell>
          <table:table-cell table:style-name="ce25" table:formula="of:=AVERAGE([.D16:.D25])" office:value-type="percentage" office:value="0.39985" calcext:value-type="percentage">
            <text:p>39,99%</text:p>
          </table:table-cell>
          <table:table-cell table:style-name="ce23"/>
          <table:table-cell table:style-name="ce25" table:formula="of:=AVERAGE([.F16:.F25])" office:value-type="percentage" office:value="0.31665" calcext:value-type="percentage">
            <text:p>31,67%</text:p>
          </table:table-cell>
          <table:table-cell table:style-name="ce25" table:formula="of:=AVERAGE([.G16:.G25])" office:value-type="percentage" office:value="0.30481" calcext:value-type="percentage">
            <text:p>30,48%</text:p>
          </table:table-cell>
          <table:table-cell table:style-name="ce25" table:formula="of:=AVERAGE([.H16:.H25])" office:value-type="percentage" office:value="0.31107" calcext:value-type="percentage">
            <text:p>31,11%</text:p>
          </table:table-cell>
          <table:table-cell table:style-name="ce23"/>
          <table:table-cell table:style-name="ce28" table:formula="of:=AVERAGE([.J16:.J25])" office:value-type="float" office:value="38.12751" calcext:value-type="float">
            <text:p>38,12751</text:p>
          </table:table-cell>
          <table:table-cell table:style-name="ce28" table:formula="of:=AVERAGE([.K16:.K25])" office:value-type="float" office:value="0.46156" calcext:value-type="float">
            <text:p>0,46156</text:p>
          </table:table-cell>
          <table:table-cell table:style-name="ce28" table:formula="of:=AVERAGE([.L16:.L25])" office:value-type="float" office:value="0.4962" calcext:value-type="float">
            <text:p>0,4962</text:p>
          </table:table-cell>
          <table:table-cell table:style-name="ce23"/>
          <table:table-cell table:style-name="ce28" table:formula="of:=AVERAGE([.N16:.N25])" office:value-type="float" office:value="695.85767" calcext:value-type="float">
            <text:p>695,85767</text:p>
          </table:table-cell>
          <table:table-cell table:style-name="ce28" table:formula="of:=AVERAGE([.O16:.O25])" office:value-type="float" office:value="0.139334" calcext:value-type="float">
            <text:p>0,139334</text:p>
          </table:table-cell>
          <table:table-cell table:style-name="ce28" table:formula="of:=AVERAGE([.P16:.P25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524" calcext:value-type="percentage">
            <text:p>15,24%</text:p>
          </table:table-cell>
          <table:table-cell table:style-name="ce26" office:value-type="percentage" office:value="0.1319" calcext:value-type="percentage">
            <text:p>13,19%</text:p>
          </table:table-cell>
          <table:table-cell table:style-name="ce26" office:value-type="percentage" office:value="0.1363" calcext:value-type="percentage">
            <text:p>13,63%</text:p>
          </table:table-cell>
          <table:table-cell office:value-type="string" calcext:value-type="string">
            <text:p>Z_f_s_1</text:p>
          </table:table-cell>
          <table:table-cell table:style-name="ce24" office:value-type="percentage" office:value="0.1711" calcext:value-type="percentage">
            <text:p>17,11%</text:p>
          </table:table-cell>
          <table:table-cell table:style-name="ce26" office:value-type="percentage" office:value="0.1067" calcext:value-type="percentage">
            <text:p>10,67%</text:p>
          </table:table-cell>
          <table:table-cell office:value-type="percentage" office:value="0.1046" calcext:value-type="percentage">
            <text:p>10,46%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657" calcext:value-type="percentage">
            <text:p>16,57%</text:p>
          </table:table-cell>
          <table:table-cell table:style-name="ce26" office:value-type="percentage" office:value="0.1747" calcext:value-type="percentage">
            <text:p>17,47%</text:p>
          </table:table-cell>
          <table:table-cell table:style-name="ce24" office:value-type="percentage" office:value="0.1737" calcext:value-type="percentage">
            <text:p>17,37%</text:p>
          </table:table-cell>
          <table:table-cell office:value-type="string" calcext:value-type="string">
            <text:p>Z_f_s_2</text:p>
          </table:table-cell>
          <table:table-cell table:style-name="ce24" office:value-type="percentage" office:value="0.1589" calcext:value-type="percentage">
            <text:p>15,89%</text:p>
          </table:table-cell>
          <table:table-cell table:style-name="ce26" office:value-type="percentage" office:value="0.0736" calcext:value-type="percentage">
            <text:p>7,36%</text:p>
          </table:table-cell>
          <table:table-cell office:value-type="percentage" office:value="0.0865" calcext:value-type="percentage">
            <text:p>8,65%</text:p>
          </table:table-cell>
          <table:table-cell office:value-type="string" calcext:value-type="string">
            <text:p>Quake_1</text:p>
          </table:table-cell>
          <table:table-cell table:style-name="ce27" office:value-type="float" office:value="9.394" calcext:value-type="float">
            <text:p>9,394</text:p>
          </table:table-cell>
          <table:table-cell table:style-name="ce29"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table:style-name="ce27" office:value-type="float" office:value="4.1966" calcext:value-type="float">
            <text:p>4,1966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14" calcext:value-type="percentage">
            <text:p>5,14%</text:p>
          </table:table-cell>
          <table:table-cell table:style-name="ce26" office:value-type="percentage" office:value="0.0788" calcext:value-type="percentage">
            <text:p>7,88%</text:p>
          </table:table-cell>
          <table:table-cell table:style-name="ce24" office:value-type="percentage" office:value="0.0681" calcext:value-type="percentage">
            <text:p>6,81%</text:p>
          </table:table-cell>
          <table:table-cell office:value-type="string" calcext:value-type="string">
            <text:p>Z_f_s_3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6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table:style-name="ce27" office:value-type="float" office:value="63.98" calcext:value-type="float">
            <text:p>63,98</text:p>
          </table:table-cell>
          <table:table-cell table:style-name="ce29"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table:style-name="ce27" office:value-type="float" office:value="0.0802" calcext:value-type="float">
            <text:p>0,080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0857" calcext:value-type="percentage">
            <text:p>8,57%</text:p>
          </table:table-cell>
          <table:table-cell table:style-name="ce26" office:value-type="percentage" office:value="0.0826" calcext:value-type="percentage">
            <text:p>8,26%</text:p>
          </table:table-cell>
          <table:table-cell table:style-name="ce24" office:value-type="percentage" office:value="0.0887" calcext:value-type="percentage">
            <text:p>8,87%</text:p>
          </table:table-cell>
          <table:table-cell office:value-type="string" calcext:value-type="string">
            <text:p>Z_f_s_4</text:p>
          </table:table-cell>
          <table:table-cell table:style-name="ce24" office:value-type="percentage" office:value="0.07" calcext:value-type="percentage">
            <text:p>7,00%</text:p>
          </table:table-cell>
          <table:table-cell table:style-name="ce26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table:style-name="ce27" office:value-type="float" office:value="9.22" calcext:value-type="float">
            <text:p>9,22</text:p>
          </table:table-cell>
          <table:table-cell table:style-name="ce29" office:value-type="float" office:value="9.11" calcext:value-type="float">
            <text:p>9,11</text:p>
          </table:table-cell>
          <table:table-cell/>
          <table:table-cell office:value-type="string" calcext:value-type="string">
            <text:p>Wankara_3</text:p>
          </table:table-cell>
          <table:table-cell table:style-name="ce27" office:value-type="float" office:value="0.0239" calcext:value-type="float">
            <text:p>0,02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0895" calcext:value-type="percentage">
            <text:p>8,95%</text:p>
          </table:table-cell>
          <table:table-cell table:style-name="ce26" office:value-type="percentage" office:value="0.0246" calcext:value-type="percentage">
            <text:p>2,46%</text:p>
          </table:table-cell>
          <table:table-cell table:style-name="ce24" office:value-type="percentage" office:value="0.0297" calcext:value-type="percentage">
            <text:p>2,97%</text:p>
          </table:table-cell>
          <table:table-cell office:value-type="string" calcext:value-type="string">
            <text:p>Z_f_s_5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6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table:style-name="ce27" office:value-type="float" office:value="87.89" calcext:value-type="float">
            <text:p>87,89</text:p>
          </table:table-cell>
          <table:table-cell table:style-name="ce29" office:value-type="float" office:value="7.7684" calcext:value-type="float">
            <text:p>7,7684</text:p>
          </table:table-cell>
          <table:table-cell/>
          <table:table-cell office:value-type="string" calcext:value-type="string">
            <text:p>Wankara_4</text:p>
          </table:table-cell>
          <table:table-cell table:style-name="ce27" office:value-type="float" office:value="0.0345" calcext:value-type="float">
            <text:p>0,03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886" calcext:value-type="percentage">
            <text:p>8,86%</text:p>
          </table:table-cell>
          <table:table-cell table:style-name="ce26" office:value-type="percentage" office:value="0.1227" calcext:value-type="percentage">
            <text:p>12,27%</text:p>
          </table:table-cell>
          <table:table-cell table:style-name="ce24" office:value-type="percentage" office:value="0.1224" calcext:value-type="percentage">
            <text:p>12,24%</text:p>
          </table:table-cell>
          <table:table-cell office:value-type="string" calcext:value-type="string">
            <text:p>Z_f_s_6</text:p>
          </table:table-cell>
          <table:table-cell table:style-name="ce24" office:value-type="percentage" office:value="0.0611" calcext:value-type="percentage">
            <text:p>6,11%</text:p>
          </table:table-cell>
          <table:table-cell table:style-name="ce26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table:style-name="ce27" office:value-type="float" office:value="80.72" calcext:value-type="float">
            <text:p>80,72</text:p>
          </table:table-cell>
          <table:table-cell table:style-name="ce29" office:value-type="float" office:value="7.5645" calcext:value-type="float">
            <text:p>7,5645</text:p>
          </table:table-cell>
          <table:table-cell/>
          <table:table-cell office:value-type="string" calcext:value-type="string">
            <text:p>Wankara_5</text:p>
          </table:table-cell>
          <table:table-cell table:style-name="ce27" office:value-type="float" office:value="0.0397" calcext:value-type="float">
            <text:p>0,039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079" calcext:value-type="percentage">
            <text:p>7,90%</text:p>
          </table:table-cell>
          <table:table-cell table:style-name="ce26" office:value-type="percentage" office:value="0.0972" calcext:value-type="percentage">
            <text:p>9,72%</text:p>
          </table:table-cell>
          <table:table-cell table:style-name="ce24" office:value-type="percentage" office:value="0.0606" calcext:value-type="percentage">
            <text:p>6,06%</text:p>
          </table:table-cell>
          <table:table-cell office:value-type="string" calcext:value-type="string">
            <text:p>Z_f_s_7</text:p>
          </table:table-cell>
          <table:table-cell table:style-name="ce24" office:value-type="percentage" office:value="0.0722" calcext:value-type="percentage">
            <text:p>7,22%</text:p>
          </table:table-cell>
          <table:table-cell table:style-name="ce24"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table:style-name="ce27" office:value-type="float" office:value="10.821" calcext:value-type="float">
            <text:p>10,821</text:p>
          </table:table-cell>
          <table:table-cell table:style-name="ce29" office:value-type="float" office:value="8.181" calcext:value-type="float">
            <text:p>8,181</text:p>
          </table:table-cell>
          <table:table-cell/>
          <table:table-cell office:value-type="string" calcext:value-type="string">
            <text:p>Wankara_6</text:p>
          </table:table-cell>
          <table:table-cell table:style-name="ce27" office:value-type="float" office:value="0.045" calcext:value-type="float">
            <text:p>0,0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714" calcext:value-type="percentage">
            <text:p>7,14%</text:p>
          </table:table-cell>
          <table:table-cell table:style-name="ce26" office:value-type="percentage" office:value="0.11" calcext:value-type="percentage">
            <text:p>11,00%</text:p>
          </table:table-cell>
          <table:table-cell table:style-name="ce24" office:value-type="percentage" office:value="0.1163" calcext:value-type="percentage">
            <text:p>11,63%</text:p>
          </table:table-cell>
          <table:table-cell office:value-type="string" calcext:value-type="string">
            <text:p>Z_f_s_8</text:p>
          </table:table-cell>
          <table:table-cell table:style-name="ce24" office:value-type="percentage" office:value="0.1233" calcext:value-type="percentage">
            <text:p>12,33%</text:p>
          </table:table-cell>
          <table:table-cell table:style-name="ce24"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table:style-name="ce27" office:value-type="float" office:value="17.617" calcext:value-type="float">
            <text:p>17,617</text:p>
          </table:table-cell>
          <table:table-cell table:style-name="ce29" office:value-type="float" office:value="9.296" calcext:value-type="float">
            <text:p>9,296</text:p>
          </table:table-cell>
          <table:table-cell/>
          <table:table-cell office:value-type="string" calcext:value-type="string">
            <text:p>Wankara_7</text:p>
          </table:table-cell>
          <table:table-cell table:style-name="ce27" office:value-type="float" office:value="49.124" calcext:value-type="float">
            <text:p>49,124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" calcext:value-type="percentage">
            <text:p>14,00%</text:p>
          </table:table-cell>
          <table:table-cell table:style-name="ce26" office:value-type="percentage" office:value="0.0863" calcext:value-type="percentage">
            <text:p>8,63%</text:p>
          </table:table-cell>
          <table:table-cell table:style-name="ce24"/>
          <table:table-cell office:value-type="string" calcext:value-type="string">
            <text:p>Z_f_s_9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table:style-name="ce27" office:value-type="float" office:value="8.86" calcext:value-type="float">
            <text:p>8,86</text:p>
          </table:table-cell>
          <table:table-cell table:style-name="ce29" office:value-type="float" office:value="7.3686" calcext:value-type="float">
            <text:p>7,3686</text:p>
          </table:table-cell>
          <table:table-cell/>
          <table:table-cell office:value-type="string" calcext:value-type="string">
            <text:p>Wankara_8</text:p>
          </table:table-cell>
          <table:table-cell table:style-name="ce27" office:value-type="float" office:value="15.4865" calcext:value-type="float">
            <text:p>15,486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686" calcext:value-type="percentage">
            <text:p>6,86%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24"/>
          <table:table-cell office:value-type="string" calcext:value-type="string">
            <text:p>Z_f_s_10</text:p>
          </table:table-cell>
          <table:table-cell table:style-name="ce24" office:value-type="percentage" office:value="0.1056" calcext:value-type="percentage">
            <text:p>10,56%</text:p>
          </table:table-cell>
          <table:table-cell table:style-name="ce24"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table:style-name="ce27" office:value-type="float" office:value="6.676" calcext:value-type="float">
            <text:p>6,676</text:p>
          </table:table-cell>
          <table:table-cell table:style-name="ce29" office:value-type="float" office:value="6.5246" calcext:value-type="float">
            <text:p>6,5246</text:p>
          </table:table-cell>
          <table:table-cell/>
          <table:table-cell office:value-type="string" calcext:value-type="string">
            <text:p>Wankara_9</text:p>
          </table:table-cell>
          <table:table-cell table:style-name="ce27" office:value-type="float" office:value="0.917" calcext:value-type="float">
            <text:p>0,917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30:.B39])" office:value-type="percentage" office:value="0.09923" calcext:value-type="percentage">
            <text:p>9,92%</text:p>
          </table:table-cell>
          <table:table-cell table:style-name="ce25" table:formula="of:=AVERAGE([.C30:.C39])" office:value-type="percentage" office:value="0.09784" calcext:value-type="percentage">
            <text:p>9,78%</text:p>
          </table:table-cell>
          <table:table-cell table:style-name="ce25" table:formula="of:=AVERAGE([.D30:.D39])" office:value-type="percentage" office:value="0.099475" calcext:value-type="percentage">
            <text:p>9,95%</text:p>
          </table:table-cell>
          <table:table-cell table:style-name="ce23"/>
          <table:table-cell table:style-name="ce25" table:formula="of:=AVERAGE([.F30:.F39])" office:value-type="percentage" office:value="0.10622" calcext:value-type="percentage">
            <text:p>10,62%</text:p>
          </table:table-cell>
          <table:table-cell table:style-name="ce25" table:formula="of:=AVERAGE([.G30:.G39])" office:value-type="percentage" office:value="0.07651" calcext:value-type="percentage">
            <text:p>7,65%</text:p>
          </table:table-cell>
          <table:table-cell table:style-name="ce25" table:formula="of:=AVERAGE([.H30:.H39])" office:value-type="percentage" office:value="0.09555" calcext:value-type="percentage">
            <text:p>9,56%</text:p>
          </table:table-cell>
          <table:table-cell office:value-type="string" calcext:value-type="string">
            <text:p>Quake_10</text:p>
          </table:table-cell>
          <table:table-cell table:style-name="ce27" office:value-type="float" office:value="9.2125" calcext:value-type="float">
            <text:p>9,2125</text:p>
          </table:table-cell>
          <table:table-cell table:style-name="ce29" office:value-type="float" office:value="7.137" calcext:value-type="float">
            <text:p>7,137</text:p>
          </table:table-cell>
          <table:table-cell/>
          <table:table-cell office:value-type="string" calcext:value-type="string">
            <text:p>Wankara_10</text:p>
          </table:table-cell>
          <table:table-cell table:style-name="ce27" office:value-type="float" office:value="0.0287" calcext:value-type="float">
            <text:p>0,0287</text:p>
          </table:table-cell>
          <table:table-cell table:style-name="ce27"/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5"/>
          <table:table-cell table:style-name="ce23"/>
          <table:table-cell table:style-name="ce28" table:formula="of:=AVERAGE([.J31:.J40])" office:value-type="float" office:value="30.43905" calcext:value-type="float">
            <text:p>30,43905</text:p>
          </table:table-cell>
          <table:table-cell table:style-name="ce28" table:formula="of:=AVERAGE([.K31:.K40])" office:value-type="float" office:value="7.88001" calcext:value-type="float">
            <text:p>7,88001</text:p>
          </table:table-cell>
          <table:table-cell/>
          <table:table-cell table:style-name="ce23"/>
          <table:table-cell table:style-name="ce28" table:formula="of:=AVERAGE([.N31:.N40])" office:value-type="float" office:value="6.99761" calcext:value-type="float">
            <text:p>6,99761</text:p>
          </table:table-cell>
          <table:table-cell table:style-name="ce28" table:formula="of:=AVERAGE([.O31:.O40])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4" office:value-type="percentage" office:value="0.4744" calcext:value-type="percentage">
            <text:p>47,44%</text:p>
          </table:table-cell>
          <table:table-cell table:style-name="ce26" office:value-type="percentage" office:value="0.3657" calcext:value-type="percentage">
            <text:p>36,57%</text:p>
          </table:table-cell>
          <table:table-cell table:style-name="ce24" office:value-type="percentage" office:value="0.366" calcext:value-type="percentage">
            <text:p>36,60%</text:p>
          </table:table-cell>
          <table:table-cell office:value-type="string" calcext:value-type="string">
            <text:p>Heart1</text:p>
          </table:table-cell>
          <table:table-cell table:style-name="ce24" office:value-type="percentage" office:value="0.3383" calcext:value-type="percentage">
            <text:p>33,83%</text:p>
          </table:table-cell>
          <table:table-cell table:style-name="ce24" office:value-type="percentage" office:value="0.1813" calcext:value-type="percentage">
            <text:p>18,13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4" office:value-type="percentage" office:value="0.5205" calcext:value-type="percentage">
            <text:p>52,05%</text:p>
          </table:table-cell>
          <table:table-cell table:style-name="ce26" office:value-type="percentage" office:value="0.2191" calcext:value-type="percentage">
            <text:p>21,91%</text:p>
          </table:table-cell>
          <table:table-cell table:style-name="ce24" office:value-type="percentage" office:value="0.1623" calcext:value-type="percentage">
            <text:p>16,23%</text:p>
          </table:table-cell>
          <table:table-cell office:value-type="string" calcext:value-type="string">
            <text:p>Heart2</text:p>
          </table:table-cell>
          <table:table-cell table:style-name="ce24" office:value-type="percentage" office:value="0.2062" calcext:value-type="percentage">
            <text:p>20,62%</text:p>
          </table:table-cell>
          <table:table-cell table:style-name="ce24" office:value-type="percentage" office:value="0.1116" calcext:value-type="percentage">
            <text:p>11,16%</text:p>
          </table:table-cell>
          <table:table-cell/>
          <table:table-cell office:value-type="string" calcext:value-type="string">
            <text:p>Laser_1</text:p>
          </table:table-cell>
          <table:table-cell table:style-name="ce27" office:value-type="float" office:value="0.265" calcext:value-type="float">
            <text:p>0,265</text:p>
          </table:table-cell>
          <table:table-cell table:style-name="ce28" office:value-type="float" office:value="0.1233" calcext:value-type="float">
            <text:p>0,1233</text:p>
          </table:table-cell>
          <table:table-cell/>
          <table:table-cell office:value-type="string" calcext:value-type="string">
            <text:p>Housing_1</text:p>
          </table:table-cell>
          <table:table-cell table:style-name="ce27" office:value-type="float" office:value="2086.5" calcext:value-type="float">
            <text:p>2086,5</text:p>
          </table:table-cell>
          <table:table-cell table:style-name="ce27" office:value-type="float" office:value="1028.99" calcext:value-type="float">
            <text:p>1028,9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4" office:value-type="percentage" office:value="0.5128" calcext:value-type="percentage">
            <text:p>51,28%</text:p>
          </table:table-cell>
          <table:table-cell table:style-name="ce26" office:value-type="percentage" office:value="0.2347" calcext:value-type="percentage">
            <text:p>23,47%</text:p>
          </table:table-cell>
          <table:table-cell table:style-name="ce24"/>
          <table:table-cell office:value-type="string" calcext:value-type="string">
            <text:p>Heart3</text:p>
          </table:table-cell>
          <table:table-cell table:style-name="ce24" office:value-type="percentage" office:value="0.2185" calcext:value-type="percentage">
            <text:p>21,85%</text:p>
          </table:table-cell>
          <table:table-cell table:style-name="ce24"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Laser_2</text:p>
          </table:table-cell>
          <table:table-cell table:style-name="ce27" office:value-type="float" office:value="0.191" calcext:value-type="float">
            <text:p>0,191</text:p>
          </table:table-cell>
          <table:table-cell table:style-name="ce28" office:value-type="float" office:value="0.875" calcext:value-type="float">
            <text:p>0,875</text:p>
          </table:table-cell>
          <table:table-cell/>
          <table:table-cell office:value-type="string" calcext:value-type="string">
            <text:p>Housing_2</text:p>
          </table:table-cell>
          <table:table-cell table:style-name="ce27" office:value-type="float" office:value="1852.72" calcext:value-type="float">
            <text:p>1852,72</text:p>
          </table:table-cell>
          <table:table-cell table:style-name="ce27" office:value-type="float" office:value="802.64" calcext:value-type="float">
            <text:p>802,6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4" office:value-type="percentage" office:value="0.4974" calcext:value-type="percentage">
            <text:p>49,74%</text:p>
          </table:table-cell>
          <table:table-cell table:style-name="ce26" office:value-type="percentage" office:value="0.2967" calcext:value-type="percentage">
            <text:p>29,67%</text:p>
          </table:table-cell>
          <table:table-cell table:style-name="ce24"/>
          <table:table-cell office:value-type="string" calcext:value-type="string">
            <text:p>Heart4</text:p>
          </table:table-cell>
          <table:table-cell table:style-name="ce24" office:value-type="percentage" office:value="0.2111" calcext:value-type="percentage">
            <text:p>21,11%</text:p>
          </table:table-cell>
          <table:table-cell table:style-name="ce24" office:value-type="percentage" office:value="0.133" calcext:value-type="percentage">
            <text:p>13,30%</text:p>
          </table:table-cell>
          <table:table-cell/>
          <table:table-cell office:value-type="string" calcext:value-type="string">
            <text:p>Laser_3</text:p>
          </table:table-cell>
          <table:table-cell table:style-name="ce27" office:value-type="float" office:value="6.498" calcext:value-type="float">
            <text:p>6,498</text:p>
          </table:table-cell>
          <table:table-cell table:style-name="ce28" office:value-type="float" office:value="0.7377" calcext:value-type="float">
            <text:p>0,7377</text:p>
          </table:table-cell>
          <table:table-cell/>
          <table:table-cell office:value-type="string" calcext:value-type="string">
            <text:p>Housing_3</text:p>
          </table:table-cell>
          <table:table-cell table:style-name="ce27" office:value-type="float" office:value="1774.25" calcext:value-type="float">
            <text:p>1774,25</text:p>
          </table:table-cell>
          <table:table-cell table:style-name="ce27" office:value-type="float" office:value="672.6" calcext:value-type="float">
            <text:p>672,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4" office:value-type="percentage" office:value="0.5667" calcext:value-type="percentage">
            <text:p>56,67%</text:p>
          </table:table-cell>
          <table:table-cell table:style-name="ce26" office:value-type="percentage" office:value="0.3431" calcext:value-type="percentage">
            <text:p>34,31%</text:p>
          </table:table-cell>
          <table:table-cell table:style-name="ce24"/>
          <table:table-cell office:value-type="string" calcext:value-type="string">
            <text:p>Heart5</text:p>
          </table:table-cell>
          <table:table-cell table:style-name="ce24" office:value-type="percentage" office:value="0.2086" calcext:value-type="percentage">
            <text:p>20,86%</text:p>
          </table:table-cell>
          <table:table-cell table:style-name="ce24" office:value-type="percentage" office:value="0.166" calcext:value-type="percentage">
            <text:p>16,60%</text:p>
          </table:table-cell>
          <table:table-cell/>
          <table:table-cell office:value-type="string" calcext:value-type="string">
            <text:p>Laser_4</text:p>
          </table:table-cell>
          <table:table-cell table:style-name="ce27" office:value-type="float" office:value="0.9938" calcext:value-type="float">
            <text:p>0,9938</text:p>
          </table:table-cell>
          <table:table-cell table:style-name="ce28" office:value-type="float" office:value="0.9431" calcext:value-type="float">
            <text:p>0,9431</text:p>
          </table:table-cell>
          <table:table-cell/>
          <table:table-cell office:value-type="string" calcext:value-type="string">
            <text:p>Housing_4</text:p>
          </table:table-cell>
          <table:table-cell table:style-name="ce27" office:value-type="float" office:value="2749.17" calcext:value-type="float">
            <text:p>2749,17</text:p>
          </table:table-cell>
          <table:table-cell table:style-name="ce27" office:value-type="float" office:value="1695.54" calcext:value-type="float">
            <text:p>1695,5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4" office:value-type="percentage" office:value="0.5538" calcext:value-type="percentage">
            <text:p>55,38%</text:p>
          </table:table-cell>
          <table:table-cell table:style-name="ce26" office:value-type="percentage" office:value="0.2856" calcext:value-type="percentage">
            <text:p>28,56%</text:p>
          </table:table-cell>
          <table:table-cell table:style-name="ce24"/>
          <table:table-cell office:value-type="string" calcext:value-type="string">
            <text:p>Heart6</text:p>
          </table:table-cell>
          <table:table-cell table:style-name="ce24" office:value-type="percentage" office:value="0.2654" calcext:value-type="percentage">
            <text:p>26,54%</text:p>
          </table:table-cell>
          <table:table-cell table:style-name="ce24" office:value-type="percentage" office:value="0.1925" calcext:value-type="percentage">
            <text:p>19,25%</text:p>
          </table:table-cell>
          <table:table-cell/>
          <table:table-cell office:value-type="string" calcext:value-type="string">
            <text:p>Laser_5</text:p>
          </table:table-cell>
          <table:table-cell table:style-name="ce27" office:value-type="float" office:value="6.92" calcext:value-type="float">
            <text:p>6,92</text:p>
          </table:table-cell>
          <table:table-cell table:style-name="ce28" office:value-type="float" office:value="0.8819" calcext:value-type="float">
            <text:p>0,8819</text:p>
          </table:table-cell>
          <table:table-cell/>
          <table:table-cell office:value-type="string" calcext:value-type="string">
            <text:p>Housing_5</text:p>
          </table:table-cell>
          <table:table-cell table:style-name="ce27" office:value-type="float" office:value="2189.43" calcext:value-type="float">
            <text:p>2189,43</text:p>
          </table:table-cell>
          <table:table-cell table:style-name="ce27" office:value-type="float" office:value="1206.58" calcext:value-type="float">
            <text:p>1206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4" office:value-type="percentage" office:value="0.3205" calcext:value-type="percentage">
            <text:p>32,05%</text:p>
          </table:table-cell>
          <table:table-cell table:style-name="ce26" office:value-type="percentage" office:value="0.1574" calcext:value-type="percentage">
            <text:p>15,74%</text:p>
          </table:table-cell>
          <table:table-cell table:style-name="ce24"/>
          <table:table-cell office:value-type="string" calcext:value-type="string">
            <text:p>Heart7</text:p>
          </table:table-cell>
          <table:table-cell table:style-name="ce24" office:value-type="percentage" office:value="0.3704" calcext:value-type="percentage">
            <text:p>37,04%</text:p>
          </table:table-cell>
          <table:table-cell table:style-name="ce24" office:value-type="percentage" office:value="0.2172" calcext:value-type="percentage">
            <text:p>21,72%</text:p>
          </table:table-cell>
          <table:table-cell/>
          <table:table-cell office:value-type="string" calcext:value-type="string">
            <text:p>Laser_6</text:p>
          </table:table-cell>
          <table:table-cell table:style-name="ce27" office:value-type="float" office:value="1.766" calcext:value-type="float">
            <text:p>1,766</text:p>
          </table:table-cell>
          <table:table-cell table:style-name="ce28" office:value-type="float" office:value="0.28211" calcext:value-type="float">
            <text:p>0,28211</text:p>
          </table:table-cell>
          <table:table-cell/>
          <table:table-cell office:value-type="string" calcext:value-type="string">
            <text:p>Housing_6</text:p>
          </table:table-cell>
          <table:table-cell table:style-name="ce27" office:value-type="float" office:value="2356.16" calcext:value-type="float">
            <text:p>2356,16</text:p>
          </table:table-cell>
          <table:table-cell table:style-name="ce27" office:value-type="float" office:value="815.01" calcext:value-type="float">
            <text:p>815,0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4" office:value-type="percentage" office:value="0.5462" calcext:value-type="percentage">
            <text:p>54,62%</text:p>
          </table:table-cell>
          <table:table-cell table:style-name="ce26" office:value-type="percentage" office:value="0.1616" calcext:value-type="percentage">
            <text:p>16,16%</text:p>
          </table:table-cell>
          <table:table-cell table:style-name="ce24"/>
          <table:table-cell office:value-type="string" calcext:value-type="string">
            <text:p>Heart8</text:p>
          </table:table-cell>
          <table:table-cell table:style-name="ce24" office:value-type="percentage" office:value="0.2975" calcext:value-type="percentage">
            <text:p>29,75%</text:p>
          </table:table-cell>
          <table:table-cell table:style-name="ce24"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Laser_7</text:p>
          </table:table-cell>
          <table:table-cell table:number-columns-repeated="2" table:style-name="ce27" office:value-type="float" office:value="0.3374" calcext:value-type="float">
            <text:p>0,3374</text:p>
          </table:table-cell>
          <table:table-cell/>
          <table:table-cell office:value-type="string" calcext:value-type="string">
            <text:p>Housing_7</text:p>
          </table:table-cell>
          <table:table-cell table:style-name="ce27" office:value-type="float" office:value="2146.13" calcext:value-type="float">
            <text:p>2146,13</text:p>
          </table:table-cell>
          <table:table-cell table:style-name="ce27" office:value-type="float" office:value="915.04" calcext:value-type="float">
            <text:p>915,0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4" office:value-type="percentage" office:value="0.518" calcext:value-type="percentage">
            <text:p>51,80%</text:p>
          </table:table-cell>
          <table:table-cell table:style-name="ce24" office:value-type="percentage" office:value="0.2139" calcext:value-type="percentage">
            <text:p>21,39%</text:p>
          </table:table-cell>
          <table:table-cell table:style-name="ce24"/>
          <table:table-cell office:value-type="string" calcext:value-type="string">
            <text:p>Heart9</text:p>
          </table:table-cell>
          <table:table-cell table:style-name="ce24" office:value-type="percentage" office:value="0.3198" calcext:value-type="percentage">
            <text:p>31,98%</text:p>
          </table:table-cell>
          <table:table-cell table:style-name="ce24" office:value-type="percentage" office:value="0.2066" calcext:value-type="percentage">
            <text:p>20,66%</text:p>
          </table:table-cell>
          <table:table-cell/>
          <table:table-cell office:value-type="string" calcext:value-type="string">
            <text:p>Laser_8</text:p>
          </table:table-cell>
          <table:table-cell table:number-columns-repeated="2" table:style-name="ce27" office:value-type="float" office:value="0.3941" calcext:value-type="float">
            <text:p>0,3941</text:p>
          </table:table-cell>
          <table:table-cell/>
          <table:table-cell office:value-type="string" calcext:value-type="string">
            <text:p>Housing_8</text:p>
          </table:table-cell>
          <table:table-cell table:style-name="ce27" office:value-type="float" office:value="1828.36" calcext:value-type="float">
            <text:p>1828,36</text:p>
          </table:table-cell>
          <table:table-cell table:style-name="ce27" office:value-type="float" office:value="1117.49" calcext:value-type="float">
            <text:p>1117,4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4" office:value-type="percentage" office:value="0.6154" calcext:value-type="percentage">
            <text:p>61,54%</text:p>
          </table:table-cell>
          <table:table-cell table:style-name="ce24" office:value-type="percentage" office:value="0.3081" calcext:value-type="percentage">
            <text:p>30,81%</text:p>
          </table:table-cell>
          <table:table-cell table:style-name="ce24"/>
          <table:table-cell office:value-type="string" calcext:value-type="string">
            <text:p>Heart10</text:p>
          </table:table-cell>
          <table:table-cell table:style-name="ce24" office:value-type="percentage" office:value="0.2321" calcext:value-type="percentage">
            <text:p>23,21%</text:p>
          </table:table-cell>
          <table:table-cell table:style-name="ce24" office:value-type="percentage" office:value="0.1682" calcext:value-type="percentage">
            <text:p>16,82%</text:p>
          </table:table-cell>
          <table:table-cell/>
          <table:table-cell office:value-type="string" calcext:value-type="string">
            <text:p>Laser_9</text:p>
          </table:table-cell>
          <table:table-cell table:number-columns-repeated="2" table:style-name="ce27" office:value-type="float" office:value="0.098" calcext:value-type="float">
            <text:p>0,098</text:p>
          </table:table-cell>
          <table:table-cell/>
          <table:table-cell office:value-type="string" calcext:value-type="string">
            <text:p>Housing_9</text:p>
          </table:table-cell>
          <table:table-cell table:style-name="ce27" office:value-type="float" office:value="2328.79" calcext:value-type="float">
            <text:p>2328,79</text:p>
          </table:table-cell>
          <table:table-cell table:style-name="ce27" office:value-type="float" office:value="872.84" calcext:value-type="float">
            <text:p>872,84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45:.B54])" office:value-type="percentage" office:value="0.51257" calcext:value-type="percentage">
            <text:p>51,26%</text:p>
          </table:table-cell>
          <table:table-cell table:style-name="ce25" table:formula="of:=AVERAGE([.C45:.C54])" office:value-type="percentage" office:value="0.25859" calcext:value-type="percentage">
            <text:p>25,86%</text:p>
          </table:table-cell>
          <table:table-cell table:style-name="ce25" table:formula="of:=AVERAGE([.D45:.D54])" office:value-type="percentage" office:value="0.26415" calcext:value-type="percentage">
            <text:p>26,42%</text:p>
          </table:table-cell>
          <table:table-cell table:style-name="ce23"/>
          <table:table-cell table:style-name="ce25" table:formula="of:=AVERAGE([.F45:.F54])" office:value-type="percentage" office:value="0.26679" calcext:value-type="percentage">
            <text:p>26,68%</text:p>
          </table:table-cell>
          <table:table-cell table:style-name="ce25" table:formula="of:=AVERAGE([.G45:.G54])" office:value-type="percentage" office:value="0.17355" calcext:value-type="percentage">
            <text:p>17,36%</text:p>
          </table:table-cell>
          <table:table-cell table:style-name="ce25" table:formula="of:=AVERAGE([.H45:.H54])" office:value-type="string" office:string-value="" calcext:value-type="error">
            <text:p>#DIV/0!</text:p>
          </table:table-cell>
          <table:table-cell office:value-type="string" calcext:value-type="string">
            <text:p>Laser_10</text:p>
          </table:table-cell>
          <table:table-cell table:number-columns-repeated="2" table:style-name="ce27" office:value-type="float" office:value="0.6149" calcext:value-type="float">
            <text:p>0,6149</text:p>
          </table:table-cell>
          <table:table-cell/>
          <table:table-cell office:value-type="string" calcext:value-type="string">
            <text:p>Housing_10</text:p>
          </table:table-cell>
          <table:table-cell table:style-name="ce27" office:value-type="float" office:value="1407.32" calcext:value-type="float">
            <text:p>1407,32</text:p>
          </table:table-cell>
          <table:table-cell table:style-name="ce27" office:value-type="float" office:value="662.57" calcext:value-type="float">
            <text:p>662,57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3"/>
          <table:table-cell table:number-columns-repeated="4"/>
          <table:table-cell table:style-name="ce23"/>
          <table:table-cell table:style-name="ce28" table:formula="of:=AVERAGE([.J46:.J55])" office:value-type="float" office:value="1.80782" calcext:value-type="float">
            <text:p>1,80782</text:p>
          </table:table-cell>
          <table:table-cell table:style-name="ce28" table:formula="of:=AVERAGE([.K46:.K55])" office:value-type="float" office:value="0.528751" calcext:value-type="float">
            <text:p>0,528751</text:p>
          </table:table-cell>
          <table:table-cell/>
          <table:table-cell table:style-name="ce23"/>
          <table:table-cell table:style-name="ce28" table:formula="of:=AVERAGE([.N46:.N55])" office:value-type="float" office:value="2071.883" calcext:value-type="float">
            <text:p>2071,883</text:p>
          </table:table-cell>
          <table:table-cell table:style-name="ce28" table:formula="of:=AVERAGE([.O46:.O55])" office:value-type="float" office:value="978.93" calcext:value-type="float">
            <text:p>978,93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4" office:value-type="percentage" office:value="0.0608" calcext:value-type="percentage">
            <text:p>6,08%</text:p>
          </table:table-cell>
          <table:table-cell table:style-name="ce24" office:value-type="percentage" office:value="0.0315" calcext:value-type="percentage">
            <text:p>3,15%</text:p>
          </table:table-cell>
          <table:table-cell table:style-name="ce24"/>
          <table:table-cell office:value-type="string" calcext:value-type="string">
            <text:p>zonf_s_1</text:p>
          </table:table-cell>
          <table:table-cell table:style-name="ce24" office:value-type="percentage" office:value="0.0233" calcext:value-type="percentage">
            <text:p>2,33%</text:p>
          </table:table-cell>
          <table:table-cell table:style-name="ce24" office:value-type="percentage" office:value="0.0241" calcext:value-type="percentage">
            <text:p>2,41%</text:p>
          </table:table-cell>
          <table:table-cell office:value-type="percentage" office:value="0.0281" calcext:value-type="percentage">
            <text:p>2,81%</text:p>
          </table:table-cell>
          <table:table-cell office:value-type="string" calcext:value-type="string">
            <text:p>Airfoil_1</text:p>
          </table:table-cell>
          <table:table-cell table:style-name="ce27" office:value-type="float" office:value="0.242" calcext:value-type="float">
            <text:p>0,242</text:p>
          </table:table-cell>
          <table:table-cell table:style-name="ce27" office:value-type="float" office:value="0.3756" calcext:value-type="float">
            <text:p>0,3756</text:p>
          </table:table-cell>
          <table:table-cell/>
          <table:table-cell office:value-type="string" calcext:value-type="string">
            <text:p>Spiral2_1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4" office:value-type="percentage" office:value="0.1054" calcext:value-type="percentage">
            <text:p>10,54%</text:p>
          </table:table-cell>
          <table:table-cell table:style-name="ce24" office:value-type="percentage" office:value="0.046" calcext:value-type="percentage">
            <text:p>4,60%</text:p>
          </table:table-cell>
          <table:table-cell table:style-name="ce24"/>
          <table:table-cell office:value-type="string" calcext:value-type="string">
            <text:p>zonf_s_2</text:p>
          </table:table-cell>
          <table:table-cell table:style-name="ce24" office:value-type="percentage" office:value="0.034" calcext:value-type="percentage">
            <text:p>3,40%</text:p>
          </table:table-cell>
          <table:table-cell table:style-name="ce24" office:value-type="percentage" office:value="0.0449" calcext:value-type="percentage">
            <text:p>4,49%</text:p>
          </table:table-cell>
          <table:table-cell office:value-type="percentage" office:value="0.0422" calcext:value-type="percentage">
            <text:p>4,22%</text:p>
          </table:table-cell>
          <table:table-cell office:value-type="string" calcext:value-type="string">
            <text:p>Airfoil_2</text:p>
          </table:table-cell>
          <table:table-cell table:style-name="ce27" office:value-type="float" office:value="0.2369" calcext:value-type="float">
            <text:p>0,2369</text:p>
          </table:table-cell>
          <table:table-cell table:style-name="ce27" office:value-type="float" office:value="0.3575" calcext:value-type="float">
            <text:p>0,3575</text:p>
          </table:table-cell>
          <table:table-cell/>
          <table:table-cell office:value-type="string" calcext:value-type="string">
            <text:p>Spiral2_2</text:p>
          </table:table-cell>
          <table:table-cell table:style-name="ce24" office:value-type="percentage" office:value="0.5133" calcext:value-type="percentage">
            <text:p>51,3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506" calcext:value-type="percentage">
            <text:p>5,06%</text:p>
          </table:table-cell>
          <table:table-cell table:style-name="ce24"/>
          <table:table-cell office:value-type="string" calcext:value-type="string">
            <text:p>zonf_s_3</text:p>
          </table:table-cell>
          <table:table-cell table:style-name="ce24" office:value-type="percentage" office:value="0.0393" calcext:value-type="percentage">
            <text:p>3,93%</text:p>
          </table:table-cell>
          <table:table-cell table:style-name="ce24" office:value-type="percentage" office:value="0.0358" calcext:value-type="percentage">
            <text:p>3,58%</text:p>
          </table:table-cell>
          <table:table-cell office:value-type="percentage" office:value="0.036" calcext:value-type="percentage">
            <text:p>3,60%</text:p>
          </table:table-cell>
          <table:table-cell office:value-type="string" calcext:value-type="string">
            <text:p>Airfoil_3</text:p>
          </table:table-cell>
          <table:table-cell table:style-name="ce27" office:value-type="float" office:value="0.2629" calcext:value-type="float">
            <text:p>0,2629</text:p>
          </table:table-cell>
          <table:table-cell table:style-name="ce27" office:value-type="float" office:value="0.4029" calcext:value-type="float">
            <text:p>0,4029</text:p>
          </table:table-cell>
          <table:table-cell/>
          <table:table-cell office:value-type="string" calcext:value-type="string">
            <text:p>Spiral2_3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4" office:value-type="percentage" office:value="0.093" calcext:value-type="percentage">
            <text:p>9,30%</text:p>
          </table:table-cell>
          <table:table-cell table:style-name="ce24" office:value-type="percentage" office:value="0.0287" calcext:value-type="percentage">
            <text:p>2,87%</text:p>
          </table:table-cell>
          <table:table-cell table:style-name="ce24"/>
          <table:table-cell office:value-type="string" calcext:value-type="string">
            <text:p>zonf_s_4</text:p>
          </table:table-cell>
          <table:table-cell table:style-name="ce24" office:value-type="percentage" office:value="0.044" calcext:value-type="percentage">
            <text:p>4,40%</text:p>
          </table:table-cell>
          <table:table-cell table:style-name="ce24" office:value-type="percentage" office:value="0.0432" calcext:value-type="percentage">
            <text:p>4,32%</text:p>
          </table:table-cell>
          <table:table-cell office:value-type="percentage" office:value="0.0415" calcext:value-type="percentage">
            <text:p>4,15%</text:p>
          </table:table-cell>
          <table:table-cell office:value-type="string" calcext:value-type="string">
            <text:p>Airfoil_4</text:p>
          </table:table-cell>
          <table:table-cell table:style-name="ce27" office:value-type="float" office:value="6.074" calcext:value-type="float">
            <text:p>6,074</text:p>
          </table:table-cell>
          <table:table-cell table:style-name="ce27"/>
          <table:table-cell/>
          <table:table-cell office:value-type="string" calcext:value-type="string">
            <text:p>Spiral2_4</text:p>
          </table:table-cell>
          <table:table-cell table:style-name="ce24" office:value-type="percentage" office:value="0.457" calcext:value-type="percentage">
            <text:p>45,7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 office:value-type="percentage" office:value="0.0254" calcext:value-type="percentage">
            <text:p>2,54%</text:p>
          </table:table-cell>
          <table:table-cell table:style-name="ce24"/>
          <table:table-cell office:value-type="string" calcext:value-type="string">
            <text:p>zonf_s_5</text:p>
          </table:table-cell>
          <table:table-cell table:style-name="ce24" office:value-type="percentage" office:value="0.0193" calcext:value-type="percentage">
            <text:p>1,93%</text:p>
          </table:table-cell>
          <table:table-cell table:style-name="ce24" office:value-type="percentage" office:value="0.0156" calcext:value-type="percentage">
            <text:p>1,56%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Airfoil_5</text:p>
          </table:table-cell>
          <table:table-cell table:style-name="ce27" office:value-type="float" office:value="0.4" calcext:value-type="float">
            <text:p>0,4</text:p>
          </table:table-cell>
          <table:table-cell table:style-name="ce27"/>
          <table:table-cell/>
          <table:table-cell office:value-type="string" calcext:value-type="string">
            <text:p>Spiral2_5</text:p>
          </table:table-cell>
          <table:table-cell table:style-name="ce24" office:value-type="percentage" office:value="0.499" calcext:value-type="percentage">
            <text:p>49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4" office:value-type="percentage" office:value="0.0457" calcext:value-type="percentage">
            <text:p>4,57%</text:p>
          </table:table-cell>
          <table:table-cell table:style-name="ce24" office:value-type="percentage" office:value="0.0291" calcext:value-type="percentage">
            <text:p>2,91%</text:p>
          </table:table-cell>
          <table:table-cell table:style-name="ce24"/>
          <table:table-cell office:value-type="string" calcext:value-type="string">
            <text:p>zonf_s_6</text:p>
          </table:table-cell>
          <table:table-cell table:style-name="ce24" office:value-type="percentage" office:value="0.0113" calcext:value-type="percentage">
            <text:p>1,13%</text:p>
          </table:table-cell>
          <table:table-cell table:style-name="ce24" office:value-type="percentage" office:value="0.0169" calcext:value-type="percentage">
            <text:p>1,69%</text:p>
          </table:table-cell>
          <table:table-cell office:value-type="percentage" office:value="0.0125" calcext:value-type="percentage">
            <text:p>1,25%</text:p>
          </table:table-cell>
          <table:table-cell office:value-type="string" calcext:value-type="string">
            <text:p>Airfoil_6</text:p>
          </table:table-cell>
          <table:table-cell table:style-name="ce27" office:value-type="float" office:value="0.1843" calcext:value-type="float">
            <text:p>0,1843</text:p>
          </table:table-cell>
          <table:table-cell table:style-name="ce27"/>
          <table:table-cell/>
          <table:table-cell office:value-type="string" calcext:value-type="string">
            <text:p>Spiral2_6</text:p>
          </table:table-cell>
          <table:table-cell table:style-name="ce24" office:value-type="percentage" office:value="0.488" calcext:value-type="percentage">
            <text:p>48,8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4" office:value-type="percentage" office:value="0.1317" calcext:value-type="percentage">
            <text:p>13,17%</text:p>
          </table:table-cell>
          <table:table-cell table:style-name="ce24" office:value-type="percentage" office:value="0.0736" calcext:value-type="percentage">
            <text:p>7,36%</text:p>
          </table:table-cell>
          <table:table-cell table:style-name="ce24"/>
          <table:table-cell office:value-type="string" calcext:value-type="string">
            <text:p>zonf_s_7</text:p>
          </table:table-cell>
          <table:table-cell table:number-columns-repeated="2" table:style-name="ce24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style-name="ce27" office:value-type="float" office:value="0.2355" calcext:value-type="float">
            <text:p>0,2355</text:p>
          </table:table-cell>
          <table:table-cell table:style-name="ce27"/>
          <table:table-cell/>
          <table:table-cell office:value-type="string" calcext:value-type="string">
            <text:p>Spiral2_7</text:p>
          </table:table-cell>
          <table:table-cell table:style-name="ce24" office:value-type="percentage" office:value="0.4887" calcext:value-type="percentage">
            <text:p>48,8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4" office:value-type="percentage" office:value="0.0758" calcext:value-type="percentage">
            <text:p>7,58%</text:p>
          </table:table-cell>
          <table:table-cell table:style-name="ce24" office:value-type="percentage" office:value="0.0366" calcext:value-type="percentage">
            <text:p>3,66%</text:p>
          </table:table-cell>
          <table:table-cell table:style-name="ce24"/>
          <table:table-cell office:value-type="string" calcext:value-type="string">
            <text:p>zonf_s_8</text:p>
          </table:table-cell>
          <table:table-cell table:style-name="ce24" office:value-type="percentage" office:value="0.02" calcext:value-type="percentage">
            <text:p>2,00%</text:p>
          </table:table-cell>
          <table:table-cell table:style-name="ce24"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string" calcext:value-type="string">
            <text:p>Airfoil_8</text:p>
          </table:table-cell>
          <table:table-cell table:style-name="ce27" office:value-type="float" office:value="0.5864" calcext:value-type="float">
            <text:p>0,5864</text:p>
          </table:table-cell>
          <table:table-cell table:style-name="ce27"/>
          <table:table-cell/>
          <table:table-cell office:value-type="string" calcext:value-type="string">
            <text:p>Spiral2_8</text:p>
          </table:table-cell>
          <table:table-cell table:style-name="ce24" office:value-type="percentage" office:value="0.4977" calcext:value-type="percentage">
            <text:p>49,7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4" office:value-type="percentage" office:value="0.1016" calcext:value-type="percentage">
            <text:p>10,16%</text:p>
          </table:table-cell>
          <table:table-cell table:style-name="ce24" office:value-type="percentage" office:value="0.0354" calcext:value-type="percentage">
            <text:p>3,54%</text:p>
          </table:table-cell>
          <table:table-cell table:style-name="ce24"/>
          <table:table-cell office:value-type="string" calcext:value-type="string">
            <text:p>zonf_s_9</text:p>
          </table:table-cell>
          <table:table-cell table:style-name="ce24" office:value-type="percentage" office:value="0.0407" calcext:value-type="percentage">
            <text:p>4,07%</text:p>
          </table:table-cell>
          <table:table-cell table:style-name="ce24" office:value-type="percentage" office:value="0.0309" calcext:value-type="percentage">
            <text:p>3,09%</text:p>
          </table:table-cell>
          <table:table-cell office:value-type="percentage" office:value="0.0309" calcext:value-type="percentage">
            <text:p>3,09%</text:p>
          </table:table-cell>
          <table:table-cell office:value-type="string" calcext:value-type="string">
            <text:p>Airfoil_9</text:p>
          </table:table-cell>
          <table:table-cell table:style-name="ce27" office:value-type="float" office:value="0.2233" calcext:value-type="float">
            <text:p>0,2233</text:p>
          </table:table-cell>
          <table:table-cell table:style-name="ce27"/>
          <table:table-cell/>
          <table:table-cell office:value-type="string" calcext:value-type="string">
            <text:p>Spiral2_9</text:p>
          </table:table-cell>
          <table:table-cell table:style-name="ce24" office:value-type="percentage" office:value="0.519" calcext:value-type="percentage">
            <text:p>51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4" office:value-type="percentage" office:value="0.0935" calcext:value-type="percentage">
            <text:p>9,35%</text:p>
          </table:table-cell>
          <table:table-cell table:style-name="ce24" office:value-type="percentage" office:value="0.0322" calcext:value-type="percentage">
            <text:p>3,22%</text:p>
          </table:table-cell>
          <table:table-cell table:style-name="ce24"/>
          <table:table-cell office:value-type="string" calcext:value-type="string">
            <text:p>zonf_s_10</text:p>
          </table:table-cell>
          <table:table-cell table:style-name="ce24" office:value-type="percentage" office:value="0.0293" calcext:value-type="percentage">
            <text:p>2,93%</text:p>
          </table:table-cell>
          <table:table-cell table:style-name="ce24" office:value-type="percentage" office:value="0.033" calcext:value-type="percentage">
            <text:p>3,30%</text:p>
          </table:table-cell>
          <table:table-cell office:value-type="percentage" office:value="0.0338" calcext:value-type="percentage">
            <text:p>3,38%</text:p>
          </table:table-cell>
          <table:table-cell office:value-type="string" calcext:value-type="string">
            <text:p>Airfoil_10</text:p>
          </table:table-cell>
          <table:table-cell table:style-name="ce27" office:value-type="float" office:value="0.1751" calcext:value-type="float">
            <text:p>0,1751</text:p>
          </table:table-cell>
          <table:table-cell table:style-name="ce27"/>
          <table:table-cell/>
          <table:table-cell office:value-type="string" calcext:value-type="string">
            <text:p>Spiral2_10</text:p>
          </table:table-cell>
          <table:table-cell table:style-name="ce24" office:value-type="percentage" office:value="0.5257" calcext:value-type="percentage">
            <text:p>52,57%</text:p>
          </table:table-cell>
          <table:table-cell table:style-name="ce24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59:.B68])" office:value-type="percentage" office:value="0.0892" calcext:value-type="percentage">
            <text:p>8,92%</text:p>
          </table:table-cell>
          <table:table-cell table:style-name="ce25" table:formula="of:=AVERAGE([.C59:.C68])" office:value-type="percentage" office:value="0.03891" calcext:value-type="percentage">
            <text:p>3,89%</text:p>
          </table:table-cell>
          <table:table-cell table:style-name="ce25" table:formula="of:=AVERAGE([.D59:.D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59:.F68])" office:value-type="percentage" office:value="0.02612" calcext:value-type="percentage">
            <text:p>2,61%</text:p>
          </table:table-cell>
          <table:table-cell table:style-name="ce25" table:formula="of:=AVERAGE([.G59:.G68])" office:value-type="percentage" office:value="0.02754" calcext:value-type="percentage">
            <text:p>2,75%</text:p>
          </table:table-cell>
          <table:table-cell table:style-name="ce25" table:formula="of:=AVERAGE([.H59:.H68])" office:value-type="percentage" office:value="0.02709" calcext:value-type="percentage">
            <text:p>2,71%</text:p>
          </table:table-cell>
          <table:table-cell table:style-name="ce23"/>
          <table:table-cell table:style-name="ce28" table:formula="of:=AVERAGE([.J59:.J68])" office:value-type="float" office:value="0.86204" calcext:value-type="float">
            <text:p>0,86204</text:p>
          </table:table-cell>
          <table:table-cell table:style-name="ce28" table:formula="of:=AVERAGE([.K59:.K68])" office:value-type="float" office:value="0.378666666666667" calcext:value-type="float">
            <text:p>0,378666666666667</text:p>
          </table:table-cell>
          <table:table-cell/>
          <table:table-cell table:style-name="ce23"/>
          <table:table-cell table:style-name="ce25" table:formula="of:=AVERAGE([.N59:.N68])" office:value-type="percentage" office:value="0.5003" calcext:value-type="percentage">
            <text:p>50,03%</text:p>
          </table:table-cell>
          <table:table-cell table:style-name="ce25" table:formula="of:=AVERAGE([.O59:.O68])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56" calcext:value-type="percentage">
            <text:p>34,56%</text:p>
          </table:table-cell>
          <table:table-cell table:style-name="ce24" office:value-type="percentage" office:value="0.2498" calcext:value-type="percentage">
            <text:p>24,98%</text:p>
          </table:table-cell>
          <table:table-cell table:style-name="ce24"/>
          <table:table-cell office:value-type="string" calcext:value-type="string">
            <text:p>Popfailures_1</text:p>
          </table:table-cell>
          <table:table-cell table:style-name="ce24" office:value-type="percentage" office:value="0.0654" calcext:value-type="percentage">
            <text:p>6,54%</text:p>
          </table:table-cell>
          <table:table-cell table:style-name="ce24"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FA_1</text:p>
          </table:table-cell>
          <table:table-cell table:style-name="ce27" office:value-type="float" office:value="0.4344" calcext:value-type="float">
            <text:p>0,4344</text:p>
          </table:table-cell>
          <table:table-cell table:style-name="ce29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table:style-name="ce27" office:value-type="float" office:value="1459.86" calcext:value-type="float">
            <text:p>1459,86</text:p>
          </table:table-cell>
          <table:table-cell table:style-name="ce29" office:value-type="float" office:value="0.809" calcext:value-type="float">
            <text:p>0,80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57" calcext:value-type="percentage">
            <text:p>35,70%</text:p>
          </table:table-cell>
          <table:table-cell table:style-name="ce24" office:value-type="percentage" office:value="0.2628" calcext:value-type="percentage">
            <text:p>26,28%</text:p>
          </table:table-cell>
          <table:table-cell table:style-name="ce24"/>
          <table:table-cell office:value-type="string" calcext:value-type="string">
            <text:p>Popfailures_2</text:p>
          </table:table-cell>
          <table:table-cell table:style-name="ce24" office:value-type="percentage" office:value="0.071" calcext:value-type="percentage">
            <text:p>7,10%</text:p>
          </table:table-cell>
          <table:table-cell table:style-name="ce24" office:value-type="percentage" office:value="0.0966" calcext:value-type="percentage">
            <text:p>9,66%</text:p>
          </table:table-cell>
          <table:table-cell/>
          <table:table-cell office:value-type="string" calcext:value-type="string">
            <text:p>FA_2</text:p>
          </table:table-cell>
          <table:table-cell table:style-name="ce27" office:value-type="float" office:value="1.178" calcext:value-type="float">
            <text:p>1,178</text:p>
          </table:table-cell>
          <table:table-cell table:style-name="ce29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table:style-name="ce27" office:value-type="float" office:value="17.4129" calcext:value-type="float">
            <text:p>17,4129</text:p>
          </table:table-cell>
          <table:table-cell table:style-name="ce29" office:value-type="float" office:value="0.1119" calcext:value-type="float">
            <text:p>0,111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2987" calcext:value-type="percentage">
            <text:p>29,87%</text:p>
          </table:table-cell>
          <table:table-cell table:style-name="ce24" office:value-type="percentage" office:value="0.2712" calcext:value-type="percentage">
            <text:p>27,12%</text:p>
          </table:table-cell>
          <table:table-cell table:style-name="ce24"/>
          <table:table-cell office:value-type="string" calcext:value-type="string">
            <text:p>Popfailures_3</text:p>
          </table:table-cell>
          <table:table-cell table:style-name="ce24" office:value-type="percentage" office:value="0.0302" calcext:value-type="percentage">
            <text:p>3,02%</text:p>
          </table:table-cell>
          <table:table-cell table:style-name="ce24" office:value-type="percentage" office:value="0.047" calcext:value-type="percentage">
            <text:p>4,70%</text:p>
          </table:table-cell>
          <table:table-cell/>
          <table:table-cell office:value-type="string" calcext:value-type="string">
            <text:p>FA_3</text:p>
          </table:table-cell>
          <table:table-cell table:style-name="ce27" office:value-type="float" office:value="0.7268" calcext:value-type="float">
            <text:p>0,7268</text:p>
          </table:table-cell>
          <table:table-cell table:style-name="ce29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table:style-name="ce27" office:value-type="float" office:value="403" calcext:value-type="float">
            <text:p>403</text:p>
          </table:table-cell>
          <table:table-cell table:style-name="ce29" office:value-type="float" office:value="0.05066" calcext:value-type="float">
            <text:p>0,050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3132" calcext:value-type="percentage">
            <text:p>31,32%</text:p>
          </table:table-cell>
          <table:table-cell table:style-name="ce24" office:value-type="percentage" office:value="0.2389" calcext:value-type="percentage">
            <text:p>23,89%</text:p>
          </table:table-cell>
          <table:table-cell table:style-name="ce24"/>
          <table:table-cell office:value-type="string" calcext:value-type="string">
            <text:p>Popfailures_4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039" calcext:value-type="percentage">
            <text:p>0,39%</text:p>
          </table:table-cell>
          <table:table-cell/>
          <table:table-cell office:value-type="string" calcext:value-type="string">
            <text:p>FA_4</text:p>
          </table:table-cell>
          <table:table-cell table:style-name="ce27" office:value-type="float" office:value="0.5927" calcext:value-type="float">
            <text:p>0,5927</text:p>
          </table:table-cell>
          <table:table-cell table:style-name="ce29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table:style-name="ce27" office:value-type="float" office:value="0.0843" calcext:value-type="float">
            <text:p>0,0843</text:p>
          </table:table-cell>
          <table:table-cell table:style-name="ce29" office:value-type="float" office:value="0.0278" calcext:value-type="float">
            <text:p>0,027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436" calcext:value-type="percentage">
            <text:p>24,36%</text:p>
          </table:table-cell>
          <table:table-cell table:style-name="ce24" office:value-type="percentage" office:value="0.1777" calcext:value-type="percentage">
            <text:p>17,77%</text:p>
          </table:table-cell>
          <table:table-cell table:style-name="ce24"/>
          <table:table-cell office:value-type="string" calcext:value-type="string">
            <text:p>Popfailures_5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FA_5</text:p>
          </table:table-cell>
          <table:table-cell table:style-name="ce27" office:value-type="float" office:value="0.5392" calcext:value-type="float">
            <text:p>0,5392</text:p>
          </table:table-cell>
          <table:table-cell table:style-name="ce29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table:style-name="ce27" office:value-type="float" office:value="206.09" calcext:value-type="float">
            <text:p>206,09</text:p>
          </table:table-cell>
          <table:table-cell table:style-name="ce29" office:value-type="float" office:value="0.0728" calcext:value-type="float">
            <text:p>0,07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803" calcext:value-type="percentage">
            <text:p>28,03%</text:p>
          </table:table-cell>
          <table:table-cell table:style-name="ce24" office:value-type="percentage" office:value="0.2434" calcext:value-type="percentage">
            <text:p>24,34%</text:p>
          </table:table-cell>
          <table:table-cell table:style-name="ce24"/>
          <table:table-cell office:value-type="string" calcext:value-type="string">
            <text:p>Popfailures_6</text:p>
          </table:table-cell>
          <table:table-cell table:style-name="ce24" office:value-type="percentage" office:value="0.0679" calcext:value-type="percentage">
            <text:p>6,79%</text:p>
          </table:table-cell>
          <table:table-cell table:style-name="ce24"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FA_6</text:p>
          </table:table-cell>
          <table:table-cell table:style-name="ce27" office:value-type="float" office:value="123.069" calcext:value-type="float">
            <text:p>123,069</text:p>
          </table:table-cell>
          <table:table-cell table:style-name="ce29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table:style-name="ce27" office:value-type="float" office:value="217.536" calcext:value-type="float">
            <text:p>217,536</text:p>
          </table:table-cell>
          <table:table-cell table:style-name="ce29" office:value-type="float" office:value="0.193" calcext:value-type="float">
            <text:p>0,19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2526" calcext:value-type="percentage">
            <text:p>25,26%</text:p>
          </table:table-cell>
          <table:table-cell table:style-name="ce24" office:value-type="percentage" office:value="0.1944" calcext:value-type="percentage">
            <text:p>19,44%</text:p>
          </table:table-cell>
          <table:table-cell table:style-name="ce24"/>
          <table:table-cell office:value-type="string" calcext:value-type="string">
            <text:p>Popfailures_7</text:p>
          </table:table-cell>
          <table:table-cell table:style-name="ce24" office:value-type="percentage" office:value="0.0685" calcext:value-type="percentage">
            <text:p>6,85%</text:p>
          </table:table-cell>
          <table:table-cell table:style-name="ce24"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FA_7</text:p>
          </table:table-cell>
          <table:table-cell table:style-name="ce27" office:value-type="float" office:value="0.3325" calcext:value-type="float">
            <text:p>0,3325</text:p>
          </table:table-cell>
          <table:table-cell table:style-name="ce29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table:style-name="ce27" office:value-type="float" office:value="787.578" calcext:value-type="float">
            <text:p>787,578</text:p>
          </table:table-cell>
          <table:table-cell table:style-name="ce29" office:value-type="float" office:value="0.0866" calcext:value-type="float">
            <text:p>0,08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96" calcext:value-type="percentage">
            <text:p>35,96%</text:p>
          </table:table-cell>
          <table:table-cell table:style-name="ce24" office:value-type="percentage" office:value="0.2779" calcext:value-type="percentage">
            <text:p>27,79%</text:p>
          </table:table-cell>
          <table:table-cell table:style-name="ce24"/>
          <table:table-cell office:value-type="string" calcext:value-type="string">
            <text:p>Popfailures_8</text:p>
          </table:table-cell>
          <table:table-cell table:style-name="ce24" office:value-type="percentage" office:value="0.0377" calcext:value-type="percentage">
            <text:p>3,77%</text:p>
          </table:table-cell>
          <table:table-cell table:style-name="ce24"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table:style-name="ce27" office:value-type="float" office:value="0.6938" calcext:value-type="float">
            <text:p>0,6938</text:p>
          </table:table-cell>
          <table:table-cell table:style-name="ce29" office:value-type="float" office:value="0.3098" calcext:value-type="float">
            <text:p>0,3098</text:p>
          </table:table-cell>
          <table:table-cell/>
          <table:table-cell office:value-type="string" calcext:value-type="string">
            <text:p>PY_8</text:p>
          </table:table-cell>
          <table:table-cell table:style-name="ce27" office:value-type="float" office:value="0.123" calcext:value-type="float">
            <text:p>0,123</text:p>
          </table:table-cell>
          <table:table-cell table:style-name="ce29" office:value-type="float" office:value="0.0379" calcext:value-type="float">
            <text:p>0,037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47" calcext:value-type="percentage">
            <text:p>39,47%</text:p>
          </table:table-cell>
          <table:table-cell table:style-name="ce24" office:value-type="percentage" office:value="0.2609" calcext:value-type="percentage">
            <text:p>26,09%</text:p>
          </table:table-cell>
          <table:table-cell table:style-name="ce24"/>
          <table:table-cell office:value-type="string" calcext:value-type="string">
            <text:p>Popfailures_9</text:p>
          </table:table-cell>
          <table:table-cell table:style-name="ce24" office:value-type="percentage" office:value="0.0383" calcext:value-type="percentage">
            <text:p>3,83%</text:p>
          </table:table-cell>
          <table:table-cell table:style-name="ce24"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table:style-name="ce27" office:value-type="float" office:value="0.4127" calcext:value-type="float">
            <text:p>0,4127</text:p>
          </table:table-cell>
          <table:table-cell table:style-name="ce29" office:value-type="float" office:value="0.1915" calcext:value-type="float">
            <text:p>0,1915</text:p>
          </table:table-cell>
          <table:table-cell/>
          <table:table-cell office:value-type="string" calcext:value-type="string">
            <text:p>PY_9</text:p>
          </table:table-cell>
          <table:table-cell table:style-name="ce27" office:value-type="float" office:value="274.7858" calcext:value-type="float">
            <text:p>274,7858</text:p>
          </table:table-cell>
          <table:table-cell table:style-name="ce29" office:value-type="float" office:value="0.063" calcext:value-type="float">
            <text:p>0,06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487" calcext:value-type="percentage">
            <text:p>34,87%</text:p>
          </table:table-cell>
          <table:table-cell table:style-name="ce24"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table:style-name="ce24" office:value-type="percentage" office:value="0.0753" calcext:value-type="percentage">
            <text:p>7,53%</text:p>
          </table:table-cell>
          <table:table-cell table:style-name="ce24"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table:style-name="ce27" office:value-type="float" office:value="0.5161" calcext:value-type="float">
            <text:p>0,5161</text:p>
          </table:table-cell>
          <table:table-cell table:style-name="ce29" office:value-type="float" office:value="0.445" calcext:value-type="float">
            <text:p>0,445</text:p>
          </table:table-cell>
          <table:table-cell/>
          <table:table-cell office:value-type="string" calcext:value-type="string">
            <text:p>PY_10</text:p>
          </table:table-cell>
          <table:table-cell table:style-name="ce27" office:value-type="float" office:value="820.8" calcext:value-type="float">
            <text:p>820,8</text:p>
          </table:table-cell>
          <table:table-cell table:style-name="ce29" office:value-type="float" office:value="0.2105" calcext:value-type="float">
            <text:p>0,2105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73:.B82])" office:value-type="percentage" office:value="0.3194" calcext:value-type="percentage">
            <text:p>31,94%</text:p>
          </table:table-cell>
          <table:table-cell table:style-name="ce25" table:formula="of:=AVERAGE([.C73:.C82])" office:value-type="percentage" office:value="0.24675" calcext:value-type="percentage">
            <text:p>24,68%</text:p>
          </table:table-cell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73:.F82])" office:value-type="percentage" office:value="0.05593" calcext:value-type="percentage">
            <text:p>5,59%</text:p>
          </table:table-cell>
          <table:table-cell table:style-name="ce25" table:formula="of:=AVERAGE([.G73:.G82])" office:value-type="percentage" office:value="0.06255" calcext:value-type="percentage">
            <text:p>6,26%</text:p>
          </table:table-cell>
          <table:table-cell table:style-name="ce25" table:formula="of:=AVERAGE([.H73:.H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73:.J82])" office:value-type="float" office:value="12.84952" calcext:value-type="float">
            <text:p>12,84952</text:p>
          </table:table-cell>
          <table:table-cell table:style-name="ce28" table:formula="of:=AVERAGE([.K73:.K82])" office:value-type="float" office:value="0.43948" calcext:value-type="float">
            <text:p>0,43948</text:p>
          </table:table-cell>
          <table:table-cell/>
          <table:table-cell table:style-name="ce23"/>
          <table:table-cell table:style-name="ce28" table:formula="of:=AVERAGE([.N73:.N82])" office:value-type="float" office:value="418.727" calcext:value-type="float">
            <text:p>418,727</text:p>
          </table:table-cell>
          <table:table-cell table:style-name="ce28" table:formula="of:=AVERAGE([.O73:.O82])" office:value-type="float" office:value="0.166316" calcext:value-type="float">
            <text:p>0,166316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233" calcext:value-type="percentage">
            <text:p>62,33%</text:p>
          </table:table-cell>
          <table:table-cell table:style-name="ce24" office:value-type="percentage" office:value="0.4443" calcext:value-type="percentage">
            <text:p>44,43%</text:p>
          </table:table-cell>
          <table:table-cell table:style-name="ce24"/>
          <table:table-cell office:value-type="string" calcext:value-type="string">
            <text:p>Regions2_1</text:p>
          </table:table-cell>
          <table:table-cell table:style-name="ce24" office:value-type="percentage" office:value="0.2403" calcext:value-type="percentage">
            <text:p>24,03%</text:p>
          </table:table-cell>
          <table:table-cell table:style-name="ce26"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Concrete_1</text:p>
          </table:table-cell>
          <table:table-cell table:style-name="ce27" office:value-type="float" office:value="1.61" calcext:value-type="float">
            <text:p>1,61</text:p>
          </table:table-cell>
          <table:table-cell table:style-name="ce29" office:value-type="float" office:value="0.7597" calcext:value-type="float">
            <text:p>0,7597</text:p>
          </table:table-cell>
          <table:table-cell/>
          <table:table-cell office:value-type="string" calcext:value-type="string">
            <text:p>Abalone_1</text:p>
          </table:table-cell>
          <table:table-cell table:style-name="ce27" office:value-type="float" office:value="1410.497" calcext:value-type="float">
            <text:p>1410,497</text:p>
          </table:table-cell>
          <table:table-cell table:style-name="ce27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8" calcext:value-type="percentage">
            <text:p>57,80%</text:p>
          </table:table-cell>
          <table:table-cell table:style-name="ce24" office:value-type="percentage" office:value="0.4503" calcext:value-type="percentage">
            <text:p>45,03%</text:p>
          </table:table-cell>
          <table:table-cell table:style-name="ce24"/>
          <table:table-cell office:value-type="string" calcext:value-type="string">
            <text:p>Regions2_2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6"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2</text:p>
          </table:table-cell>
          <table:table-cell table:style-name="ce27" office:value-type="float" office:value="129.8627" calcext:value-type="float">
            <text:p>129,8627</text:p>
          </table:table-cell>
          <table:table-cell table:style-name="ce29" office:value-type="float" office:value="0.6566" calcext:value-type="float">
            <text:p>0,6566</text:p>
          </table:table-cell>
          <table:table-cell/>
          <table:table-cell office:value-type="string" calcext:value-type="string">
            <text:p>Abalone_2</text:p>
          </table:table-cell>
          <table:table-cell table:style-name="ce27" office:value-type="float" office:value="1732.15" calcext:value-type="float">
            <text:p>1732,1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373" calcext:value-type="percentage">
            <text:p>63,73%</text:p>
          </table:table-cell>
          <table:table-cell table:style-name="ce24"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table:style-name="ce24" office:value-type="percentage" office:value="0.2548" calcext:value-type="percentage">
            <text:p>25,48%</text:p>
          </table:table-cell>
          <table:table-cell table:style-name="ce26" office:value-type="percentage" office:value="0.2156" calcext:value-type="percentage">
            <text:p>21,56%</text:p>
          </table:table-cell>
          <table:table-cell/>
          <table:table-cell office:value-type="string" calcext:value-type="string">
            <text:p>Concrete_3</text:p>
          </table:table-cell>
          <table:table-cell table:style-name="ce27" office:value-type="float" office:value="1.1578" calcext:value-type="float">
            <text:p>1,1578</text:p>
          </table:table-cell>
          <table:table-cell table:style-name="ce29" office:value-type="float" office:value="0.6423" calcext:value-type="float">
            <text:p>0,6423</text:p>
          </table:table-cell>
          <table:table-cell/>
          <table:table-cell office:value-type="string" calcext:value-type="string">
            <text:p>Abalone_3</text:p>
          </table:table-cell>
          <table:table-cell table:style-name="ce27" office:value-type="float" office:value="3487.39" calcext:value-type="float">
            <text:p>3487,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84" calcext:value-type="percentage">
            <text:p>58,40%</text:p>
          </table:table-cell>
          <table:table-cell table:style-name="ce24"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table:style-name="ce24" office:value-type="percentage" office:value="0.2968" calcext:value-type="percentage">
            <text:p>29,68%</text:p>
          </table:table-cell>
          <table:table-cell table:style-name="ce26"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Concrete_4</text:p>
          </table:table-cell>
          <table:table-cell table:style-name="ce27" office:value-type="float" office:value="1.027" calcext:value-type="float">
            <text:p>1,027</text:p>
          </table:table-cell>
          <table:table-cell table:style-name="ce29" office:value-type="float" office:value="0.7298" calcext:value-type="float">
            <text:p>0,7298</text:p>
          </table:table-cell>
          <table:table-cell/>
          <table:table-cell office:value-type="string" calcext:value-type="string">
            <text:p>Abalone_4</text:p>
          </table:table-cell>
          <table:table-cell table:style-name="ce27" office:value-type="float" office:value="2490.21" calcext:value-type="float">
            <text:p>2490,21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5987" calcext:value-type="percentage">
            <text:p>59,87%</text:p>
          </table:table-cell>
          <table:table-cell table:style-name="ce24"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table:style-name="ce24" office:value-type="percentage" office:value="0.2962" calcext:value-type="percentage">
            <text:p>29,62%</text:p>
          </table:table-cell>
          <table:table-cell table:style-name="ce26"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Concrete_5</text:p>
          </table:table-cell>
          <table:table-cell table:style-name="ce27" office:value-type="float" office:value="1.715" calcext:value-type="float">
            <text:p>1,715</text:p>
          </table:table-cell>
          <table:table-cell table:style-name="ce29" office:value-type="float" office:value="0.8076" calcext:value-type="float">
            <text:p>0,8076</text:p>
          </table:table-cell>
          <table:table-cell/>
          <table:table-cell office:value-type="string" calcext:value-type="string">
            <text:p>Abalone_5</text:p>
          </table:table-cell>
          <table:table-cell table:style-name="ce27" office:value-type="float" office:value="2297.92" calcext:value-type="float">
            <text:p>2297,9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967" calcext:value-type="percentage">
            <text:p>59,67%</text:p>
          </table:table-cell>
          <table:table-cell table:style-name="ce24"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table:style-name="ce24" office:value-type="percentage" office:value="0.3376" calcext:value-type="percentage">
            <text:p>33,76%</text:p>
          </table:table-cell>
          <table:table-cell table:style-name="ce26" office:value-type="percentage" office:value="0.2998" calcext:value-type="percentage">
            <text:p>29,98%</text:p>
          </table:table-cell>
          <table:table-cell/>
          <table:table-cell office:value-type="string" calcext:value-type="string">
            <text:p>Concrete_6</text:p>
          </table:table-cell>
          <table:table-cell table:style-name="ce27" office:value-type="float" office:value="1.4384" calcext:value-type="float">
            <text:p>1,4384</text:p>
          </table:table-cell>
          <table:table-cell table:style-name="ce29" office:value-type="float" office:value="0.7437" calcext:value-type="float">
            <text:p>0,7437</text:p>
          </table:table-cell>
          <table:table-cell/>
          <table:table-cell office:value-type="string" calcext:value-type="string">
            <text:p>Abalone_6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6127" calcext:value-type="percentage">
            <text:p>61,27%</text:p>
          </table:table-cell>
          <table:table-cell table:style-name="ce24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table:style-name="ce24" office:value-type="percentage" office:value="0.293" calcext:value-type="percentage">
            <text:p>29,30%</text:p>
          </table:table-cell>
          <table:table-cell table:style-name="ce26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Concrete_7</text:p>
          </table:table-cell>
          <table:table-cell table:style-name="ce27" office:value-type="float" office:value="1.3019" calcext:value-type="float">
            <text:p>1,3019</text:p>
          </table:table-cell>
          <table:table-cell table:style-name="ce29" office:value-type="float" office:value="0.7534" calcext:value-type="float">
            <text:p>0,7534</text:p>
          </table:table-cell>
          <table:table-cell/>
          <table:table-cell office:value-type="string" calcext:value-type="string">
            <text:p>Abalone_7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313" calcext:value-type="percentage">
            <text:p>63,13%</text:p>
          </table:table-cell>
          <table:table-cell table:style-name="ce24"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table:style-name="ce24" office:value-type="percentage" office:value="0.2457" calcext:value-type="percentage">
            <text:p>24,57%</text:p>
          </table:table-cell>
          <table:table-cell table:style-name="ce26" office:value-type="percentage" office:value="0.2282" calcext:value-type="percentage">
            <text:p>22,82%</text:p>
          </table:table-cell>
          <table:table-cell/>
          <table:table-cell office:value-type="string" calcext:value-type="string">
            <text:p>Concrete_8</text:p>
          </table:table-cell>
          <table:table-cell table:style-name="ce27" office:value-type="float" office:value="1.166" calcext:value-type="float">
            <text:p>1,166</text:p>
          </table:table-cell>
          <table:table-cell table:style-name="ce29" office:value-type="float" office:value="0.6392" calcext:value-type="float">
            <text:p>0,6392</text:p>
          </table:table-cell>
          <table:table-cell/>
          <table:table-cell office:value-type="string" calcext:value-type="string">
            <text:p>Abalone_8</text:p>
          </table:table-cell>
          <table:table-cell table:style-name="ce27" office:value-type="float" office:value="2085.57" calcext:value-type="float">
            <text:p>2085,5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67" calcext:value-type="percentage">
            <text:p>62,67%</text:p>
          </table:table-cell>
          <table:table-cell table:style-name="ce24"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table:style-name="ce24" office:value-type="percentage" office:value="0.2296" calcext:value-type="percentage">
            <text:p>22,96%</text:p>
          </table:table-cell>
          <table:table-cell table:style-name="ce26"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Concrete_9</text:p>
          </table:table-cell>
          <table:table-cell table:style-name="ce27" office:value-type="float" office:value="0.9609" calcext:value-type="float">
            <text:p>0,9609</text:p>
          </table:table-cell>
          <table:table-cell table:style-name="ce29" office:value-type="float" office:value="0.6209" calcext:value-type="float">
            <text:p>0,6209</text:p>
          </table:table-cell>
          <table:table-cell/>
          <table:table-cell office:value-type="string" calcext:value-type="string">
            <text:p>Abalone_9</text:p>
          </table:table-cell>
          <table:table-cell table:style-name="ce27" office:value-type="float" office:value="3027.87" calcext:value-type="float">
            <text:p>3027,8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467" calcext:value-type="percentage">
            <text:p>64,67%</text:p>
          </table:table-cell>
          <table:table-cell table:style-name="ce24"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table:style-name="ce24" office:value-type="percentage" office:value="0.2936" calcext:value-type="percentage">
            <text:p>29,36%</text:p>
          </table:table-cell>
          <table:table-cell table:style-name="ce26"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Concrete_10</text:p>
          </table:table-cell>
          <table:table-cell table:style-name="ce27" office:value-type="float" office:value="1.2596" calcext:value-type="float">
            <text:p>1,2596</text:p>
          </table:table-cell>
          <table:table-cell table:style-name="ce29" office:value-type="float" office:value="0.6829" calcext:value-type="float">
            <text:p>0,6829</text:p>
          </table:table-cell>
          <table:table-cell/>
          <table:table-cell office:value-type="string" calcext:value-type="string">
            <text:p>Abalone_10</text:p>
          </table:table-cell>
          <table:table-cell table:style-name="ce27" office:value-type="float" office:value="2250.16" calcext:value-type="float">
            <text:p>2250,16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86:.B95])" office:value-type="percentage" office:value="0.61354" calcext:value-type="percentage">
            <text:p>61,35%</text:p>
          </table:table-cell>
          <table:table-cell table:style-name="ce25" table:formula="of:=AVERAGE([.C86:.C95])" office:value-type="percentage" office:value="0.43547" calcext:value-type="percentage">
            <text:p>43,55%</text:p>
          </table:table-cell>
          <table:table-cell table:style-name="ce25" table:formula="of:=AVERAGE([.D86:.D9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86:.F95])" office:value-type="percentage" office:value="0.27543" calcext:value-type="percentage">
            <text:p>27,54%</text:p>
          </table:table-cell>
          <table:table-cell table:style-name="ce25" table:formula="of:=AVERAGE([.G86:.G95])" office:value-type="percentage" office:value="0.25564" calcext:value-type="percentage">
            <text:p>25,56%</text:p>
          </table:table-cell>
          <table:table-cell table:style-name="ce25" table:formula="of:=AVERAGE([.H86:.H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86:.J95])" office:value-type="float" office:value="14.14993" calcext:value-type="float">
            <text:p>14,14993</text:p>
          </table:table-cell>
          <table:table-cell table:style-name="ce28" table:formula="of:=AVERAGE([.K86:.K95])" office:value-type="float" office:value="0.70361" calcext:value-type="float">
            <text:p>0,70361</text:p>
          </table:table-cell>
          <table:table-cell/>
          <table:table-cell table:style-name="ce23"/>
          <table:table-cell table:style-name="ce28" table:formula="of:=AVERAGE([.N86:.N95])" office:value-type="float" office:value="2347.720875" calcext:value-type="float">
            <text:p>2347,720875</text:p>
          </table:table-cell>
          <table:table-cell table:style-name="ce28" table:formula="of:=AVERAGE([.O86:.O95])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"/>
          <table:table-cell table:style-name="ce24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386" calcext:value-type="percentage">
            <text:p>23,86%</text:p>
          </table:table-cell>
          <table:table-cell table:style-name="ce24"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24" office:value-type="percentage" office:value="0.072" calcext:value-type="percentage">
            <text:p>7,20%</text:p>
          </table:table-cell>
          <table:table-cell table:style-name="ce26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24" office:value-type="percentage" office:value="0.2967" calcext:value-type="percentage">
            <text:p>29,67%</text:p>
          </table:table-cell>
          <table:table-cell table:style-name="ce24" office:value-type="percentage" office:value="0.1986" calcext:value-type="percentage">
            <text:p>19,86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614" calcext:value-type="percentage">
            <text:p>26,14%</text:p>
          </table:table-cell>
          <table:table-cell table:style-name="ce24"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table:style-name="ce24" office:value-type="percentage" office:value="0.0536" calcext:value-type="percentage">
            <text:p>5,36%</text:p>
          </table:table-cell>
          <table:table-cell table:style-name="ce24"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24" office:value-type="percentage" office:value="0.0547" calcext:value-type="percentage">
            <text:p>5,47%</text:p>
          </table:table-cell>
          <table:table-cell table:style-name="ce26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24" office:value-type="percentage" office:value="0.3133" calcext:value-type="percentage">
            <text:p>31,33%</text:p>
          </table:table-cell>
          <table:table-cell table:style-name="ce24" office:value-type="percentage" office:value="0.2007" calcext:value-type="percentage">
            <text:p>20,0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3053" calcext:value-type="percentage">
            <text:p>30,53%</text:p>
          </table:table-cell>
          <table:table-cell table:style-name="ce24"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table:style-name="ce24" office:value-type="percentage" office:value="0.1244" calcext:value-type="percentage">
            <text:p>12,44%</text:p>
          </table:table-cell>
          <table:table-cell table:style-name="ce24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zo_nf_s_3</text:p>
          </table:table-cell>
          <table:table-cell table:style-name="ce24" office:value-type="percentage" office:value="0.096" calcext:value-type="percentage">
            <text:p>9,60%</text:p>
          </table:table-cell>
          <table:table-cell table:style-name="ce26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24" office:value-type="percentage" office:value="0.3467" calcext:value-type="percentage">
            <text:p>34,67%</text:p>
          </table:table-cell>
          <table:table-cell table:style-name="ce24" office:value-type="percentage" office:value="0.2892" calcext:value-type="percentage">
            <text:p>28,9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508" calcext:value-type="percentage">
            <text:p>15,08%</text:p>
          </table:table-cell>
          <table:table-cell table:style-name="ce24"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table:style-name="ce24" office:value-type="percentage" office:value="0.0482" calcext:value-type="percentage">
            <text:p>4,82%</text:p>
          </table:table-cell>
          <table:table-cell table:style-name="ce24"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o_nf_s_4</text:p>
          </table:table-cell>
          <table:table-cell table:style-name="ce24" office:value-type="percentage" office:value="0.1053" calcext:value-type="percentage">
            <text:p>10,53%</text:p>
          </table:table-cell>
          <table:table-cell table:style-name="ce26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24" office:value-type="percentage" office:value="0.2933" calcext:value-type="percentage">
            <text:p>29,33%</text:p>
          </table:table-cell>
          <table:table-cell table:style-name="ce24" office:value-type="percentage" office:value="0.2179" calcext:value-type="percentage">
            <text:p>21,79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228" calcext:value-type="percentage">
            <text:p>22,28%</text:p>
          </table:table-cell>
          <table:table-cell table:style-name="ce24"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table:style-name="ce24" office:value-type="percentage" office:value="0.0667" calcext:value-type="percentage">
            <text:p>6,67%</text:p>
          </table:table-cell>
          <table:table-cell table:style-name="ce24"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zo_nf_s_5</text:p>
          </table:table-cell>
          <table:table-cell table:style-name="ce24" office:value-type="percentage" office:value="0.092" calcext:value-type="percentage">
            <text:p>9,20%</text:p>
          </table:table-cell>
          <table:table-cell table:style-name="ce26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544" calcext:value-type="percentage">
            <text:p>15,44%</text:p>
          </table:table-cell>
          <table:table-cell table:style-name="ce24"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table:style-name="ce24" office:value-type="percentage" office:value="0.0565" calcext:value-type="percentage">
            <text:p>5,65%</text:p>
          </table:table-cell>
          <table:table-cell table:style-name="ce24" office:value-type="percentage" office:value="0.014" calcext:value-type="percentage">
            <text:p>1,40%</text:p>
          </table:table-cell>
          <table:table-cell/>
          <table:table-cell office:value-type="string" calcext:value-type="string">
            <text:p>zo_nf_s_6</text:p>
          </table:table-cell>
          <table:table-cell table:style-name="ce24" office:value-type="percentage" office:value="0.0973" calcext:value-type="percentage">
            <text:p>9,73%</text:p>
          </table:table-cell>
          <table:table-cell table:style-name="ce26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24" office:value-type="percentage" office:value="0.1333" calcext:value-type="percentage">
            <text:p>13,33%</text:p>
          </table:table-cell>
          <table:table-cell table:style-name="ce24" office:value-type="percentage" office:value="0.1582" calcext:value-type="percentage">
            <text:p>15,8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263" calcext:value-type="percentage">
            <text:p>12,63%</text:p>
          </table:table-cell>
          <table:table-cell table:style-name="ce24"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table:style-name="ce24" office:value-type="percentage" office:value="0.0881" calcext:value-type="percentage">
            <text:p>8,81%</text:p>
          </table:table-cell>
          <table:table-cell table:style-name="ce24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zo_nf_s_7</text:p>
          </table:table-cell>
          <table:table-cell table:style-name="ce24" office:value-type="percentage" office:value="0.066" calcext:value-type="percentage">
            <text:p>6,60%</text:p>
          </table:table-cell>
          <table:table-cell table:style-name="ce26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4" office:value-type="percentage" office:value="0.1067" calcext:value-type="percentage">
            <text:p>10,6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95" calcext:value-type="percentage">
            <text:p>18,95%</text:p>
          </table:table-cell>
          <table:table-cell table:style-name="ce24"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table:style-name="ce24" office:value-type="percentage" office:value="0.0976" calcext:value-type="percentage">
            <text:p>9,76%</text:p>
          </table:table-cell>
          <table:table-cell table:style-name="ce24" office:value-type="percentage" office:value="0.0414" calcext:value-type="percentage">
            <text:p>4,14%</text:p>
          </table:table-cell>
          <table:table-cell/>
          <table:table-cell office:value-type="string" calcext:value-type="string">
            <text:p>zo_nf_s_8</text:p>
          </table:table-cell>
          <table:table-cell table:style-name="ce24" office:value-type="percentage" office:value="0.1327" calcext:value-type="percentage">
            <text:p>13,27%</text:p>
          </table:table-cell>
          <table:table-cell table:style-name="ce26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24" office:value-type="percentage" office:value="0.2233" calcext:value-type="percentage">
            <text:p>22,33%</text:p>
          </table:table-cell>
          <table:table-cell table:style-name="ce24" office:value-type="percentage" office:value="0.1304" calcext:value-type="percentage">
            <text:p>13,04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86" calcext:value-type="percentage">
            <text:p>13,86%</text:p>
          </table:table-cell>
          <table:table-cell table:style-name="ce24"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table:style-name="ce24" office:value-type="percentage" office:value="0.0988" calcext:value-type="percentage">
            <text:p>9,88%</text:p>
          </table:table-cell>
          <table:table-cell table:style-name="ce24"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zo_nf_s_9</text:p>
          </table:table-cell>
          <table:table-cell table:style-name="ce24" office:value-type="percentage" office:value="0.1173" calcext:value-type="percentage">
            <text:p>11,73%</text:p>
          </table:table-cell>
          <table:table-cell table:style-name="ce26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24" office:value-type="percentage" office:value="0.18" calcext:value-type="percentage">
            <text:p>18,00%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649" calcext:value-type="percentage">
            <text:p>6,49%</text:p>
          </table:table-cell>
          <table:table-cell table:style-name="ce24"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table:style-name="ce24" office:value-type="percentage" office:value="0.0655" calcext:value-type="percentage">
            <text:p>6,55%</text:p>
          </table:table-cell>
          <table:table-cell table:style-name="ce24" office:value-type="percentage" office:value="0.0118" calcext:value-type="percentage">
            <text:p>1,18%</text:p>
          </table:table-cell>
          <table:table-cell/>
          <table:table-cell office:value-type="string" calcext:value-type="string">
            <text:p>zo_nf_s_10</text:p>
          </table:table-cell>
          <table:table-cell table:style-name="ce24" office:value-type="percentage" office:value="0.128" calcext:value-type="percentage">
            <text:p>12,80%</text:p>
          </table:table-cell>
          <table:table-cell table:style-name="ce26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24" office:value-type="percentage" office:value="0.2833" calcext:value-type="percentage">
            <text:p>28,33%</text:p>
          </table:table-cell>
          <table:table-cell table:style-name="ce24" office:value-type="percentage" office:value="0.2126" calcext:value-type="percentage">
            <text:p>21,26%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99:.B108])" office:value-type="percentage" office:value="0.18526" calcext:value-type="percentage">
            <text:p>18,53%</text:p>
          </table:table-cell>
          <table:table-cell table:style-name="ce25" table:formula="of:=AVERAGE([.C99:.C108])" office:value-type="percentage" office:value="0.11728" calcext:value-type="percentage">
            <text:p>11,73%</text:p>
          </table:table-cell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5" table:formula="of:=AVERAGE([.G99:.G108])" office:value-type="percentage" office:value="0.04341" calcext:value-type="percentage">
            <text:p>4,34%</text:p>
          </table:table-cell>
          <table:table-cell table:style-name="ce25" table:formula="of:=AVERAGE([.H99:.H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J99:.J108])" office:value-type="percentage" office:value="0.09613" calcext:value-type="percentage">
            <text:p>9,61%</text:p>
          </table:table-cell>
          <table:table-cell table:style-name="ce25" table:formula="of:=AVERAGE([.K99:.K108])" office:value-type="percentage" office:value="0.06767" calcext:value-type="percentage">
            <text:p>6,77%</text:p>
          </table:table-cell>
          <table:table-cell table:style-name="ce25" table:formula="of:=AVERAGE([.L99:.L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N99:.N108])" office:value-type="percentage" office:value="0.24632" calcext:value-type="percentage">
            <text:p>24,63%</text:p>
          </table:table-cell>
          <table:table-cell table:style-name="ce25" table:formula="of:=AVERAGE([.O99:.O108])" office:value-type="percentage" office:value="0.17723" calcext:value-type="percentage">
            <text:p>17,72%</text:p>
          </table:table-cell>
          <table:table-cell table:style-name="ce25" table:formula="of:=AVERAGE([.P99:.P108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ce24" table:number-columns-repeated="2"/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a kano peiramata me 3 features isos kai me 4 se kapoies periptoseis</text:p>
          </table:table-cell>
          <table:table-cell table:number-columns-repeated="61"/>
        </table:table-row>
        <table:table-row table:style-name="ro1" table:number-rows-repeated="10484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c" table:style-name="ta1">
        <table:table-column table:style-name="co4" table:default-cell-style-name="Default"/>
        <table:table-column table:style-name="co2" table:default-cell-style-name="ce24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default-cell-style-name="ce26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45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</text:p>
          </table:table-cell>
          <table:table-cell office:value-type="string" calcext:value-type="string">
            <text:p>Fc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table:style-name="ce25" office:value-type="percentage" office:value="0.0806" calcext:value-type="percentage">
            <text:p>8,06%</text:p>
          </table:table-cell>
          <table:table-cell office:value-type="percentage" office:value="0.1706" calcext:value-type="percentage">
            <text:p>17,06%</text:p>
          </table:table-cell>
          <table:table-cell table:style-name="ce30" office:value-type="string" calcext:value-type="string">
            <text:p>Glass_1</text:p>
          </table:table-cell>
          <table:table-cell table:style-name="ce25" office:value-type="percentage" office:value="0.4933" calcext:value-type="percentage">
            <text:p>49,33%</text:p>
          </table:table-cell>
          <table:table-cell office:value-type="percentage" office:value="0.4635" calcext:value-type="percentage">
            <text:p>46,35%</text:p>
          </table:table-cell>
          <table:table-cell table:style-name="ce30" office:value-type="string" calcext:value-type="string">
            <text:p>BK_1</text:p>
          </table:table-cell>
          <table:table-cell table:style-name="ce23" office:value-type="float" office:value="0.187" calcext:value-type="float">
            <text:p>0,187</text:p>
          </table:table-cell>
          <table:table-cell table:style-name="ce30" office:value-type="float" office:value="0.16" calcext:value-type="float">
            <text:p>0,16</text:p>
          </table:table-cell>
          <table:table-cell office:value-type="string" calcext:value-type="string">
            <text:p>BL_1</text:p>
          </table:table-cell>
          <table:table-cell table:style-name="ce31" office:value-type="float" office:value="0.0068" calcext:value-type="float">
            <text:p>6,80E-03</text:p>
          </table:table-cell>
          <table:table-cell table:style-name="ce33" office:value-type="float" office:value="0.0000338" calcext:value-type="float">
            <text:p>3,3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6873" calcext:value-type="percentage">
            <text:p>68,73%</text:p>
          </table:table-cell>
          <table:table-cell office:value-type="percentage" office:value="0.6048" calcext:value-type="percentage">
            <text:p>60,48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float" office:value="0.22" calcext:value-type="float">
            <text:p>0,22</text:p>
          </table:table-cell>
          <table:table-cell office:value-type="string" calcext:value-type="string">
            <text:p>BL_2</text:p>
          </table:table-cell>
          <table:table-cell table:style-name="ce31" office:value-type="float" office:value="0.00000317" calcext:value-type="float">
            <text:p>3,17E-06</text:p>
          </table:table-cell>
          <table:table-cell table:style-name="ce33" office:value-type="float" office:value="0.00025" calcext:value-type="float">
            <text:p>2,50E-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1039" calcext:value-type="percentage">
            <text:p>10,39%</text:p>
          </table:table-cell>
          <table:table-cell office:value-type="percentage" office:value="0.0353" calcext:value-type="percentage">
            <text:p>3,53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302" calcext:value-type="percentage">
            <text:p>53,02%</text:p>
          </table:table-cell>
          <table:table-cell office:value-type="percentage" office:value="0.5048" calcext:value-type="percentage">
            <text:p>50,4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0.21" calcext:value-type="float">
            <text:p>0,21</text:p>
          </table:table-cell>
          <table:table-cell office:value-type="string" calcext:value-type="string">
            <text:p>BL_3</text:p>
          </table:table-cell>
          <table:table-cell table:style-name="ce31" office:value-type="float" office:value="0.000000387" calcext:value-type="float">
            <text:p>3,87E-07</text:p>
          </table:table-cell>
          <table:table-cell table:style-name="ce33" office:value-type="float" office:value="0.00000000362" calcext:value-type="float">
            <text:p>3,62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049" calcext:value-type="percentage">
            <text:p>4,90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429" calcext:value-type="percentage">
            <text:p>54,29%</text:p>
          </table:table-cell>
          <table:table-cell office:value-type="percentage" office:value="0.4349" calcext:value-type="percentage">
            <text:p>43,49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37" calcext:value-type="float">
            <text:p>0,37</text:p>
          </table:table-cell>
          <table:table-cell table:style-name="ce30" office:value-type="float" office:value="0.28" calcext:value-type="float">
            <text:p>0,28</text:p>
          </table:table-cell>
          <table:table-cell office:value-type="string" calcext:value-type="string">
            <text:p>BL_4</text:p>
          </table:table-cell>
          <table:table-cell table:style-name="ce31" office:value-type="float" office:value="0.0000000163" calcext:value-type="float">
            <text:p>1,63E-08</text:p>
          </table:table-cell>
          <table:table-cell table:style-name="ce33" office:value-type="float" office:value="0.0000148" calcext:value-type="float">
            <text:p>1,4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0804" calcext:value-type="percentage">
            <text:p>8,04%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5952" calcext:value-type="percentage">
            <text:p>59,52%</text:p>
          </table:table-cell>
          <table:table-cell office:value-type="percentage" office:value="0.5063" calcext:value-type="percentage">
            <text:p>50,63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0.49" calcext:value-type="float">
            <text:p>0,49</text:p>
          </table:table-cell>
          <table:table-cell office:value-type="string" calcext:value-type="string">
            <text:p>BL_5</text:p>
          </table:table-cell>
          <table:table-cell table:style-name="ce31" office:value-type="float" office:value="0.00000000394" calcext:value-type="float">
            <text:p>3,94E-09</text:p>
          </table:table-cell>
          <table:table-cell table:style-name="ce33" office:value-type="float" office:value="0.00000000647" calcext:value-type="float">
            <text:p>6,4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0824" calcext:value-type="percentage">
            <text:p>8,24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857" calcext:value-type="percentage">
            <text:p>58,57%</text:p>
          </table:table-cell>
          <table:table-cell office:value-type="percentage" office:value="0.4048" calcext:value-type="percentage">
            <text:p>40,48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25" calcext:value-type="float">
            <text:p>0,25</text:p>
          </table:table-cell>
          <table:table-cell office:value-type="string" calcext:value-type="string">
            <text:p>BL_6</text:p>
          </table:table-cell>
          <table:table-cell table:style-name="ce31" office:value-type="float" office:value="0.0000000037" calcext:value-type="float">
            <text:p>3,70E-09</text:p>
          </table:table-cell>
          <table:table-cell table:style-name="ce33" office:value-type="float" office:value="0.00000000467" calcext:value-type="float">
            <text:p>4,6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1275" calcext:value-type="percentage">
            <text:p>12,75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4492" calcext:value-type="percentage">
            <text:p>44,92%</text:p>
          </table:table-cell>
          <table:table-cell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15" calcext:value-type="float">
            <text:p>0,15</text:p>
          </table:table-cell>
          <table:table-cell office:value-type="string" calcext:value-type="string">
            <text:p>BL_7</text:p>
          </table:table-cell>
          <table:table-cell table:style-name="ce31" office:value-type="float" office:value="0.00011" calcext:value-type="float">
            <text:p>1,10E-04</text:p>
          </table:table-cell>
          <table:table-cell table:style-name="ce33" office:value-type="float" office:value="0.0000117" calcext:value-type="float">
            <text:p>1,17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0627" calcext:value-type="percentage">
            <text:p>6,27%</text:p>
          </table:table-cell>
          <table:table-cell office:value-type="percentage" office:value="0.0588" calcext:value-type="percentage">
            <text:p>5,88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3381" calcext:value-type="percentage">
            <text:p>33,81%</text:p>
          </table:table-cell>
          <table:table-cell office:value-type="percentage" office:value="0.3587" calcext:value-type="percentage">
            <text:p>35,87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0.42" calcext:value-type="float">
            <text:p>0,42</text:p>
          </table:table-cell>
          <table:table-cell office:value-type="string" calcext:value-type="string">
            <text:p>BL_8</text:p>
          </table:table-cell>
          <table:table-cell table:style-name="ce31" office:value-type="float" office:value="0.00000000436" calcext:value-type="float">
            <text:p>4,36E-09</text:p>
          </table:table-cell>
          <table:table-cell table:style-name="ce33" office:value-type="float" office:value="0.0000479" calcext:value-type="float">
            <text:p>4,79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0078" calcext:value-type="percentage">
            <text:p>0,78%</text:p>
          </table:table-cell>
          <table:table-cell office:value-type="percentage" office:value="0.1216" calcext:value-type="percentage">
            <text:p>12,16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office:value-type="percentage" office:value="0.4159" calcext:value-type="percentage">
            <text:p>41,59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34" calcext:value-type="float">
            <text:p>0,34</text:p>
          </table:table-cell>
          <table:table-cell office:value-type="string" calcext:value-type="string">
            <text:p>BL_9</text:p>
          </table:table-cell>
          <table:table-cell table:style-name="ce31" office:value-type="float" office:value="0.0000363" calcext:value-type="float">
            <text:p>3,63E-05</text:p>
          </table:table-cell>
          <table:table-cell table:style-name="ce33" office:value-type="float" office:value="0.00000000934" calcext:value-type="float">
            <text:p>9,34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0647" calcext:value-type="percentage">
            <text:p>6,47%</text:p>
          </table:table-cell>
          <table:table-cell office:value-type="percentage" office:value="0.0314" calcext:value-type="percentage">
            <text:p>3,14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5714" calcext:value-type="percentage">
            <text:p>57,14%</text:p>
          </table:table-cell>
          <table:table-cell office:value-type="percentage" office:value="0.4714" calcext:value-type="percentage">
            <text:p>47,14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13" calcext:value-type="float">
            <text:p>0,13</text:p>
          </table:table-cell>
          <table:table-cell office:value-type="string" calcext:value-type="string">
            <text:p>BL_10</text:p>
          </table:table-cell>
          <table:table-cell table:style-name="ce31" office:value-type="float" office:value="0.00000000224" calcext:value-type="float">
            <text:p>2,24E-09</text:p>
          </table:table-cell>
          <table:table-cell table:style-name="ce33" office:value-type="float" office:value="0.0000000105" calcext:value-type="float">
            <text:p>1,05E-0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06315" calcext:value-type="percentage">
            <text:p>6,32%</text:p>
          </table:table-cell>
          <table:table-cell table:style-name="ce25" table:formula="of:=AVERAGE([.C2:.C11])" office:value-type="percentage" office:value="0.07099" calcext:value-type="percentage">
            <text:p>7,10%</text:p>
          </table:table-cell>
          <table:table-cell table:style-name="ce23"/>
          <table:table-cell table:style-name="ce25" table:formula="of:=AVERAGE([.E2:.E11])" office:value-type="percentage" office:value="0.51806" calcext:value-type="percentage">
            <text:p>51,81%</text:p>
          </table:table-cell>
          <table:table-cell table:style-name="ce25" table:formula="of:=AVERAGE([.F2:.F11])" office:value-type="percentage" office:value="0.45841" calcext:value-type="percentage">
            <text:p>45,84%</text:p>
          </table:table-cell>
          <table:table-cell table:style-name="ce23"/>
          <table:table-cell table:style-name="ce28" table:formula="of:=AVERAGE([.H2:.H11])" office:value-type="float" office:value="0.2447" calcext:value-type="float">
            <text:p>0,2447</text:p>
          </table:table-cell>
          <table:table-cell table:style-name="ce28" table:formula="of:=AVERAGE([.I2:.I11])" office:value-type="float" office:value="0.265" calcext:value-type="float">
            <text:p>0,265</text:p>
          </table:table-cell>
          <table:table-cell table:style-name="ce23"/>
          <table:table-cell table:style-name="ce32" table:formula="of:=AVERAGE([.K2:.K11])" office:value-type="float" office:value="0.000694988754" calcext:value-type="float">
            <text:p>6,95E-04</text:p>
          </table:table-cell>
          <table:table-cell table:style-name="ce32" table:formula="of:=AVERAGE([.L2:.L11])" office:value-type="float" office:value="0.00003582346" calcext:value-type="float">
            <text:p>3,58E-05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 3</text:p>
          </table:table-cell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3423" calcext:value-type="percentage">
            <text:p>34,23%</text:p>
          </table:table-cell>
          <table:table-cell table:style-name="ce24" office:value-type="percentage" office:value="0.2192" calcext:value-type="percentage">
            <text:p>21,92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201" calcext:value-type="percentage">
            <text:p>20,10%</text:p>
          </table:table-cell>
          <table:table-cell office:value-type="percentage" office:value="0.2363" calcext:value-type="percentage">
            <text:p>23,63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6" calcext:value-type="float">
            <text:p>0,46</text:p>
          </table:table-cell>
          <table:table-cell table:style-name="ce30" office:value-type="float" office:value="0.69" calcext:value-type="float">
            <text:p>0,69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1355" calcext:value-type="percentage">
            <text:p>13,55%</text:p>
          </table:table-cell>
          <table:table-cell table:style-name="ce24"/>
          <table:table-cell office:value-type="string" calcext:value-type="string">
            <text:p>Liver_2</text:p>
          </table:table-cell>
          <table:table-cell table:style-name="ce26" office:value-type="percentage" office:value="0.2314" calcext:value-type="percentage">
            <text:p>23,14%</text:p>
          </table:table-cell>
          <table:table-cell office:value-type="percentage" office:value="0.2794" calcext:value-type="percentage">
            <text:p>27,94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05" calcext:value-type="float">
            <text:p>1,05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2</text:p>
          </table:table-cell>
          <table:table-cell table:style-name="ce30"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3108" calcext:value-type="percentage">
            <text:p>31,08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6" office:value-type="percentage" office:value="0.3088" calcext:value-type="percentage">
            <text:p>30,88%</text:p>
          </table:table-cell>
          <table:table-cell office:value-type="percentage" office:value="0.2922" calcext:value-type="percentage">
            <text:p>29,22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38" calcext:value-type="float">
            <text:p>0,38</text:p>
          </table:table-cell>
          <table:table-cell table:style-name="ce30" office:value-type="float" office:value="0.63" calcext:value-type="float">
            <text:p>0,63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2175" calcext:value-type="percentage">
            <text:p>21,75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6" office:value-type="percentage" office:value="0.4186" calcext:value-type="percentage">
            <text:p>41,86%</text:p>
          </table:table-cell>
          <table:table-cell office:value-type="percentage" office:value="0.3559" calcext:value-type="percentage">
            <text:p>35,59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1.34" calcext:value-type="float">
            <text:p>1,34</text:p>
          </table:table-cell>
          <table:table-cell office:value-type="string" calcext:value-type="string">
            <text:p>NT_4</text:p>
          </table:table-cell>
          <table:table-cell table:style-name="ce30"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2303" calcext:value-type="percentage">
            <text:p>23,03%</text:p>
          </table:table-cell>
          <table:table-cell table:style-name="Default"/>
          <table:table-cell office:value-type="string" calcext:value-type="string">
            <text:p>Liver_5</text:p>
          </table:table-cell>
          <table:table-cell table:style-name="ce26" office:value-type="percentage" office:value="0.2784" calcext:value-type="percentage">
            <text:p>27,84%</text:p>
          </table:table-cell>
          <table:table-cell office:value-type="percentage" office:value="0.3333" calcext:value-type="percentage">
            <text:p>33,33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69" calcext:value-type="float">
            <text:p>0,69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5</text:p>
          </table:table-cell>
          <table:table-cell table:style-name="ce30"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2385" calcext:value-type="percentage">
            <text:p>23,85%</text:p>
          </table:table-cell>
          <table:table-cell table:style-name="Default"/>
          <table:table-cell office:value-type="string" calcext:value-type="string">
            <text:p>Liver_6</text:p>
          </table:table-cell>
          <table:table-cell table:style-name="ce26" office:value-type="percentage" office:value="0.2735" calcext:value-type="percentage">
            <text:p>27,35%</text:p>
          </table:table-cell>
          <table:table-cell office:value-type="percentage" office:value="0.1225" calcext:value-type="percentage">
            <text:p>12,25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1.11" calcext:value-type="float">
            <text:p>1,11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6</text:p>
          </table:table-cell>
          <table:table-cell table:style-name="ce30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2818" calcext:value-type="percentage">
            <text:p>28,18%</text:p>
          </table:table-cell>
          <table:table-cell table:style-name="Default"/>
          <table:table-cell office:value-type="string" calcext:value-type="string">
            <text:p>Liver_7</text:p>
          </table:table-cell>
          <table:table-cell table:style-name="ce26" office:value-type="percentage" office:value="0.299" calcext:value-type="percentage">
            <text:p>29,90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25" calcext:value-type="float">
            <text:p>0,25</text:p>
          </table:table-cell>
          <table:table-cell table:style-name="ce30" office:value-type="float" office:value="2.34" calcext:value-type="float">
            <text:p>2,34</text:p>
          </table:table-cell>
          <table:table-cell office:value-type="string" calcext:value-type="string">
            <text:p>NT_7</text:p>
          </table:table-cell>
          <table:table-cell table:style-name="ce30"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2998" calcext:value-type="percentage">
            <text:p>29,98%</text:p>
          </table:table-cell>
          <table:table-cell table:style-name="Default"/>
          <table:table-cell office:value-type="string" calcext:value-type="string">
            <text:p>Liver_8</text:p>
          </table:table-cell>
          <table:table-cell table:style-name="ce26" office:value-type="percentage" office:value="0.2667" calcext:value-type="percentage">
            <text:p>26,67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54" calcext:value-type="float">
            <text:p>0,54</text:p>
          </table:table-cell>
          <table:table-cell table:style-name="ce30" office:value-type="float" office:value="0.89" calcext:value-type="float">
            <text:p>0,89</text:p>
          </table:table-cell>
          <table:table-cell office:value-type="string" calcext:value-type="string">
            <text:p>NT_8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2947" calcext:value-type="percentage">
            <text:p>29,47%</text:p>
          </table:table-cell>
          <table:table-cell table:style-name="Default"/>
          <table:table-cell office:value-type="string" calcext:value-type="string">
            <text:p>Liver_9</text:p>
          </table:table-cell>
          <table:table-cell table:style-name="ce26" office:value-type="percentage" office:value="0.4431" calcext:value-type="percentage">
            <text:p>44,31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2.95" calcext:value-type="float">
            <text:p>2,95</text:p>
          </table:table-cell>
          <table:table-cell table:style-name="ce30" office:value-type="float" office:value="0.38" calcext:value-type="float">
            <text:p>0,38</text:p>
          </table:table-cell>
          <table:table-cell office:value-type="string" calcext:value-type="string">
            <text:p>NT_9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48" calcext:value-type="float">
            <text:p>0,4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3015" calcext:value-type="percentage">
            <text:p>30,15%</text:p>
          </table:table-cell>
          <table:table-cell table:style-name="Default"/>
          <table:table-cell office:value-type="string" calcext:value-type="string">
            <text:p>Liver_10</text:p>
          </table:table-cell>
          <table:table-cell table:style-name="ce26" office:value-type="percentage" office:value="0.2941" calcext:value-type="percentage">
            <text:p>29,41%</text:p>
          </table:table-cell>
          <table:table-cell office:value-type="percentage" office:value="0.2618" calcext:value-type="percentage">
            <text:p>26,18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65" calcext:value-type="float">
            <text:p>0,65</text:p>
          </table:table-cell>
          <table:table-cell table:style-name="ce30" office:value-type="float" office:value="0.59" calcext:value-type="float">
            <text:p>0,59</text:p>
          </table:table-cell>
          <table:table-cell office:value-type="string" calcext:value-type="string">
            <text:p>NT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26527" calcext:value-type="percentage">
            <text:p>26,53%</text:p>
          </table:table-cell>
          <table:table-cell table:style-name="ce25" table:formula="of:=AVERAGE([.C16:.C25])" office:value-type="percentage" office:value="0.2192" calcext:value-type="percentage">
            <text:p>21,92%</text:p>
          </table:table-cell>
          <table:table-cell table:style-name="ce23"/>
          <table:table-cell table:style-name="ce25" table:formula="of:=AVERAGE([.E16:.E25])" office:value-type="percentage" office:value="0.30146" calcext:value-type="percentage">
            <text:p>30,15%</text:p>
          </table:table-cell>
          <table:table-cell table:style-name="ce25" table:formula="of:=AVERAGE([.F16:.F25])" office:value-type="percentage" office:value="0.29433" calcext:value-type="percentage">
            <text:p>29,43%</text:p>
          </table:table-cell>
          <table:table-cell table:style-name="ce23"/>
          <table:table-cell table:style-name="ce28" table:formula="of:=AVERAGE([.H16:.H25])" office:value-type="float" office:value="0.837" calcext:value-type="float">
            <text:p>0,837</text:p>
          </table:table-cell>
          <table:table-cell table:style-name="ce28" table:formula="of:=AVERAGE([.I16:.I25])" office:value-type="float" office:value="0.811" calcext:value-type="float">
            <text:p>0,811</text:p>
          </table:table-cell>
          <table:table-cell table:style-name="ce23"/>
          <table:table-cell table:style-name="ce28" table:formula="of:=AVERAGE([.K16:.K25])" office:value-type="float" office:value="0.163" calcext:value-type="float">
            <text:p>0,163</text:p>
          </table:table-cell>
          <table:table-cell table:style-name="ce28" table:formula="of:=AVERAGE([.L16:.L25])" office:value-type="float" office:value="0.207" calcext:value-type="float">
            <text:p>0,207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048" calcext:value-type="percentage">
            <text:p>10,48%</text:p>
          </table:table-cell>
          <table:table-cell office:value-type="percentage" office:value="0.1219" calcext:value-type="percentage">
            <text:p>12,19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0544" calcext:value-type="percentage">
            <text:p>5,44%</text:p>
          </table:table-cell>
          <table:table-cell office:value-type="percentage" office:value="0.0978" calcext:value-type="percentage">
            <text:p>9,78%</text:p>
          </table:table-cell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076" calcext:value-type="percentage">
            <text:p>10,76%</text:p>
          </table:table-cell>
          <table:table-cell office:value-type="percentage" office:value="0.0619" calcext:value-type="percentage">
            <text:p>6,19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05" calcext:value-type="percentage">
            <text:p>5,00%</text:p>
          </table:table-cell>
          <table:table-cell office:value-type="percentage" office:value="0.0378" calcext:value-type="percentage">
            <text:p>3,78%</text:p>
          </table:table-cell>
          <table:table-cell office:value-type="string" calcext:value-type="string">
            <text:p>Quake_1</text:p>
          </table:table-cell>
          <table:table-cell office:value-type="float" office:value="8.43" calcext:value-type="float">
            <text:p>8,43</text:p>
          </table:table-cell>
          <table:table-cell office:value-type="float" office:value="8.92" calcext:value-type="float">
            <text:p>8,92</text:p>
          </table:table-cell>
          <table:table-cell office:value-type="string" calcext:value-type="string">
            <text:p>Wankara_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21" calcext:value-type="float">
            <text:p>0,022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05" calcext:value-type="percentage">
            <text:p>5,05%</text:p>
          </table:table-cell>
          <table:table-cell office:value-type="percentage" office:value="0.0429" calcext:value-type="percentage">
            <text:p>4,29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222" calcext:value-type="percentage">
            <text:p>12,22%</text:p>
          </table:table-cell>
          <table:table-cell office:value-type="percentage" office:value="0.1233" calcext:value-type="percentage">
            <text:p>12,33%</text:p>
          </table:table-cell>
          <table:table-cell office:value-type="string" calcext:value-type="string">
            <text:p>Quake_2</text:p>
          </table:table-cell>
          <table:table-cell office:value-type="float" office:value="7.6" calcext:value-type="float">
            <text:p>7,6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Wankara_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3" calcext:value-type="float">
            <text:p>0,02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14" calcext:value-type="percentage">
            <text:p>14,00%</text:p>
          </table:table-cell>
          <table:table-cell office:value-type="percentage" office:value="0.1352" calcext:value-type="percentage">
            <text:p>13,52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Quake_3</text:p>
          </table:table-cell>
          <table:table-cell office:value-type="float" office:value="8.55" calcext:value-type="float">
            <text:p>8,55</text:p>
          </table:table-cell>
          <table:table-cell/>
          <table:table-cell office:value-type="string" calcext:value-type="string">
            <text:p>Wankara_3</text:p>
          </table:table-cell>
          <table:table-cell office:value-type="float" office:value="0.027" calcext:value-type="float">
            <text:p>0,02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119" calcext:value-type="percentage">
            <text:p>11,90%</text:p>
          </table:table-cell>
          <table:table-cell office:value-type="percentage" office:value="0.0581" calcext:value-type="percentage">
            <text:p>5,81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044" calcext:value-type="percentage">
            <text:p>0,44%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4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905" calcext:value-type="percentage">
            <text:p>9,05%</text:p>
          </table:table-cell>
          <table:table-cell office:value-type="percentage" office:value="0.101" calcext:value-type="percentage">
            <text:p>10,10%</text:p>
          </table:table-cell>
          <table:table-cell office:value-type="string" calcext:value-type="string">
            <text:p>Z_f_s_6</text:p>
          </table:table-cell>
          <table:table-cell table:style-name="ce26" office:value-type="percentage" office:value="0.0022" calcext:value-type="percentage">
            <text:p>0,22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1352" calcext:value-type="percentage">
            <text:p>13,52%</text:p>
          </table:table-cell>
          <table:table-cell office:value-type="percentage" office:value="0.1095" calcext:value-type="percentage">
            <text:p>10,9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1111" calcext:value-type="percentage">
            <text:p>11,11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Quake_6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571" calcext:value-type="percentage">
            <text:p>5,71%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0756" calcext:value-type="percentage">
            <text:p>7,56%</text:p>
          </table:table-cell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67" calcext:value-type="percentage">
            <text:p>14,67%</text:p>
          </table:table-cell>
          <table:table-cell office:value-type="percentage" office:value="0.0952" calcext:value-type="percentage">
            <text:p>9,52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122" calcext:value-type="percentage">
            <text:p>1,22%</text:p>
          </table:table-cell>
          <table:table-cell office:value-type="percentage" office:value="0.0744" calcext:value-type="percentage">
            <text:p>7,44%</text:p>
          </table:table-cell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943" calcext:value-type="percentage">
            <text:p>9,43%</text:p>
          </table:table-cell>
          <table:table-cell office:value-type="percentage" office:value="0.0371" calcext:value-type="percentage">
            <text:p>3,7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956" calcext:value-type="percentage">
            <text:p>9,56%</text:p>
          </table:table-cell>
          <table:table-cell office:value-type="percentage" office:value="0.0267" calcext:value-type="percentage">
            <text:p>2,67%</text:p>
          </table:table-cell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30:.B39])" office:value-type="percentage" office:value="0.10457" calcext:value-type="percentage">
            <text:p>10,46%</text:p>
          </table:table-cell>
          <table:table-cell table:style-name="ce25" table:formula="of:=AVERAGE([.C30:.C39])" office:value-type="percentage" office:value="0.08418" calcext:value-type="percentage">
            <text:p>8,42%</text:p>
          </table:table-cell>
          <table:table-cell table:style-name="ce23"/>
          <table:table-cell table:style-name="ce25" table:formula="of:=AVERAGE([.E30:.E39])" office:value-type="percentage" office:value="0.05521" calcext:value-type="percentage">
            <text:p>5,52%</text:p>
          </table:table-cell>
          <table:table-cell table:style-name="ce25" table:formula="of:=AVERAGE([.F30:.F39])" office:value-type="percentage" office:value="0.06122" calcext:value-type="percentage">
            <text:p>6,12%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formula="of:=AVERAGE([.H31:.H40])" office:value-type="float" office:value="8.19333333333333" calcext:value-type="float">
            <text:p>8,19333333333333</text:p>
          </table:table-cell>
          <table:table-cell table:style-name="ce28" table:formula="of:=AVERAGE([.I31:.I40])" office:value-type="float" office:value="8.56" calcext:value-type="float">
            <text:p>8,56</text:p>
          </table:table-cell>
          <table:table-cell table:style-name="ce28"/>
          <table:table-cell table:style-name="ce28" table:formula="of:=AVERAGE([.K31:.K40])" office:value-type="float" office:value="0.0263333333333333" calcext:value-type="float">
            <text:p>0,026333333333333</text:p>
          </table:table-cell>
          <table:table-cell table:style-name="ce28" table:formula="of:=AVERAGE([.L31:.L40])" office:value-type="float" office:value="0.02255" calcext:value-type="float">
            <text:p>0,02255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6" office:value-type="percentage" office:value="0.3154" calcext:value-type="percentage">
            <text:p>31,54%</text:p>
          </table:table-cell>
          <table:table-cell office:value-type="percentage" office:value="0.2769" calcext:value-type="percentage">
            <text:p>27,6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2025" calcext:value-type="percentage">
            <text:p>20,25%</text:p>
          </table:table-cell>
          <table:table-cell office:value-type="percentage" office:value="0.1815" calcext:value-type="percentage">
            <text:p>18,15%</text:p>
          </table:table-cell>
          <table:table-cell office:value-type="string" calcext:value-type="string">
            <text:p>Laser_1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Housing_1</text:p>
          </table:table-cell>
          <table:table-cell table:style-name="ce30" office:value-type="float" office:value="371.99" calcext:value-type="float">
            <text:p>371,99</text:p>
          </table:table-cell>
          <table:table-cell office:value-type="float" office:value="361.79" calcext:value-type="float">
            <text:p>361,7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159" calcext:value-type="percentage">
            <text:p>15,90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095" calcext:value-type="percentage">
            <text:p>9,50%</text:p>
          </table:table-cell>
          <table:table-cell office:value-type="percentage" office:value="0.0778" calcext:value-type="percentage">
            <text:p>7,78%</text:p>
          </table:table-cell>
          <table:table-cell office:value-type="string" calcext:value-type="string">
            <text:p>Laser_2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Housing_2</text:p>
          </table:table-cell>
          <table:table-cell table:style-name="ce30" office:value-type="float" office:value="556.73" calcext:value-type="float">
            <text:p>556,73</text:p>
          </table:table-cell>
          <table:table-cell office:value-type="float" office:value="524.49" calcext:value-type="float">
            <text:p>524,4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2179" calcext:value-type="percentage">
            <text:p>21,79%</text:p>
          </table:table-cell>
          <table:table-cell office:value-type="percentage" office:value="0.1744" calcext:value-type="percentage">
            <text:p>17,44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1741" calcext:value-type="percentage">
            <text:p>17,41%</text:p>
          </table:table-cell>
          <table:table-cell office:value-type="percentage" office:value="0.1938" calcext:value-type="percentage">
            <text:p>19,38%</text:p>
          </table:table-cell>
          <table:table-cell office:value-type="string" calcext:value-type="string">
            <text:p>Laser_3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3</text:p>
          </table:table-cell>
          <table:table-cell table:style-name="ce30" office:value-type="float" office:value="603.53" calcext:value-type="float">
            <text:p>603,53</text:p>
          </table:table-cell>
          <table:table-cell office:value-type="float" office:value="405.66" calcext:value-type="float">
            <text:p>405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4103" calcext:value-type="percentage">
            <text:p>41,03%</text:p>
          </table:table-cell>
          <table:table-cell office:value-type="percentage" office:value="0.2538" calcext:value-type="percentage">
            <text:p>25,38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1124" calcext:value-type="percentage">
            <text:p>11,24%</text:p>
          </table:table-cell>
          <table:table-cell office:value-type="percentage" office:value="0.1518" calcext:value-type="percentage">
            <text:p>15,18%</text:p>
          </table:table-cell>
          <table:table-cell office:value-type="string" calcext:value-type="string">
            <text:p>Laser_4</text:p>
          </table:table-cell>
          <table:table-cell office:value-type="float" office:value="0.61" calcext:value-type="float">
            <text:p>0,6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Housing_4</text:p>
          </table:table-cell>
          <table:table-cell table:style-name="ce30" office:value-type="float" office:value="620.59" calcext:value-type="float">
            <text:p>620,59</text:p>
          </table:table-cell>
          <table:table-cell office:value-type="float" office:value="535.86" calcext:value-type="float">
            <text:p>535,8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1846" calcext:value-type="percentage">
            <text:p>18,46%</text:p>
          </table:table-cell>
          <table:table-cell office:value-type="percentage" office:value="0.2256" calcext:value-type="percentage">
            <text:p>2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1235" calcext:value-type="percentage">
            <text:p>12,35%</text:p>
          </table:table-cell>
          <table:table-cell office:value-type="percentage" office:value="0.2012" calcext:value-type="percentage">
            <text:p>20,12%</text:p>
          </table:table-cell>
          <table:table-cell office:value-type="string" calcext:value-type="string">
            <text:p>Laser_5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Housing_5</text:p>
          </table:table-cell>
          <table:table-cell table:style-name="ce30" office:value-type="float" office:value="1002.21" calcext:value-type="float">
            <text:p>1002,21</text:p>
          </table:table-cell>
          <table:table-cell office:value-type="float" office:value="877.77" calcext:value-type="float">
            <text:p>877,7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 office:value-type="percentage" office:value="0.4846" calcext:value-type="percentage">
            <text:p>48,46%</text:p>
          </table:table-cell>
          <table:table-cell office:value-type="percentage" office:value="0.4077" calcext:value-type="percentage">
            <text:p>40,77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235" calcext:value-type="percentage">
            <text:p>22,35%</text:p>
          </table:table-cell>
          <table:table-cell office:value-type="percentage" office:value="0.2185" calcext:value-type="percentage">
            <text:p>21,85%</text:p>
          </table:table-cell>
          <table:table-cell office:value-type="string" calcext:value-type="string">
            <text:p>Laser_6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6</text:p>
          </table:table-cell>
          <table:table-cell table:style-name="ce30" office:value-type="float" office:value="418.67" calcext:value-type="float">
            <text:p>418,67</text:p>
          </table:table-cell>
          <table:table-cell office:value-type="float" office:value="508.66" calcext:value-type="float">
            <text:p>508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718" calcext:value-type="percentage">
            <text:p>7,18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2148" calcext:value-type="percentage">
            <text:p>21,48%</text:p>
          </table:table-cell>
          <table:table-cell office:value-type="percentage" office:value="0.2481" calcext:value-type="percentage">
            <text:p>24,81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Housing_7</text:p>
          </table:table-cell>
          <table:table-cell table:style-name="ce30" office:value-type="float" office:value="632.56" calcext:value-type="float">
            <text:p>632,56</text:p>
          </table:table-cell>
          <table:table-cell office:value-type="float" office:value="544.92" calcext:value-type="float">
            <text:p>544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 office:value-type="percentage" office:value="0.1821" calcext:value-type="percentage">
            <text:p>18,21%</text:p>
          </table:table-cell>
          <table:table-cell office:value-type="percentage" office:value="0.1641" calcext:value-type="percentage">
            <text:p>16,41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074" calcext:value-type="percentage">
            <text:p>20,74%</text:p>
          </table:table-cell>
          <table:table-cell office:value-type="percentage" office:value="0.1543" calcext:value-type="percentage">
            <text:p>15,43%</text:p>
          </table:table-cell>
          <table:table-cell office:value-type="string" calcext:value-type="string">
            <text:p>Laser_8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Housing_8</text:p>
          </table:table-cell>
          <table:table-cell table:style-name="ce30" office:value-type="float" office:value="695.08" calcext:value-type="float">
            <text:p>695,08</text:p>
          </table:table-cell>
          <table:table-cell office:value-type="float" office:value="826.11" calcext:value-type="float">
            <text:p>826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 office:value-type="percentage" office:value="0.0641" calcext:value-type="percentage">
            <text:p>6,41%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654" calcext:value-type="percentage">
            <text:p>26,54%</text:p>
          </table:table-cell>
          <table:table-cell office:value-type="percentage" office:value="0.1864" calcext:value-type="percentage">
            <text:p>18,64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9</text:p>
          </table:table-cell>
          <table:table-cell table:style-name="ce30" office:value-type="float" office:value="577.67" calcext:value-type="float">
            <text:p>577,67</text:p>
          </table:table-cell>
          <table:table-cell office:value-type="float" office:value="507.1" calcext:value-type="float">
            <text:p>507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 office:value-type="percentage" office:value="0.3077" calcext:value-type="percentage">
            <text:p>30,77%</text:p>
          </table:table-cell>
          <table:table-cell office:value-type="percentage" office:value="0.2564" calcext:value-type="percentage">
            <text:p>25,64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1519" calcext:value-type="percentage">
            <text:p>15,19%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Laser_10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string" calcext:value-type="string">
            <text:p>Housing_10</text:p>
          </table:table-cell>
          <table:table-cell table:style-name="ce30" office:value-type="float" office:value="416.96" calcext:value-type="float">
            <text:p>416,96</text:p>
          </table:table-cell>
          <table:table-cell office:value-type="float" office:value="293.97" calcext:value-type="float">
            <text:p>293,97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23257" calcext:value-type="percentage">
            <text:p>23,26%</text:p>
          </table:table-cell>
          <table:table-cell table:style-name="ce25" table:formula="of:=AVERAGE([.C45:.C54])" office:value-type="percentage" office:value="0.21769" calcext:value-type="percentage">
            <text:p>21,77%</text:p>
          </table:table-cell>
          <table:table-cell table:style-name="ce23"/>
          <table:table-cell table:style-name="ce25" table:formula="of:=AVERAGE([.E45:.E54])" office:value-type="percentage" office:value="0.17705" calcext:value-type="percentage">
            <text:p>17,71%</text:p>
          </table:table-cell>
          <table:table-cell table:style-name="ce25" table:formula="of:=AVERAGE([.F45:.F54])" office:value-type="percentage" office:value="0.18134" calcext:value-type="percentage">
            <text:p>18,13%</text:p>
          </table:table-cell>
          <table:table-cell table:style-name="ce23"/>
          <table:table-cell table:style-name="ce28" table:formula="of:=AVERAGE([.H45:.H54])" office:value-type="float" office:value="0.213" calcext:value-type="float">
            <text:p>0,213</text:p>
          </table:table-cell>
          <table:table-cell table:style-name="ce28" table:formula="of:=AVERAGE([.I45:.I54])" office:value-type="float" office:value="0.2" calcext:value-type="float">
            <text:p>0,2</text:p>
          </table:table-cell>
          <table:table-cell table:style-name="ce23"/>
          <table:table-cell table:style-name="ce28" table:formula="of:=AVERAGE([.K45:.K54])" office:value-type="float" office:value="589.599" calcext:value-type="float">
            <text:p>589,599</text:p>
          </table:table-cell>
          <table:table-cell table:style-name="ce28" table:formula="of:=AVERAGE([.L45:.L54])" office:value-type="float" office:value="538.633" calcext:value-type="float">
            <text:p>538,633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Airfoil_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2</text:p>
          </table:table-cell>
          <table:table-cell office:value-type="percentage" office:value="0.0353" calcext:value-type="percentage">
            <text:p>3,5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2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3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Airfoil_3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office:value-type="percentage" office:value="0.0016" calcext:value-type="percentage">
            <text:p>0,16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4</text:p>
          </table:table-cell>
          <table:table-cell office:value-type="percentage" office:value="0.0207" calcext:value-type="percentage">
            <text:p>2,07%</text:p>
          </table:table-cell>
          <table:table-cell table:style-name="ce24" office:value-type="percentage" office:value="0.0393" calcext:value-type="percentage">
            <text:p>3,93%</text:p>
          </table:table-cell>
          <table:table-cell office:value-type="string" calcext:value-type="string">
            <text:p>Airfoil_4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5</text:p>
          </table:table-cell>
          <table:table-cell office:value-type="percentage" office:value="0.0233" calcext:value-type="percentage">
            <text:p>2,33%</text:p>
          </table:table-cell>
          <table:table-cell table:style-name="ce24"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6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office:value-type="percentage" office:value="0.0054" calcext:value-type="percentage">
            <text:p>0,54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7</text:p>
          </table:table-cell>
          <table:table-cell office:value-type="percentage" office:value="0.02" calcext:value-type="percentage">
            <text:p>2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office:value-type="percentage" office:value="0.0059" calcext:value-type="percentage">
            <text:p>0,59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8</text:p>
          </table:table-cell>
          <table:table-cell office:value-type="percentage" office:value="0.0147" calcext:value-type="percentage">
            <text:p>1,47%</text:p>
          </table:table-cell>
          <table:table-cell table:style-name="ce24" office:value-type="percentage" office:value="0.0193" calcext:value-type="percentage">
            <text:p>1,93%</text:p>
          </table:table-cell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484" calcext:value-type="percentage">
            <text:p>4,84%</text:p>
          </table:table-cell>
          <table:table-cell office:value-type="string" calcext:value-type="string">
            <text:p>zonf_s_9</text:p>
          </table:table-cell>
          <table:table-cell office:value-type="percentage" office:value="0.0173" calcext:value-type="percentage">
            <text:p>1,7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office:value-type="percentage" office:value="0.0167" calcext:value-type="percentage">
            <text:p>1,67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0</text:p>
          </table:table-cell>
          <table:table-cell office:value-type="percentage" office:value="0.0467" calcext:value-type="percentage">
            <text:p>4,67%</text:p>
          </table:table-cell>
          <table:table-cell table:style-name="ce24" office:value-type="percentage" office:value="0.0127" calcext:value-type="percentage">
            <text:p>1,27%</text:p>
          </table:table-cell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59:.B68])" office:value-type="percentage" office:value="0.00296" calcext:value-type="percentage">
            <text:p>0,30%</text:p>
          </table:table-cell>
          <table:table-cell table:style-name="ce25" table:formula="of:=AVERAGE([.C59:.C68])" office:value-type="percentage" office:value="0.00806" calcext:value-type="percentage">
            <text:p>0,81%</text:p>
          </table:table-cell>
          <table:table-cell table:style-name="ce23"/>
          <table:table-cell table:style-name="ce25" table:formula="of:=AVERAGE([.E59:.E68])" office:value-type="percentage" office:value="0.0178" calcext:value-type="percentage">
            <text:p>1,78%</text:p>
          </table:table-cell>
          <table:table-cell table:style-name="ce25" table:formula="of:=AVERAGE([.F59:.F68])" office:value-type="percentage" office:value="0.02307" calcext:value-type="percentage">
            <text:p>2,31%</text:p>
          </table:table-cell>
          <table:table-cell table:style-name="ce25"/>
          <table:table-cell table:style-name="ce28" table:formula="of:=AVERAGE([.H59:.H68])" office:value-type="float" office:value="0.1025" calcext:value-type="float">
            <text:p>0,1025</text:p>
          </table:table-cell>
          <table:table-cell table:style-name="ce25" table:formula="of:=AVERAGE([.I59:.I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K59:.K68])" office:value-type="string" office:string-value="" calcext:value-type="error">
            <text:p>#DIV/0!</text:p>
          </table:table-cell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149" calcext:value-type="percentage">
            <text:p>21,49%</text:p>
          </table:table-cell>
          <table:table-cell table:style-name="ce24" office:value-type="percentage" office:value="0.2325" calcext:value-type="percentage">
            <text:p>23,25%</text:p>
          </table:table-cell>
          <table:table-cell office:value-type="string" calcext:value-type="string">
            <text:p>Popfailures_1</text:p>
          </table:table-cell>
          <table:table-cell office:value-type="percentage" office:value="0.0858" calcext:value-type="percentage">
            <text:p>8,58%</text:p>
          </table:table-cell>
          <table:table-cell table:style-name="ce24" office:value-type="percentage" office:value="0.0605" calcext:value-type="percentage">
            <text:p>6,05%</text:p>
          </table:table-cell>
          <table:table-cell office:value-type="string" calcext:value-type="string">
            <text:p>FA_1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PY_1</text:p>
          </table:table-cell>
          <table:table-cell office:value-type="float" office:value="0.32" calcext:value-type="float">
            <text:p>0,32</text:p>
          </table:table-cell>
          <table:table-cell office:value-type="float" office:value="1.06" calcext:value-type="float">
            <text:p>1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425" calcext:value-type="percentage">
            <text:p>24,25%</text:p>
          </table:table-cell>
          <table:table-cell table:style-name="ce24" office:value-type="percentage" office:value="0.2491" calcext:value-type="percentage">
            <text:p>24,91%</text:p>
          </table:table-cell>
          <table:table-cell office:value-type="string" calcext:value-type="string">
            <text:p>Popfailures_2</text:p>
          </table:table-cell>
          <table:table-cell office:value-type="percentage" office:value="0.092" calcext:value-type="percentage">
            <text:p>9,20%</text:p>
          </table:table-cell>
          <table:table-cell table:style-name="ce24" office:value-type="percentage" office:value="0.0735" calcext:value-type="percentage">
            <text:p>7,35%</text:p>
          </table:table-cell>
          <table:table-cell office:value-type="string" calcext:value-type="string">
            <text:p>FA_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2</text:p>
          </table:table-cell>
          <table:table-cell office:value-type="float" office:value="0.7" calcext:value-type="float">
            <text:p>0,7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3206" calcext:value-type="percentage">
            <text:p>32,06%</text:p>
          </table:table-cell>
          <table:table-cell table:style-name="ce24" office:value-type="percentage" office:value="0.2632" calcext:value-type="percentage">
            <text:p>26,32%</text:p>
          </table:table-cell>
          <table:table-cell office:value-type="string" calcext:value-type="string">
            <text:p>Popfailures_3</text:p>
          </table:table-cell>
          <table:table-cell office:value-type="percentage" office:value="0.0383" calcext:value-type="percentage">
            <text:p>3,83%</text:p>
          </table:table-cell>
          <table:table-cell table:style-name="ce24" office:value-type="percentage" office:value="0.0191" calcext:value-type="percentage">
            <text:p>1,91%</text:p>
          </table:table-cell>
          <table:table-cell office:value-type="string" calcext:value-type="string">
            <text:p>FA_3</text:p>
          </table:table-cell>
          <table:table-cell office:value-type="float" office:value="0.54" calcext:value-type="float">
            <text:p>0,54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3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1947" calcext:value-type="percentage">
            <text:p>19,47%</text:p>
          </table:table-cell>
          <table:table-cell table:style-name="ce24" office:value-type="percentage" office:value="0.2399" calcext:value-type="percentage">
            <text:p>23,99%</text:p>
          </table:table-cell>
          <table:table-cell office:value-type="string" calcext:value-type="string">
            <text:p>Popfailures_4</text:p>
          </table:table-cell>
          <table:table-cell office:value-type="percentage" office:value="0.016" calcext:value-type="percentage">
            <text:p>1,6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FA_4</text:p>
          </table:table-cell>
          <table:table-cell office:value-type="float" office:value="0.35" calcext:value-type="float">
            <text:p>0,35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4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1342" calcext:value-type="percentage">
            <text:p>13,42%</text:p>
          </table:table-cell>
          <table:table-cell table:style-name="ce24" office:value-type="percentage" office:value="0.3101" calcext:value-type="percentage">
            <text:p>31,01%</text:p>
          </table:table-cell>
          <table:table-cell office:value-type="string" calcext:value-type="string">
            <text:p>Popfailures_5</text:p>
          </table:table-cell>
          <table:table-cell office:value-type="percentage" office:value="0.0426" calcext:value-type="percentage">
            <text:p>4,26%</text:p>
          </table:table-cell>
          <table:table-cell table:style-name="ce24" office:value-type="percentage" office:value="0.0457" calcext:value-type="percentage">
            <text:p>4,57%</text:p>
          </table:table-cell>
          <table:table-cell office:value-type="string" calcext:value-type="string">
            <text:p>FA_5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PY_5</text:p>
          </table:table-cell>
          <table:table-cell office:value-type="float" office:value="0.1" calcext:value-type="float">
            <text:p>0,1</text:p>
          </table:table-cell>
          <table:table-cell office:value-type="float" office:value="0.92" calcext:value-type="float">
            <text:p>0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351" calcext:value-type="percentage">
            <text:p>23,51%</text:p>
          </table:table-cell>
          <table:table-cell table:style-name="ce24" office:value-type="percentage" office:value="0.1811" calcext:value-type="percentage">
            <text:p>18,11%</text:p>
          </table:table-cell>
          <table:table-cell office:value-type="string" calcext:value-type="string">
            <text:p>Popfailures_6</text:p>
          </table:table-cell>
          <table:table-cell office:value-type="percentage" office:value="0.0481" calcext:value-type="percentage">
            <text:p>4,81%</text:p>
          </table:table-cell>
          <table:table-cell table:style-name="ce24" office:value-type="percentage" office:value="0.0272" calcext:value-type="percentage">
            <text:p>2,72%</text:p>
          </table:table-cell>
          <table:table-cell office:value-type="string" calcext:value-type="string">
            <text:p>FA_6</text:p>
          </table:table-cell>
          <table:table-cell office:value-type="float" office:value="0.14" calcext:value-type="float">
            <text:p>0,1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PY_6</text:p>
          </table:table-cell>
          <table:table-cell office:value-type="float" office:value="0.12" calcext:value-type="float">
            <text:p>0,12</text:p>
          </table:table-cell>
          <table:table-cell office:value-type="float" office:value="0.29" calcext:value-type="float">
            <text:p>0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14" calcext:value-type="percentage">
            <text:p>21,40%</text:p>
          </table:table-cell>
          <table:table-cell table:style-name="ce24" office:value-type="percentage" office:value="0.2285" calcext:value-type="percentage">
            <text:p>22,85%</text:p>
          </table:table-cell>
          <table:table-cell office:value-type="string" calcext:value-type="string">
            <text:p>Popfailures_7</text:p>
          </table:table-cell>
          <table:table-cell office:value-type="percentage" office:value="0.0377" calcext:value-type="percentage">
            <text:p>3,77%</text:p>
          </table:table-cell>
          <table:table-cell table:style-name="ce24" office:value-type="percentage" office:value="0.0556" calcext:value-type="percentage">
            <text:p>5,56%</text:p>
          </table:table-cell>
          <table:table-cell office:value-type="string" calcext:value-type="string">
            <text:p>FA_7</text:p>
          </table:table-cell>
          <table:table-cell office:value-type="float" office:value="0.22" calcext:value-type="float">
            <text:p>0,2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PY_7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057" calcext:value-type="percentage">
            <text:p>30,57%</text:p>
          </table:table-cell>
          <table:table-cell table:style-name="ce24" office:value-type="percentage" office:value="0.2346" calcext:value-type="percentage">
            <text:p>23,46%</text:p>
          </table:table-cell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table:style-name="ce24" office:value-type="percentage" office:value="0.0759" calcext:value-type="percentage">
            <text:p>7,59%</text:p>
          </table:table-cell>
          <table:table-cell office:value-type="string" calcext:value-type="string">
            <text:p>FA_8</text:p>
          </table:table-cell>
          <table:table-cell office:value-type="float" office:value="0.48" calcext:value-type="float">
            <text:p>0,48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PY_8</text:p>
          </table:table-cell>
          <table:table-cell office:value-type="float" office:value="0.04" calcext:value-type="float">
            <text:p>0,04</text:p>
          </table:table-cell>
          <table:table-cell office:value-type="float" office:value="0.81" calcext:value-type="float">
            <text:p>0,8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386" calcext:value-type="percentage">
            <text:p>23,86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table:style-name="ce24" office:value-type="percentage" office:value="0.037" calcext:value-type="percentage">
            <text:p>3,70%</text:p>
          </table:table-cell>
          <table:table-cell office:value-type="string" calcext:value-type="string">
            <text:p>FA_9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PY_9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2759" calcext:value-type="percentage">
            <text:p>27,59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10</text:p>
          </table:table-cell>
          <table:table-cell office:value-type="percentage" office:value="0.0685" calcext:value-type="percentage">
            <text:p>6,85%</text:p>
          </table:table-cell>
          <table:table-cell table:style-name="ce24"/>
          <table:table-cell office:value-type="string" calcext:value-type="string">
            <text:p>FA_10</text:p>
          </table:table-cell>
          <table:table-cell office:value-type="float" office:value="4.77" calcext:value-type="float">
            <text:p>4,77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PY_10</text:p>
          </table:table-cell>
          <table:table-cell office:value-type="float" office:value="0.18" calcext:value-type="float">
            <text:p>0,18</text:p>
          </table:table-cell>
          <table:table-cell office:value-type="float" office:value="0.45" calcext:value-type="float">
            <text:p>0,45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23762" calcext:value-type="percentage">
            <text:p>23,76%</text:p>
          </table:table-cell>
          <table:table-cell table:style-name="ce25" table:formula="of:=AVERAGE([.C73:.C82])" office:value-type="percentage" office:value="0.24802" calcext:value-type="percentage">
            <text:p>24,80%</text:p>
          </table:table-cell>
          <table:table-cell table:style-name="ce23"/>
          <table:table-cell table:style-name="ce25" table:formula="of:=AVERAGE([.E73:.E82])" office:value-type="percentage" office:value="0.05216" calcext:value-type="percentage">
            <text:p>5,22%</text:p>
          </table:table-cell>
          <table:table-cell table:style-name="ce25" table:formula="of:=AVERAGE([.F73:.F82])" office:value-type="percentage" office:value="0.0465777777777778" calcext:value-type="percentage">
            <text:p>4,66%</text:p>
          </table:table-cell>
          <table:table-cell table:style-name="ce23"/>
          <table:table-cell table:style-name="ce28" table:formula="of:=AVERAGE([.H73:.H82])" office:value-type="float" office:value="0.761" calcext:value-type="float">
            <text:p>0,761</text:p>
          </table:table-cell>
          <table:table-cell table:style-name="ce28" table:formula="of:=AVERAGE([.I73:.I82])" office:value-type="float" office:value="0.301" calcext:value-type="float">
            <text:p>0,301</text:p>
          </table:table-cell>
          <table:table-cell table:style-name="ce23"/>
          <table:table-cell table:style-name="ce28" table:formula="of:=AVERAGE([.K73:.K82])" office:value-type="float" office:value="0.163" calcext:value-type="float">
            <text:p>0,163</text:p>
          </table:table-cell>
          <table:table-cell table:style-name="ce28" table:formula="of:=AVERAGE([.L73:.L82])" office:value-type="float" office:value="0.457" calcext:value-type="float">
            <text:p>0,457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3013" calcext:value-type="percentage">
            <text:p>30,13%</text:p>
          </table:table-cell>
          <table:table-cell table:style-name="ce24" office:value-type="percentage" office:value="0.2327" calcext:value-type="percentage">
            <text:p>23,27%</text:p>
          </table:table-cell>
          <table:table-cell office:value-type="string" calcext:value-type="string">
            <text:p>Regions2_1</text:p>
          </table:table-cell>
          <table:table-cell office:value-type="percentage" office:value="0.2608" calcext:value-type="percentage">
            <text:p>26,08%</text:p>
          </table:table-cell>
          <table:table-cell table:style-name="ce24" office:value-type="percentage" office:value="0.2269" calcext:value-type="percentage">
            <text:p>22,69%</text:p>
          </table:table-cell>
          <table:table-cell office:value-type="string" calcext:value-type="string">
            <text:p>Concrete_1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string" calcext:value-type="string">
            <text:p>Dermatology_1</text:p>
          </table:table-cell>
          <table:table-cell table:style-name="ce24" office:value-type="percentage" office:value="0.0286" calcext:value-type="percentage">
            <text:p>2,86%</text:p>
          </table:table-cell>
          <table:table-cell table:style-name="ce24" office:value-type="percentage" office:value="0.038" calcext:value-type="percentage">
            <text:p>3,8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42" calcext:value-type="percentage">
            <text:p>42,00%</text:p>
          </table:table-cell>
          <table:table-cell table:style-name="ce24" office:value-type="percentage" office:value="0.258" calcext:value-type="percentage">
            <text:p>25,80%</text:p>
          </table:table-cell>
          <table:table-cell office:value-type="string" calcext:value-type="string">
            <text:p>Regions2_2</text:p>
          </table:table-cell>
          <table:table-cell office:value-type="percentage" office:value="0.2376" calcext:value-type="percentage">
            <text:p>23,76%</text:p>
          </table:table-cell>
          <table:table-cell table:style-name="ce24" office:value-type="percentage" office:value="0.228" calcext:value-type="percentage">
            <text:p>22,80%</text:p>
          </table:table-cell>
          <table:table-cell office:value-type="string" calcext:value-type="string">
            <text:p>Concrete_2</text:p>
          </table:table-cell>
          <table:table-cell office:value-type="float" office:value="0.51" calcext:value-type="float">
            <text:p>0,51</text:p>
          </table:table-cell>
          <table:table-cell/>
          <table:table-cell office:value-type="string" calcext:value-type="string">
            <text:p>Dermatology_2</text:p>
          </table:table-cell>
          <table:table-cell table:style-name="ce24" office:value-type="percentage" office:value="0.0581" calcext:value-type="percentage">
            <text:p>5,81%</text:p>
          </table:table-cell>
          <table:table-cell table:style-name="ce24" office:value-type="percentage" office:value="0.0657" calcext:value-type="percentage">
            <text:p>6,5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3367" calcext:value-type="percentage">
            <text:p>33,67%</text:p>
          </table:table-cell>
          <table:table-cell table:style-name="ce24" office:value-type="percentage" office:value="0.3707" calcext:value-type="percentage">
            <text:p>37,07%</text:p>
          </table:table-cell>
          <table:table-cell office:value-type="string" calcext:value-type="string">
            <text:p>Regions2_3</text:p>
          </table:table-cell>
          <table:table-cell office:value-type="percentage" office:value="0.2543" calcext:value-type="percentage">
            <text:p>25,43%</text:p>
          </table:table-cell>
          <table:table-cell table:style-name="ce24" office:value-type="percentage" office:value="0.2242" calcext:value-type="percentage">
            <text:p>22,42%</text:p>
          </table:table-cell>
          <table:table-cell office:value-type="string" calcext:value-type="string">
            <text:p>Concrete_3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table:style-name="ce24" office:value-type="percentage" office:value="0.0305" calcext:value-type="percentage">
            <text:p>3,05%</text:p>
          </table:table-cell>
          <table:table-cell table:style-name="ce24" office:value-type="percentage" office:value="0.0314" calcext:value-type="percentage">
            <text:p>3,14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3527" calcext:value-type="percentage">
            <text:p>35,27%</text:p>
          </table:table-cell>
          <table:table-cell table:style-name="ce24" office:value-type="percentage" office:value="0.424" calcext:value-type="percentage">
            <text:p>42,40%</text:p>
          </table:table-cell>
          <table:table-cell office:value-type="string" calcext:value-type="string">
            <text:p>Regions2_4</text:p>
          </table:table-cell>
          <table:table-cell office:value-type="percentage" office:value="0.3177" calcext:value-type="percentage">
            <text:p>31,77%</text:p>
          </table:table-cell>
          <table:table-cell table:style-name="ce24" office:value-type="percentage" office:value="0.2575" calcext:value-type="percentage">
            <text:p>25,75%</text:p>
          </table:table-cell>
          <table:table-cell office:value-type="string" calcext:value-type="string">
            <text:p>Concrete_4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table:style-name="ce24" office:value-type="percentage" office:value="0.239" calcext:value-type="percentage">
            <text:p>23,90%</text:p>
          </table:table-cell>
          <table:table-cell table:style-name="ce24" office:value-type="percentage" office:value="0.0381" calcext:value-type="percentage">
            <text:p>3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2807" calcext:value-type="percentage">
            <text:p>28,07%</text:p>
          </table:table-cell>
          <table:table-cell table:style-name="ce24" office:value-type="percentage" office:value="0.2093" calcext:value-type="percentage">
            <text:p>20,93%</text:p>
          </table:table-cell>
          <table:table-cell office:value-type="string" calcext:value-type="string">
            <text:p>Regions2_5</text:p>
          </table:table-cell>
          <table:table-cell office:value-type="percentage" office:value="0.2419" calcext:value-type="percentage">
            <text:p>24,19%</text:p>
          </table:table-cell>
          <table:table-cell table:style-name="ce24" office:value-type="percentage" office:value="0.2731" calcext:value-type="percentage">
            <text:p>27,31%</text:p>
          </table:table-cell>
          <table:table-cell office:value-type="string" calcext:value-type="string">
            <text:p>Concrete_5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table:style-name="ce24" office:value-type="percentage" office:value="0.1143" calcext:value-type="percentage">
            <text:p>11,43%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4593" calcext:value-type="percentage">
            <text:p>45,93%</text:p>
          </table:table-cell>
          <table:table-cell table:style-name="ce24" office:value-type="percentage" office:value="0.332" calcext:value-type="percentage">
            <text:p>33,20%</text:p>
          </table:table-cell>
          <table:table-cell office:value-type="string" calcext:value-type="string">
            <text:p>Regions2_6</text:p>
          </table:table-cell>
          <table:table-cell office:value-type="percentage" office:value="0.3328" calcext:value-type="percentage">
            <text:p>33,28%</text:p>
          </table:table-cell>
          <table:table-cell table:style-name="ce24" office:value-type="percentage" office:value="0.3145" calcext:value-type="percentage">
            <text:p>31,45%</text:p>
          </table:table-cell>
          <table:table-cell office:value-type="string" calcext:value-type="string">
            <text:p>Concrete_6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table:style-name="ce24" office:value-type="percentage" office:value="0.0276" calcext:value-type="percentage">
            <text:p>2,76%</text:p>
          </table:table-cell>
          <table:table-cell table:style-name="ce24" office:value-type="percentage" office:value="0.0562" calcext:value-type="percentage">
            <text:p>5,62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28" calcext:value-type="percentage">
            <text:p>28,00%</text:p>
          </table:table-cell>
          <table:table-cell table:style-name="ce24" office:value-type="percentage" office:value="0.242" calcext:value-type="percentage">
            <text:p>24,20%</text:p>
          </table:table-cell>
          <table:table-cell office:value-type="string" calcext:value-type="string">
            <text:p>Regions2_7</text:p>
          </table:table-cell>
          <table:table-cell office:value-type="percentage" office:value="0.2435" calcext:value-type="percentage">
            <text:p>24,35%</text:p>
          </table:table-cell>
          <table:table-cell table:style-name="ce24" office:value-type="percentage" office:value="0.2241" calcext:value-type="percentage">
            <text:p>22,41%</text:p>
          </table:table-cell>
          <table:table-cell office:value-type="string" calcext:value-type="string">
            <text:p>Concrete_7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table:style-name="ce24" office:value-type="percentage" office:value="0.0819" calcext:value-type="percentage">
            <text:p>8,19%</text:p>
          </table:table-cell>
          <table:table-cell table:style-name="ce24" office:value-type="percentage" office:value="0.0705" calcext:value-type="percentage">
            <text:p>7,05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2307" calcext:value-type="percentage">
            <text:p>23,07%</text:p>
          </table:table-cell>
          <table:table-cell table:style-name="ce24" office:value-type="percentage" office:value="0.2853" calcext:value-type="percentage">
            <text:p>28,53%</text:p>
          </table:table-cell>
          <table:table-cell office:value-type="string" calcext:value-type="string">
            <text:p>Regions2_8</text:p>
          </table:table-cell>
          <table:table-cell office:value-type="percentage" office:value="0.2312" calcext:value-type="percentage">
            <text:p>23,12%</text:p>
          </table:table-cell>
          <table:table-cell table:style-name="ce24"/>
          <table:table-cell office:value-type="string" calcext:value-type="string">
            <text:p>Concrete_8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table:style-name="ce24" office:value-type="percentage" office:value="0.0286" calcext:value-type="percentage">
            <text:p>2,86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1853" calcext:value-type="percentage">
            <text:p>18,53%</text:p>
          </table:table-cell>
          <table:table-cell table:style-name="ce24" office:value-type="percentage" office:value="0.3327" calcext:value-type="percentage">
            <text:p>33,27%</text:p>
          </table:table-cell>
          <table:table-cell office:value-type="string" calcext:value-type="string">
            <text:p>Regions2_9</text:p>
          </table:table-cell>
          <table:table-cell office:value-type="percentage" office:value="0.2269" calcext:value-type="percentage">
            <text:p>22,69%</text:p>
          </table:table-cell>
          <table:table-cell table:style-name="ce24"/>
          <table:table-cell office:value-type="string" calcext:value-type="string">
            <text:p>Concrete_9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2733" calcext:value-type="percentage">
            <text:p>27,33%</text:p>
          </table:table-cell>
          <table:table-cell table:style-name="ce24" office:value-type="percentage" office:value="0.3367" calcext:value-type="percentage">
            <text:p>33,67%</text:p>
          </table:table-cell>
          <table:table-cell office:value-type="string" calcext:value-type="string">
            <text:p>Regions2_10</text:p>
          </table:table-cell>
          <table:table-cell office:value-type="percentage" office:value="0.3269" calcext:value-type="percentage">
            <text:p>32,69%</text:p>
          </table:table-cell>
          <table:table-cell table:style-name="ce24"/>
          <table:table-cell office:value-type="string" calcext:value-type="string">
            <text:p>Concrete_10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86:.B95])" office:value-type="percentage" office:value="0.312" calcext:value-type="percentage">
            <text:p>31,20%</text:p>
          </table:table-cell>
          <table:table-cell table:style-name="ce25" table:formula="of:=AVERAGE([.C86:.C95])" office:value-type="percentage" office:value="0.30234" calcext:value-type="percentage">
            <text:p>30,23%</text:p>
          </table:table-cell>
          <table:table-cell table:style-name="ce23"/>
          <table:table-cell table:style-name="ce25" table:formula="of:=AVERAGE([.E86:.E95])" office:value-type="percentage" office:value="0.26736" calcext:value-type="percentage">
            <text:p>26,74%</text:p>
          </table:table-cell>
          <table:table-cell table:style-name="ce25" table:formula="of:=AVERAGE([.F86:.F95])" office:value-type="percentage" office:value="0.249757142857143" calcext:value-type="percentage">
            <text:p>24,98%</text:p>
          </table:table-cell>
          <table:table-cell table:style-name="ce23"/>
          <table:table-cell table:style-name="ce28" table:formula="of:=AVERAGE([.H86:.H95])" office:value-type="float" office:value="0.525" calcext:value-type="float">
            <text:p>0,525</text:p>
          </table:table-cell>
          <table:table-cell table:style-name="ce28" table:number-columns-repeated="2"/>
          <table:table-cell table:style-name="ce25" table:formula="of:=AVERAGE([.K86:.K95])" office:value-type="percentage" office:value="0.07915" calcext:value-type="percentage">
            <text:p>7,92%</text:p>
          </table:table-cell>
          <table:table-cell table:style-name="ce25" table:formula="of:=AVERAGE([.L86:.L95])" office:value-type="percentage" office:value="0.0497857142857143" calcext:value-type="percentage">
            <text:p>4,98%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281" calcext:value-type="percentage">
            <text:p>12,81%</text:p>
          </table:table-cell>
          <table:table-cell table:style-name="ce24" office:value-type="percentage" office:value="0.1158" calcext:value-type="percentage">
            <text:p>11,58%</text:p>
          </table:table-cell>
          <table:table-cell office:value-type="string" calcext:value-type="string">
            <text:p>Wdbc_1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293" calcext:value-type="percentage">
            <text:p>2,9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067" calcext:value-type="percentage">
            <text:p>20,67%</text:p>
          </table:table-cell>
          <table:table-cell table:style-name="ce24" office:value-type="percentage" office:value="0.31" calcext:value-type="percentage">
            <text:p>31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0684" calcext:value-type="percentage">
            <text:p>6,84%</text:p>
          </table:table-cell>
          <table:table-cell table:style-name="ce24" office:value-type="percentage" office:value="0.0561" calcext:value-type="percentage">
            <text:p>5,61%</text:p>
          </table:table-cell>
          <table:table-cell office:value-type="string" calcext:value-type="string">
            <text:p>Wdbc_2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633" calcext:value-type="percentage">
            <text:p>6,33%</text:p>
          </table:table-cell>
          <table:table-cell table:style-name="ce24" office:value-type="percentage" office:value="0.0233" calcext:value-type="percentage">
            <text:p>2,33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4" calcext:value-type="percentage">
            <text:p>24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368" calcext:value-type="percentage">
            <text:p>13,68%</text:p>
          </table:table-cell>
          <table:table-cell table:style-name="ce24" office:value-type="percentage" office:value="0.1569" calcext:value-type="percentage">
            <text:p>15,69%</text:p>
          </table:table-cell>
          <table:table-cell office:value-type="string" calcext:value-type="string">
            <text:p>Wdbc_3</text:p>
          </table:table-cell>
          <table:table-cell office:value-type="percentage" office:value="0.0661" calcext:value-type="percentage">
            <text:p>6,61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347" calcext:value-type="percentage">
            <text:p>3,47%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067" calcext:value-type="percentage">
            <text:p>30,67%</text:p>
          </table:table-cell>
          <table:table-cell table:style-name="ce24" office:value-type="percentage" office:value="0.32" calcext:value-type="percentage">
            <text:p>3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175" calcext:value-type="percentage">
            <text:p>1,75%</text:p>
          </table:table-cell>
          <table:table-cell table:style-name="ce24" office:value-type="percentage" office:value="0.0614" calcext:value-type="percentage">
            <text:p>6,14%</text:p>
          </table:table-cell>
          <table:table-cell office:value-type="string" calcext:value-type="string">
            <text:p>Wdbc_4</text:p>
          </table:table-cell>
          <table:table-cell office:value-type="percentage" office:value="0.0149" calcext:value-type="percentage">
            <text:p>1,49%</text:p>
          </table:table-cell>
          <table:table-cell table:style-name="ce24" office:value-type="percentage" office:value="0.0202" calcext:value-type="percentage">
            <text:p>2,02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24" calcext:value-type="percentage">
            <text:p>2,4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27" calcext:value-type="percentage">
            <text:p>27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333" calcext:value-type="percentage">
            <text:p>13,33%</text:p>
          </table:table-cell>
          <table:table-cell office:value-type="string" calcext:value-type="string">
            <text:p>Wdbc_5</text:p>
          </table:table-cell>
          <table:table-cell office:value-type="percentage" office:value="0.0381" calcext:value-type="percentage">
            <text:p>3,81%</text:p>
          </table:table-cell>
          <table:table-cell table:style-name="ce24" office:value-type="percentage" office:value="0.0125" calcext:value-type="percentage">
            <text:p>1,25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007" calcext:value-type="percentage">
            <text:p>0,07%</text:p>
          </table:table-cell>
          <table:table-cell table:style-name="ce24" office:value-type="percentage" office:value="0.0407" calcext:value-type="percentage">
            <text:p>4,07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67" calcext:value-type="percentage">
            <text:p>22,67%</text:p>
          </table:table-cell>
          <table:table-cell table:style-name="ce24" office:value-type="percentage" office:value="0.3767" calcext:value-type="percentage">
            <text:p>37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0842" calcext:value-type="percentage">
            <text:p>8,42%</text:p>
          </table:table-cell>
          <table:table-cell table:style-name="ce24" office:value-type="percentage" office:value="0.0912" calcext:value-type="percentage">
            <text:p>9,12%</text:p>
          </table:table-cell>
          <table:table-cell office:value-type="string" calcext:value-type="string">
            <text:p>Wdbc_6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36" calcext:value-type="percentage">
            <text:p>3,60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3" calcext:value-type="percentage">
            <text:p>3,00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733" calcext:value-type="percentage">
            <text:p>27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14" calcext:value-type="percentage">
            <text:p>6,14%</text:p>
          </table:table-cell>
          <table:table-cell table:style-name="ce24" office:value-type="percentage" office:value="0.0579" calcext:value-type="percentage">
            <text:p>5,79%</text:p>
          </table:table-cell>
          <table:table-cell office:value-type="string" calcext:value-type="string">
            <text:p>Wdbc_7</text:p>
          </table:table-cell>
          <table:table-cell office:value-type="percentage" office:value="0.0679" calcext:value-type="percentage">
            <text:p>6,79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48" calcext:value-type="percentage">
            <text:p>4,80%</text:p>
          </table:table-cell>
          <table:table-cell table:style-name="ce24" office:value-type="percentage" office:value="0.054" calcext:value-type="percentage">
            <text:p>5,40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" calcext:value-type="percentage">
            <text:p>10,00%</text:p>
          </table:table-cell>
          <table:table-cell table:style-name="ce24" office:value-type="percentage" office:value="0.12" calcext:value-type="percentage">
            <text:p>1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579" calcext:value-type="percentage">
            <text:p>15,79%</text:p>
          </table:table-cell>
          <table:table-cell office:value-type="string" calcext:value-type="string">
            <text:p>Wdbc_8</text:p>
          </table:table-cell>
          <table:table-cell office:value-type="percentage" office:value="0.0405" calcext:value-type="percentage">
            <text:p>4,05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18" calcext:value-type="percentage">
            <text:p>1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19" calcext:value-type="percentage">
            <text:p>19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0789" calcext:value-type="percentage">
            <text:p>7,89%</text:p>
          </table:table-cell>
          <table:table-cell table:style-name="ce24" office:value-type="percentage" office:value="0.1842" calcext:value-type="percentage">
            <text:p>18,42%</text:p>
          </table:table-cell>
          <table:table-cell office:value-type="string" calcext:value-type="string">
            <text:p>Wdbc_9</text:p>
          </table:table-cell>
          <table:table-cell office:value-type="percentage" office:value="0.0476" calcext:value-type="percentage">
            <text:p>4,76%</text:p>
          </table:table-cell>
          <table:table-cell table:style-name="ce24"/>
          <table:table-cell office:value-type="string" calcext:value-type="string">
            <text:p>zo_nf_s_9</text:p>
          </table:table-cell>
          <table:table-cell table:style-name="ce24" office:value-type="percentage" office:value="0.0473" calcext:value-type="percentage">
            <text:p>4,73%</text:p>
          </table:table-cell>
          <table:table-cell table:style-name="ce24"/>
          <table:table-cell office:value-type="string" calcext:value-type="string">
            <text:p>Fert_9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228" calcext:value-type="percentage">
            <text:p>12,28%</text:p>
          </table:table-cell>
          <table:table-cell table:style-name="ce24" office:value-type="percentage" office:value="0.1316" calcext:value-type="percentage">
            <text:p>13,16%</text:p>
          </table:table-cell>
          <table:table-cell office:value-type="string" calcext:value-type="string">
            <text:p>Wdbc_10</text:p>
          </table:table-cell>
          <table:table-cell office:value-type="percentage" office:value="0.0179" calcext:value-type="percentage">
            <text:p>1,79%</text:p>
          </table:table-cell>
          <table:table-cell table:style-name="ce24"/>
          <table:table-cell office:value-type="string" calcext:value-type="string">
            <text:p>zo_nf_s_10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/>
          <table:table-cell office:value-type="string" calcext:value-type="string">
            <text:p>Fert_10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4" office:value-type="percentage" office:value="0" calcext:value-type="percentage">
            <text:p>0,00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0103" calcext:value-type="percentage">
            <text:p>10,10%</text:p>
          </table:table-cell>
          <table:table-cell table:style-name="ce25" table:formula="of:=AVERAGE([.C99:.C108])" office:value-type="percentage" office:value="0.11463" calcext:value-type="percentage">
            <text:p>11,46%</text:p>
          </table:table-cell>
          <table:table-cell table:style-name="ce23"/>
          <table:table-cell table:style-name="ce25" table:formula="of:=AVERAGE([.E99:.E108])" office:value-type="percentage" office:value="0.03467" calcext:value-type="percentage">
            <text:p>3,47%</text:p>
          </table:table-cell>
          <table:table-cell table:style-name="ce25" table:formula="of:=AVERAGE([.F99:.F108])" office:value-type="percentage" office:value="0.025275" calcext:value-type="percentage">
            <text:p>2,53%</text:p>
          </table:table-cell>
          <table:table-cell table:style-name="ce23"/>
          <table:table-cell table:style-name="ce25" table:formula="of:=AVERAGE([.H99:.H108])" office:value-type="percentage" office:value="0.04001" calcext:value-type="percentage">
            <text:p>4,00%</text:p>
          </table:table-cell>
          <table:table-cell table:style-name="ce25" table:formula="of:=AVERAGE([.I99:.I108])" office:value-type="percentage" office:value="0.0395" calcext:value-type="percentage">
            <text:p>3,95%</text:p>
          </table:table-cell>
          <table:table-cell table:style-name="ce23"/>
          <table:table-cell table:style-name="ce25" table:formula="of:=AVERAGE([.K99:.K108])" office:value-type="percentage" office:value="0.20068" calcext:value-type="percentage">
            <text:p>20,07%</text:p>
          </table:table-cell>
          <table:table-cell table:style-name="ce25" table:formula="of:=AVERAGE([.L99:.L108])" office:value-type="percentage" office:value="0.23166" calcext:value-type="percentage">
            <text:p>23,17%</text:p>
          </table:table-cell>
          <table:table-cell table:number-columns-repeated="43"/>
        </table:table-row>
      </table:table>
      <table:table table:name="original" table:style-name="ta1">
        <table:table-column table:style-name="co4" table:default-cell-style-name="Default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4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office:value-type="string" calcext:value-type="string">
            <text:p>ML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45" calcext:value-type="percentage">
            <text:p>17,45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4873" calcext:value-type="percentage">
            <text:p>48,73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BL_1</text:p>
          </table:table-cell>
          <table:table-cell table:style-name="ce33" office:value-type="float" office:value="3.388" calcext:value-type="float">
            <text:p>3,3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902" calcext:value-type="percentage">
            <text:p>19,02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7905" calcext:value-type="percentage">
            <text:p>79,05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56" calcext:value-type="float">
            <text:p>0,56</text:p>
          </table:table-cell>
          <table:table-cell office:value-type="string" calcext:value-type="string">
            <text:p>BL_2</text:p>
          </table:table-cell>
          <table:table-cell table:style-name="ce33" office:value-type="float" office:value="2.49" calcext:value-type="float">
            <text:p>2,4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2275" calcext:value-type="percentage">
            <text:p>22,75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698" calcext:value-type="percentage">
            <text:p>56,9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BL_3</text:p>
          </table:table-cell>
          <table:table-cell table:style-name="ce33" office:value-type="float" office:value="6.33" calcext:value-type="float">
            <text:p>6,33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683" calcext:value-type="percentage">
            <text:p>56,83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3.2" calcext:value-type="float">
            <text:p>3,2</text:p>
          </table:table-cell>
          <table:table-cell office:value-type="string" calcext:value-type="string">
            <text:p>BL_4</text:p>
          </table:table-cell>
          <table:table-cell office:value-type="float" office:value="1.69" calcext:value-type="float">
            <text:p>1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922" calcext:value-type="percentage">
            <text:p>9,22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627" calcext:value-type="percentage">
            <text:p>62,70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41" calcext:value-type="float">
            <text:p>0,41</text:p>
          </table:table-cell>
          <table:table-cell office:value-type="string" calcext:value-type="string">
            <text:p>BL_5</text:p>
          </table:table-cell>
          <table:table-cell table:style-name="ce33" office:value-type="float" office:value="7.2" calcext:value-type="float">
            <text:p>7,20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82" calcext:value-type="percentage">
            <text:p>8,82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587" calcext:value-type="percentage">
            <text:p>55,87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12" calcext:value-type="float">
            <text:p>0,12</text:p>
          </table:table-cell>
          <table:table-cell office:value-type="string" calcext:value-type="string">
            <text:p>BL_6</text:p>
          </table:table-cell>
          <table:table-cell table:style-name="ce33" office:value-type="float" office:value="0.09" calcext:value-type="float">
            <text:p>9,0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784" calcext:value-type="percentage">
            <text:p>7,84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6254" calcext:value-type="percentage">
            <text:p>62,54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BL_7</text:p>
          </table:table-cell>
          <table:table-cell table:style-name="ce33" office:value-type="float" office:value="3.18" calcext:value-type="float">
            <text:p>3,18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24" calcext:value-type="percentage">
            <text:p>8,24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6.68" calcext:value-type="float">
            <text:p>6,68</text:p>
          </table:table-cell>
          <table:table-cell office:value-type="string" calcext:value-type="string">
            <text:p>BL_8</text:p>
          </table:table-cell>
          <table:table-cell table:style-name="ce33" office:value-type="float" office:value="3.01" calcext:value-type="float">
            <text:p>3,01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57" calcext:value-type="percentage">
            <text:p>11,57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7.28" calcext:value-type="float">
            <text:p>7,28</text:p>
          </table:table-cell>
          <table:table-cell office:value-type="string" calcext:value-type="string">
            <text:p>BL_9</text:p>
          </table:table-cell>
          <table:table-cell table:style-name="ce33" office:value-type="float" office:value="3.59" calcext:value-type="float">
            <text:p>3,5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9" calcext:value-type="percentage">
            <text:p>4,90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6222" calcext:value-type="percentage">
            <text:p>62,22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string" calcext:value-type="string">
            <text:p>BL_10</text:p>
          </table:table-cell>
          <table:table-cell table:style-name="ce33" office:value-type="float" office:value="2.39" calcext:value-type="float">
            <text:p>2,39E+0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12295" calcext:value-type="percentage">
            <text:p>12,30%</text:p>
          </table:table-cell>
          <table:table-cell table:style-name="ce23"/>
          <table:table-cell table:style-name="ce25" table:formula="of:=AVERAGE([.D2:.D11])" office:value-type="percentage" office:value="0.56555" calcext:value-type="percentage">
            <text:p>56,56%</text:p>
          </table:table-cell>
          <table:table-cell table:style-name="ce23"/>
          <table:table-cell table:style-name="ce28" table:formula="of:=AVERAGE([.F2:.F11])" office:value-type="float" office:value="1.879" calcext:value-type="float">
            <text:p>1,879</text:p>
          </table:table-cell>
          <table:table-cell table:style-name="ce23"/>
          <table:table-cell table:style-name="ce32" table:formula="of:=AVERAGE([.H2:.H11])" office:value-type="float" office:value="3.3358" calcext:value-type="float">
            <text:p>3,34E+00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</text:p>
          </table:table-cell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7" calcext:value-type="percentage">
            <text:p>48,70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36" calcext:value-type="float">
            <text:p>0,36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268" calcext:value-type="percentage">
            <text:p>42,68%</text:p>
          </table:table-cell>
          <table:table-cell office:value-type="string" calcext:value-type="string">
            <text:p>Liver_2</text:p>
          </table:table-cell>
          <table:table-cell table:style-name="ce26" office:value-type="percentage" office:value="0.2568" calcext:value-type="percentage">
            <text:p>25,68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0.79" calcext:value-type="float">
            <text:p>0,79</text:p>
          </table:table-cell>
          <table:table-cell office:value-type="string" calcext:value-type="string">
            <text:p>NT_2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9" calcext:value-type="percentage">
            <text:p>44,90%</text:p>
          </table:table-cell>
          <table:table-cell office:value-type="string" calcext:value-type="string">
            <text:p>Liver_3</text:p>
          </table:table-cell>
          <table:table-cell table:style-name="ce26" office:value-type="percentage" office:value="0.2931" calcext:value-type="percentage">
            <text:p>29,31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792" calcext:value-type="percentage">
            <text:p>47,92%</text:p>
          </table:table-cell>
          <table:table-cell office:value-type="string" calcext:value-type="string">
            <text:p>Liver_4</text:p>
          </table:table-cell>
          <table:table-cell table:style-name="ce26" office:value-type="percentage" office:value="0.4392" calcext:value-type="percentage">
            <text:p>43,92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4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497" calcext:value-type="percentage">
            <text:p>44,97%</text:p>
          </table:table-cell>
          <table:table-cell office:value-type="string" calcext:value-type="string">
            <text:p>Liver_5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47" calcext:value-type="float">
            <text:p>0,47</text:p>
          </table:table-cell>
          <table:table-cell office:value-type="string" calcext:value-type="string">
            <text:p>NT_5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72" calcext:value-type="percentage">
            <text:p>47,72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706" calcext:value-type="percentage">
            <text:p>27,06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NT_6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567" calcext:value-type="percentage">
            <text:p>45,67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3363" calcext:value-type="percentage">
            <text:p>33,6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7</text:p>
          </table:table-cell>
          <table:table-cell office:value-type="float" office:value="144.11" calcext:value-type="float">
            <text:p>144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437" calcext:value-type="percentage">
            <text:p>44,37%</text:p>
          </table:table-cell>
          <table:table-cell office:value-type="string" calcext:value-type="string">
            <text:p>Liver_8</text:p>
          </table:table-cell>
          <table:table-cell table:style-name="ce26" office:value-type="percentage" office:value="0.2559" calcext:value-type="percentage">
            <text:p>25,59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8</text:p>
          </table:table-cell>
          <table:table-cell office:value-type="float" office:value="0.08" calcext:value-type="float">
            <text:p>0,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46" calcext:value-type="percentage">
            <text:p>44,60%</text:p>
          </table:table-cell>
          <table:table-cell office:value-type="string" calcext:value-type="string">
            <text:p>Liver_9</text:p>
          </table:table-cell>
          <table:table-cell table:style-name="ce26" office:value-type="percentage" office:value="0.3627" calcext:value-type="percentage">
            <text:p>36,27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26" calcext:value-type="float">
            <text:p>0,26</text:p>
          </table:table-cell>
          <table:table-cell office:value-type="string" calcext:value-type="string">
            <text:p>NT_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55" calcext:value-type="percentage">
            <text:p>45,55%</text:p>
          </table:table-cell>
          <table:table-cell office:value-type="string" calcext:value-type="string">
            <text:p>Liver_10</text:p>
          </table:table-cell>
          <table:table-cell table:style-name="ce26" office:value-type="percentage" office:value="0.2725" calcext:value-type="percentage">
            <text:p>27,25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10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45708" calcext:value-type="percentage">
            <text:p>45,71%</text:p>
          </table:table-cell>
          <table:table-cell table:style-name="ce23"/>
          <table:table-cell table:style-name="ce25" table:formula="of:=AVERAGE([.D16:.D25])" office:value-type="percentage" office:value="0.31145" calcext:value-type="percentage">
            <text:p>31,15%</text:p>
          </table:table-cell>
          <table:table-cell table:style-name="ce23"/>
          <table:table-cell table:style-name="ce28" table:formula="of:=AVERAGE([.F16:.F25])" office:value-type="float" office:value="0.358" calcext:value-type="float">
            <text:p>0,358</text:p>
          </table:table-cell>
          <table:table-cell table:style-name="ce23"/>
          <table:table-cell table:style-name="ce28" table:formula="of:=AVERAGE([.H16:.H25])" office:value-type="float" office:value="14.489" calcext:value-type="float">
            <text:p>14,48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05" calcext:value-type="percentage">
            <text:p>13,05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1433" calcext:value-type="percentage">
            <text:p>14,33%</text:p>
          </table:table-cell>
          <table:table-cell office:value-type="string" calcext:value-type="string">
            <text:p>Quake_1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Wankara_1</text:p>
          </table:table-cell>
          <table:table-cell office:value-type="float" office:value="0.029" calcext:value-type="float">
            <text:p>0,0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67" calcext:value-type="percentage">
            <text:p>8,67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1289" calcext:value-type="percentage">
            <text:p>12,89%</text:p>
          </table:table-cell>
          <table:table-cell office:value-type="string" calcext:value-type="string">
            <text:p>Quake_2</text:p>
          </table:table-cell>
          <table:table-cell office:value-type="float" office:value="17.18" calcext:value-type="float">
            <text:p>17,18</text:p>
          </table:table-cell>
          <table:table-cell office:value-type="string" calcext:value-type="string">
            <text:p>Wankara_2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248" calcext:value-type="percentage">
            <text:p>12,48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511" calcext:value-type="percentage">
            <text:p>15,11%</text:p>
          </table:table-cell>
          <table:table-cell office:value-type="string" calcext:value-type="string">
            <text:p>Quake_3</text:p>
          </table:table-cell>
          <table:table-cell office:value-type="float" office:value="16.21" calcext:value-type="float">
            <text:p>16,21</text:p>
          </table:table-cell>
          <table:table-cell office:value-type="string" calcext:value-type="string">
            <text:p>Wankara_3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.06" calcext:value-type="percentage">
            <text:p>6,00%</text:p>
          </table:table-cell>
          <table:table-cell office:value-type="string" calcext:value-type="string">
            <text:p>Quake_4</text:p>
          </table:table-cell>
          <table:table-cell office:value-type="float" office:value="22.85" calcext:value-type="float">
            <text:p>22,85</text:p>
          </table:table-cell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086" calcext:value-type="percentage">
            <text:p>10,86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589" calcext:value-type="percentage">
            <text:p>5,89%</text:p>
          </table:table-cell>
          <table:table-cell office:value-type="string" calcext:value-type="string">
            <text:p>Quake_5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657" calcext:value-type="percentage">
            <text:p>16,57%</text:p>
          </table:table-cell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6</text:p>
          </table:table-cell>
          <table:table-cell office:value-type="float" office:value="13.65" calcext:value-type="float">
            <text:p>13,65</text:p>
          </table:table-cell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705" calcext:value-type="percentage">
            <text:p>17,0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0878" calcext:value-type="percentage">
            <text:p>8,78%</text:p>
          </table:table-cell>
          <table:table-cell office:value-type="string" calcext:value-type="string">
            <text:p>Quake_7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022" calcext:value-type="percentage">
            <text:p>10,22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743" calcext:value-type="percentage">
            <text:p>17,43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844" calcext:value-type="percentage">
            <text:p>8,44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81" calcext:value-type="percentage">
            <text:p>13,8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822" calcext:value-type="percentage">
            <text:p>8,22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30:.B39])" office:value-type="percentage" office:value="0.13669" calcext:value-type="percentage">
            <text:p>13,67%</text:p>
          </table:table-cell>
          <table:table-cell table:style-name="ce23"/>
          <table:table-cell table:style-name="ce25" table:formula="of:=AVERAGE([.D30:.D39])" office:value-type="percentage" office:value="0.09421" calcext:value-type="percentage">
            <text:p>9,42%</text:p>
          </table:table-cell>
          <table:table-cell table:style-name="ce25"/>
          <table:table-cell table:style-name="ce28" table:formula="of:=AVERAGE([.F30:.F39])" office:value-type="float" office:value="15.5185714285714" calcext:value-type="float">
            <text:p>15,5185714285714</text:p>
          </table:table-cell>
          <table:table-cell table:style-name="ce25"/>
          <table:table-cell table:style-name="ce28" table:formula="of:=AVERAGE([.H30:.H39])" office:value-type="float" office:value="0.0243333333333333" calcext:value-type="float">
            <text:p>0,024333333333333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179" calcext:value-type="percentage">
            <text:p>41,7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3284" calcext:value-type="percentage">
            <text:p>32,84%</text:p>
          </table:table-cell>
          <table:table-cell office:value-type="string" calcext:value-type="string">
            <text:p>Laser_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1</text:p>
          </table:table-cell>
          <table:table-cell office:value-type="float" office:value="1456.99" calcext:value-type="float">
            <text:p>1456,9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3077" calcext:value-type="percentage">
            <text:p>30,77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1827" calcext:value-type="percentage">
            <text:p>18,27%</text:p>
          </table:table-cell>
          <table:table-cell office:value-type="string" calcext:value-type="string">
            <text:p>Laser_2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Housing_2</text:p>
          </table:table-cell>
          <table:table-cell office:value-type="float" office:value="1500.38" calcext:value-type="float">
            <text:p>1500,3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3462" calcext:value-type="percentage">
            <text:p>34,62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2691" calcext:value-type="percentage">
            <text:p>26,91%</text:p>
          </table:table-cell>
          <table:table-cell office:value-type="string" calcext:value-type="string">
            <text:p>Laser_3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3</text:p>
          </table:table-cell>
          <table:table-cell office:value-type="float" office:value="1413.02" calcext:value-type="float">
            <text:p>1413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256" calcext:value-type="percentage">
            <text:p>32,56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2173" calcext:value-type="percentage">
            <text:p>21,73%</text:p>
          </table:table-cell>
          <table:table-cell office:value-type="string" calcext:value-type="string">
            <text:p>Laser_4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Housing_4</text:p>
          </table:table-cell>
          <table:table-cell office:value-type="float" office:value="1700" calcext:value-type="float">
            <text:p>17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4256" calcext:value-type="percentage">
            <text:p>4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2" calcext:value-type="percentage">
            <text:p>20,00%</text:p>
          </table:table-cell>
          <table:table-cell office:value-type="string" calcext:value-type="string">
            <text:p>Laser_5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Housing_5</text:p>
          </table:table-cell>
          <table:table-cell office:value-type="float" office:value="1616.12" calcext:value-type="float">
            <text:p>1616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718" calcext:value-type="percentage">
            <text:p>47,18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012" calcext:value-type="percentage">
            <text:p>20,12%</text:p>
          </table:table-cell>
          <table:table-cell office:value-type="string" calcext:value-type="string">
            <text:p>Laser_6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6</text:p>
          </table:table-cell>
          <table:table-cell office:value-type="float" office:value="1744.14" calcext:value-type="float">
            <text:p>1744,1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2487" calcext:value-type="percentage">
            <text:p>24,87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3198" calcext:value-type="percentage">
            <text:p>31,98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7</text:p>
          </table:table-cell>
          <table:table-cell office:value-type="float" office:value="1421.85" calcext:value-type="float">
            <text:p>1421,8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359" calcext:value-type="percentage">
            <text:p>33,59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901" calcext:value-type="percentage">
            <text:p>29,01%</text:p>
          </table:table-cell>
          <table:table-cell office:value-type="string" calcext:value-type="string">
            <text:p>Laser_8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Housing_8</text:p>
          </table:table-cell>
          <table:table-cell office:value-type="float" office:value="1453.78" calcext:value-type="float">
            <text:p>1453,7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1949" calcext:value-type="percentage">
            <text:p>19,49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951" calcext:value-type="percentage">
            <text:p>29,51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9</text:p>
          </table:table-cell>
          <table:table-cell office:value-type="float" office:value="1707.45" calcext:value-type="float">
            <text:p>1707,4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4513" calcext:value-type="percentage">
            <text:p>45,13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242" calcext:value-type="percentage">
            <text:p>24,20%</text:p>
          </table:table-cell>
          <table:table-cell office:value-type="string" calcext:value-type="string">
            <text:p>Laser_10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Housing_10</text:p>
          </table:table-cell>
          <table:table-cell office:value-type="float" office:value="1012.06" calcext:value-type="float">
            <text:p>1012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35256" calcext:value-type="percentage">
            <text:p>35,26%</text:p>
          </table:table-cell>
          <table:table-cell table:style-name="ce23"/>
          <table:table-cell table:style-name="ce25" table:formula="of:=AVERAGE([.D45:.D54])" office:value-type="percentage" office:value="0.25457" calcext:value-type="percentage">
            <text:p>25,46%</text:p>
          </table:table-cell>
          <table:table-cell table:style-name="ce23"/>
          <table:table-cell table:style-name="ce28" table:formula="of:=AVERAGE([.F45:.F54])" office:value-type="float" office:value="0.302" calcext:value-type="float">
            <text:p>0,302</text:p>
          </table:table-cell>
          <table:table-cell table:style-name="ce23"/>
          <table:table-cell table:style-name="ce28" table:formula="of:=AVERAGE([.H45:.H54])" office:value-type="float" office:value="1502.579" calcext:value-type="float">
            <text:p>1502,57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03" calcext:value-type="percentage">
            <text:p>4,03%</text:p>
          </table:table-cell>
          <table:table-cell office:value-type="string" calcext:value-type="string">
            <text:p>zonf_s_1</text:p>
          </table:table-cell>
          <table:table-cell office:value-type="percentage" office:value="0.0293" calcext:value-type="percentage">
            <text:p>2,93%</text:p>
          </table:table-cell>
          <table:table-cell office:value-type="string" calcext:value-type="string">
            <text:p>Airfoil_1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75" calcext:value-type="percentage">
            <text:p>10,75%</text:p>
          </table:table-cell>
          <table:table-cell office:value-type="string" calcext:value-type="string">
            <text:p>zonf_s_2</text:p>
          </table:table-cell>
          <table:table-cell office:value-type="percentage" office:value="0.0127" calcext:value-type="percentage">
            <text:p>1,27%</text:p>
          </table:table-cell>
          <table:table-cell office:value-type="string" calcext:value-type="string">
            <text:p>Airfoil_2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13" calcext:value-type="percentage">
            <text:p>11,13%</text:p>
          </table:table-cell>
          <table:table-cell office:value-type="string" calcext:value-type="string">
            <text:p>zonf_s_3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3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98" calcext:value-type="percentage">
            <text:p>8,98%</text:p>
          </table:table-cell>
          <table:table-cell office:value-type="string" calcext:value-type="string">
            <text:p>zonf_s_4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4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51" calcext:value-type="percentage">
            <text:p>6,51%</text:p>
          </table:table-cell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string" calcext:value-type="string">
            <text:p>Airfoil_5</text:p>
          </table:table-cell>
          <table:table-cell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string" calcext:value-type="string">
            <text:p>Airfoil_6</text:p>
          </table:table-cell>
          <table:table-cell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88" calcext:value-type="percentage">
            <text:p>11,88%</text:p>
          </table:table-cell>
          <table:table-cell office:value-type="string" calcext:value-type="string">
            <text:p>zonf_s_7</text:p>
          </table:table-cell>
          <table:table-cell office:value-type="percentage" office:value="0.004" calcext:value-type="percentage">
            <text:p>0,40%</text:p>
          </table:table-cell>
          <table:table-cell office:value-type="string" calcext:value-type="string">
            <text:p>Airfoil_7</text:p>
          </table:table-cell>
          <table:table-cell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42" calcext:value-type="percentage">
            <text:p>7,42%</text:p>
          </table:table-cell>
          <table:table-cell office:value-type="string" calcext:value-type="string">
            <text:p>zonf_s_8</text:p>
          </table:table-cell>
          <table:table-cell office:value-type="percentage" office:value="0.014" calcext:value-type="percentage">
            <text:p>1,40%</text:p>
          </table:table-cell>
          <table:table-cell office:value-type="string" calcext:value-type="string">
            <text:p>Airfoil_8</text:p>
          </table:table-cell>
          <table:table-cell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onf_s_9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9</text:p>
          </table:table-cell>
          <table:table-cell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string" calcext:value-type="string">
            <text:p>zonf_s_10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10</text:p>
          </table:table-cell>
          <table:table-cell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59:.B68])" office:value-type="percentage" office:value="0.08231" calcext:value-type="percentage">
            <text:p>8,23%</text:p>
          </table:table-cell>
          <table:table-cell table:style-name="ce23"/>
          <table:table-cell table:style-name="ce25" table:formula="of:=AVERAGE([.D59:.D68])" office:value-type="percentage" office:value="0.02314" calcext:value-type="percentage">
            <text:p>2,31%</text:p>
          </table:table-cell>
          <table:table-cell table:style-name="ce25"/>
          <table:table-cell table:style-name="ce28" table:formula="of:=AVERAGE([.F59:.F68])" office:value-type="float" office:value="0.18" calcext:value-type="float">
            <text:p>0,18</text:p>
          </table:table-cell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25" calcext:value-type="percentage">
            <text:p>34,25%</text:p>
          </table:table-cell>
          <table:table-cell office:value-type="string" calcext:value-type="string">
            <text:p>Popfailures_1</text:p>
          </table:table-cell>
          <table:table-cell office:value-type="percentage" office:value="0.0957" calcext:value-type="percentage">
            <text:p>9,57%</text:p>
          </table:table-cell>
          <table:table-cell office:value-type="string" calcext:value-type="string">
            <text:p>FA_1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1</text:p>
          </table:table-cell>
          <table:table-cell office:value-type="float" office:value="4.29" calcext:value-type="float">
            <text:p>4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658" calcext:value-type="percentage">
            <text:p>36,58%</text:p>
          </table:table-cell>
          <table:table-cell office:value-type="string" calcext:value-type="string">
            <text:p>Popfailures_2</text:p>
          </table:table-cell>
          <table:table-cell office:value-type="percentage" office:value="0.116" calcext:value-type="percentage">
            <text:p>11,60%</text:p>
          </table:table-cell>
          <table:table-cell office:value-type="string" calcext:value-type="string">
            <text:p>FA_2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PY_2</text:p>
          </table:table-cell>
          <table:table-cell office:value-type="float" office:value="0.27" calcext:value-type="float">
            <text:p>0,2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3123" calcext:value-type="percentage">
            <text:p>31,23%</text:p>
          </table:table-cell>
          <table:table-cell office:value-type="string" calcext:value-type="string">
            <text:p>Popfailures_3</text:p>
          </table:table-cell>
          <table:table-cell office:value-type="percentage" office:value="0.0494" calcext:value-type="percentage">
            <text:p>4,94%</text:p>
          </table:table-cell>
          <table:table-cell office:value-type="string" calcext:value-type="string">
            <text:p>FA_3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3</text:p>
          </table:table-cell>
          <table:table-cell office:value-type="float" office:value="0.47" calcext:value-type="float">
            <text:p>0,4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2561" calcext:value-type="percentage">
            <text:p>25,61%</text:p>
          </table:table-cell>
          <table:table-cell office:value-type="string" calcext:value-type="string">
            <text:p>Popfailures_4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FA_4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PY_4</text:p>
          </table:table-cell>
          <table:table-cell office:value-type="float" office:value="0.25" calcext:value-type="float">
            <text:p>0,2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719" calcext:value-type="percentage">
            <text:p>27,19%</text:p>
          </table:table-cell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string" calcext:value-type="string">
            <text:p>FA_5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PY_5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645" calcext:value-type="percentage">
            <text:p>26,45%</text:p>
          </table:table-cell>
          <table:table-cell office:value-type="string" calcext:value-type="string">
            <text:p>Popfailures_6</text:p>
          </table:table-cell>
          <table:table-cell office:value-type="percentage" office:value="0.0883" calcext:value-type="percentage">
            <text:p>8,83%</text:p>
          </table:table-cell>
          <table:table-cell office:value-type="string" calcext:value-type="string">
            <text:p>FA_6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PY_6</text:p>
          </table:table-cell>
          <table:table-cell office:value-type="float" office:value="3.26" calcext:value-type="float">
            <text:p>3,2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7</text:p>
          </table:table-cell>
          <table:table-cell office:value-type="percentage" office:value="0.0735" calcext:value-type="percentage">
            <text:p>7,35%</text:p>
          </table:table-cell>
          <table:table-cell office:value-type="string" calcext:value-type="string">
            <text:p>FA_7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7</text:p>
          </table:table-cell>
          <table:table-cell office:value-type="float" office:value="3.76" calcext:value-type="float">
            <text:p>3,7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8</text:p>
          </table:table-cell>
          <table:table-cell office:value-type="percentage" office:value="0.0586" calcext:value-type="percentage">
            <text:p>5,86%</text:p>
          </table:table-cell>
          <table:table-cell office:value-type="string" calcext:value-type="string">
            <text:p>FA_8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8</text:p>
          </table:table-cell>
          <table:table-cell office:value-type="float" office:value="0.64" calcext:value-type="float">
            <text:p>0,6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74" calcext:value-type="percentage">
            <text:p>39,74%</text:p>
          </table:table-cell>
          <table:table-cell office:value-type="string" calcext:value-type="string">
            <text:p>Popfailures_9</text:p>
          </table:table-cell>
          <table:table-cell office:value-type="percentage" office:value="0.0605" calcext:value-type="percentage">
            <text:p>6,05%</text:p>
          </table:table-cell>
          <table:table-cell office:value-type="string" calcext:value-type="string">
            <text:p>FA_9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9</text:p>
          </table:table-cell>
          <table:table-cell office:value-type="float" office:value="0.57" calcext:value-type="float">
            <text:p>0,5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75" calcext:value-type="percentage">
            <text:p>37,50%</text:p>
          </table:table-cell>
          <table:table-cell office:value-type="string" calcext:value-type="string">
            <text:p>Popfailures_10</text:p>
          </table:table-cell>
          <table:table-cell office:value-type="percentage" office:value="0.0969" calcext:value-type="percentage">
            <text:p>9,69%</text:p>
          </table:table-cell>
          <table:table-cell office:value-type="string" calcext:value-type="string">
            <text:p>FA_10</text:p>
          </table:table-cell>
          <table:table-cell office:value-type="float" office:value="4.04" calcext:value-type="float">
            <text:p>4,04</text:p>
          </table:table-cell>
          <table:table-cell office:value-type="string" calcext:value-type="string">
            <text:p>PY_10</text:p>
          </table:table-cell>
          <table:table-cell office:value-type="float" office:value="0.79" calcext:value-type="float">
            <text:p>0,7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32977" calcext:value-type="percentage">
            <text:p>32,98%</text:p>
          </table:table-cell>
          <table:table-cell table:style-name="ce23"/>
          <table:table-cell table:style-name="ce25" table:formula="of:=AVERAGE([.D73:.D82])" office:value-type="percentage" office:value="0.07661" calcext:value-type="percentage">
            <text:p>7,66%</text:p>
          </table:table-cell>
          <table:table-cell table:style-name="ce23"/>
          <table:table-cell table:style-name="ce28" table:formula="of:=AVERAGE([.F73:.F82])" office:value-type="float" office:value="0.9" calcext:value-type="float">
            <text:p>0,9</text:p>
          </table:table-cell>
          <table:table-cell table:style-name="ce23"/>
          <table:table-cell table:style-name="ce28" table:formula="of:=AVERAGE([.H73:.H82])" office:value-type="float" office:value="1.439" calcext:value-type="float">
            <text:p>1,439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387" calcext:value-type="percentage">
            <text:p>63,87%</text:p>
          </table:table-cell>
          <table:table-cell office:value-type="string" calcext:value-type="string">
            <text:p>Regions2_1</text:p>
          </table:table-cell>
          <table:table-cell office:value-type="percentage" office:value="0.3508" calcext:value-type="percentage">
            <text:p>35,08%</text:p>
          </table:table-cell>
          <table:table-cell office:value-type="string" calcext:value-type="string">
            <text:p>Concrete_1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Dermatology_1</text:p>
          </table:table-cell>
          <table:table-cell table:style-name="ce24" office:value-type="percentage" office:value="0.0581" calcext:value-type="percentage">
            <text:p>5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07" calcext:value-type="percentage">
            <text:p>57,07%</text:p>
          </table:table-cell>
          <table:table-cell office:value-type="string" calcext:value-type="string">
            <text:p>Regions2_2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Concrete_2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Dermatology_2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167" calcext:value-type="percentage">
            <text:p>61,67%</text:p>
          </table:table-cell>
          <table:table-cell office:value-type="string" calcext:value-type="string">
            <text:p>Regions2_3</text:p>
          </table:table-cell>
          <table:table-cell office:value-type="percentage" office:value="0.2398" calcext:value-type="percentage">
            <text:p>23,98%</text:p>
          </table:table-cell>
          <table:table-cell office:value-type="string" calcext:value-type="string">
            <text:p>Concrete_3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Dermatology_3</text:p>
          </table:table-cell>
          <table:table-cell table:style-name="ce24" office:value-type="percentage" office:value="0.079" calcext:value-type="percentage">
            <text:p>7,9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527" calcext:value-type="percentage">
            <text:p>55,27%</text:p>
          </table:table-cell>
          <table:table-cell office:value-type="string" calcext:value-type="string">
            <text:p>Regions2_4</text:p>
          </table:table-cell>
          <table:table-cell office:value-type="percentage" office:value="0.2559" calcext:value-type="percentage">
            <text:p>25,59%</text:p>
          </table:table-cell>
          <table:table-cell office:value-type="string" calcext:value-type="string">
            <text:p>Concrete_4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Dermatology_4</text:p>
          </table:table-cell>
          <table:table-cell table:style-name="ce24" office:value-type="percentage" office:value="0.0638" calcext:value-type="percentage">
            <text:p>6,38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6407" calcext:value-type="percentage">
            <text:p>64,07%</text:p>
          </table:table-cell>
          <table:table-cell office:value-type="string" calcext:value-type="string">
            <text:p>Regions2_5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5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5</text:p>
          </table:table-cell>
          <table:table-cell table:style-name="ce24" office:value-type="percentage" office:value="0.161" calcext:value-type="percentage">
            <text:p>16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747" calcext:value-type="percentage">
            <text:p>57,47%</text:p>
          </table:table-cell>
          <table:table-cell office:value-type="string" calcext:value-type="string">
            <text:p>Regions2_6</text:p>
          </table:table-cell>
          <table:table-cell office:value-type="percentage" office:value="0.3344" calcext:value-type="percentage">
            <text:p>33,44%</text:p>
          </table:table-cell>
          <table:table-cell office:value-type="string" calcext:value-type="string">
            <text:p>Concrete_6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6</text:p>
          </table:table-cell>
          <table:table-cell table:style-name="ce24" office:value-type="percentage" office:value="0.0819" calcext:value-type="percentage">
            <text:p>8,1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5613" calcext:value-type="percentage">
            <text:p>56,13%</text:p>
          </table:table-cell>
          <table:table-cell office:value-type="string" calcext:value-type="string">
            <text:p>Regions2_7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7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Dermatology_7</text:p>
          </table:table-cell>
          <table:table-cell table:style-name="ce24" office:value-type="percentage" office:value="0.121" calcext:value-type="percentage">
            <text:p>12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4" calcext:value-type="percentage">
            <text:p>64,00%</text:p>
          </table:table-cell>
          <table:table-cell office:value-type="string" calcext:value-type="string">
            <text:p>Regions2_8</text:p>
          </table:table-cell>
          <table:table-cell office:value-type="percentage" office:value="0.2231" calcext:value-type="percentage">
            <text:p>22,31%</text:p>
          </table:table-cell>
          <table:table-cell office:value-type="string" calcext:value-type="string">
            <text:p>Concrete_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Dermatology_8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8" calcext:value-type="percentage">
            <text:p>62,80%</text:p>
          </table:table-cell>
          <table:table-cell office:value-type="string" calcext:value-type="string">
            <text:p>Regions2_9</text:p>
          </table:table-cell>
          <table:table-cell office:value-type="percentage" office:value="0.2043" calcext:value-type="percentage">
            <text:p>20,43%</text:p>
          </table:table-cell>
          <table:table-cell office:value-type="string" calcext:value-type="string">
            <text:p>Concrete_9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Dermatology_9</text:p>
          </table:table-cell>
          <table:table-cell table:style-name="ce24" office:value-type="percentage" office:value="0.0933" calcext:value-type="percentage">
            <text:p>9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14" calcext:value-type="percentage">
            <text:p>61,40%</text:p>
          </table:table-cell>
          <table:table-cell office:value-type="string" calcext:value-type="string">
            <text:p>Regions2_10</text:p>
          </table:table-cell>
          <table:table-cell office:value-type="percentage" office:value="0.2979" calcext:value-type="percentage">
            <text:p>29,79%</text:p>
          </table:table-cell>
          <table:table-cell office:value-type="string" calcext:value-type="string">
            <text:p>Concrete_10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Dermatology_10</text:p>
          </table:table-cell>
          <table:table-cell table:style-name="ce24" office:value-type="percentage" office:value="0.0857" calcext:value-type="percentage">
            <text:p>8,57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86:.B95])" office:value-type="percentage" office:value="0.60375" calcext:value-type="percentage">
            <text:p>60,38%</text:p>
          </table:table-cell>
          <table:table-cell table:style-name="ce28"/>
          <table:table-cell table:style-name="ce25" table:formula="of:=AVERAGE([.D86:.D95])" office:value-type="percentage" office:value="0.27202" calcext:value-type="percentage">
            <text:p>27,20%</text:p>
          </table:table-cell>
          <table:table-cell table:style-name="ce28"/>
          <table:table-cell table:style-name="ce28" table:formula="of:=AVERAGE([.F86:.F95])" office:value-type="float" office:value="0.406" calcext:value-type="float">
            <text:p>0,406</text:p>
          </table:table-cell>
          <table:table-cell table:style-name="ce28"/>
          <table:table-cell table:style-name="ce25" table:formula="of:=AVERAGE([.H86:.H95])" office:value-type="percentage" office:value="0.1001" calcext:value-type="percentage">
            <text:p>10,01%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228" calcext:value-type="percentage">
            <text:p>22,28%</text:p>
          </table:table-cell>
          <table:table-cell office:value-type="string" calcext:value-type="string">
            <text:p>Wdbc_1</text:p>
          </table:table-cell>
          <table:table-cell office:value-type="percentage" office:value="0.0845" calcext:value-type="percentage">
            <text:p>8,45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653" calcext:value-type="percentage">
            <text:p>6,5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526" calcext:value-type="percentage">
            <text:p>25,26%</text:p>
          </table:table-cell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5" calcext:value-type="percentage">
            <text:p>5,00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3167" calcext:value-type="percentage">
            <text:p>3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2982" calcext:value-type="percentage">
            <text:p>29,82%</text:p>
          </table:table-cell>
          <table:table-cell office:value-type="string" calcext:value-type="string">
            <text:p>Wdbc_3</text:p>
          </table:table-cell>
          <table:table-cell office:value-type="percentage" office:value="0.1149" calcext:value-type="percentage">
            <text:p>11,49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773" calcext:value-type="percentage">
            <text:p>7,73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867" calcext:value-type="percentage">
            <text:p>38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4</text:p>
          </table:table-cell>
          <table:table-cell office:value-type="percentage" office:value="0.031" calcext:value-type="percentage">
            <text:p>3,10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433" calcext:value-type="percentage">
            <text:p>24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" calcext:value-type="percentage">
            <text:p>20,00%</text:p>
          </table:table-cell>
          <table:table-cell office:value-type="string" calcext:value-type="string">
            <text:p>Wdbc_5</text:p>
          </table:table-cell>
          <table:table-cell office:value-type="percentage" office:value="0.056" calcext:value-type="percentage">
            <text:p>5,60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68" calcext:value-type="percentage">
            <text:p>6,80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" calcext:value-type="percentage">
            <text:p>2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439" calcext:value-type="percentage">
            <text:p>14,39%</text:p>
          </table:table-cell>
          <table:table-cell office:value-type="string" calcext:value-type="string">
            <text:p>Wdbc_6</text:p>
          </table:table-cell>
          <table:table-cell office:value-type="percentage" office:value="0.0315" calcext:value-type="percentage">
            <text:p>3,15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96" calcext:value-type="percentage">
            <text:p>9,60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15" calcext:value-type="percentage">
            <text:p>15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088" calcext:value-type="percentage">
            <text:p>10,88%</text:p>
          </table:table-cell>
          <table:table-cell office:value-type="string" calcext:value-type="string">
            <text:p>Wdbc_7</text:p>
          </table:table-cell>
          <table:table-cell office:value-type="percentage" office:value="0.0875" calcext:value-type="percentage">
            <text:p>8,7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733" calcext:value-type="percentage">
            <text:p>7,33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8" calcext:value-type="percentage">
            <text:p>18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07" calcext:value-type="percentage">
            <text:p>18,07%</text:p>
          </table:table-cell>
          <table:table-cell office:value-type="string" calcext:value-type="string">
            <text:p>Wdbc_8</text:p>
          </table:table-cell>
          <table:table-cell office:value-type="percentage" office:value="0.081" calcext:value-type="percentage">
            <text:p>8,10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9</text:p>
          </table:table-cell>
          <table:table-cell office:value-type="percentage" office:value="0.0548" calcext:value-type="percentage">
            <text:p>5,48%</text:p>
          </table:table-cell>
          <table:table-cell office:value-type="string" calcext:value-type="string">
            <text:p>zo_nf_s_9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9</text:p>
          </table:table-cell>
          <table:table-cell table:style-name="ce24" office:value-type="percentage" office:value="0.2167" calcext:value-type="percentage">
            <text:p>2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702" calcext:value-type="percentage">
            <text:p>7,02%</text:p>
          </table:table-cell>
          <table:table-cell office:value-type="string" calcext:value-type="string">
            <text:p>Wdbc_10</text:p>
          </table:table-cell>
          <table:table-cell office:value-type="percentage" office:value="0.053" calcext:value-type="percentage">
            <text:p>5,30%</text:p>
          </table:table-cell>
          <table:table-cell office:value-type="string" calcext:value-type="string">
            <text:p>zo_nf_s_10</text:p>
          </table:table-cell>
          <table:table-cell table:style-name="ce24" office:value-type="percentage" office:value="0.094" calcext:value-type="percentage">
            <text:p>9,40%</text:p>
          </table:table-cell>
          <table:table-cell office:value-type="string" calcext:value-type="string">
            <text:p>Fert_10</text:p>
          </table:table-cell>
          <table:table-cell table:style-name="ce24" office:value-type="percentage" office:value="0.2933" calcext:value-type="percentage">
            <text:p>29,33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7474" calcext:value-type="percentage">
            <text:p>17,47%</text:p>
          </table:table-cell>
          <table:table-cell table:style-name="ce25"/>
          <table:table-cell table:style-name="ce25" table:formula="of:=AVERAGE([.D99:.D108])" office:value-type="percentage" office:value="0.06317" calcext:value-type="percentage">
            <text:p>6,32%</text:p>
          </table:table-cell>
          <table:table-cell table:style-name="ce25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3"/>
          <table:table-cell table:style-name="ce25" table:formula="of:=AVERAGE([.H99:.H108])" office:value-type="percentage" office:value="0.25867" calcext:value-type="percentage">
            <text:p>25,87%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/>
          <table:table-cell table:style-name="Default"/>
          <table:table-cell office:value-type="string" calcext:value-type="string">
            <text:p>RUNS MADE WITH OPTIMUS AND RUNMLP.sh script</text:p>
          </table:table-cell>
          <table:table-cell table:style-name="Default"/>
          <table:table-cell table:number-columns-repeated="2"/>
          <table:table-cell office:value-type="string" calcext:value-type="string">
            <text:p>and genetic algorithm</text:p>
          </table:table-cell>
          <table:table-cell table:number-columns-repeated="44"/>
        </table:table-row>
      </table:table>
      <table:table table:name="functionalRbf" table:style-name="ta1">
        <table:table-column table:style-name="co4" table:default-cell-style-name="Default"/>
        <table:table-column table:style-name="co2" table:default-cell-style-name="ce24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3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 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 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</text:p>
          </table:table-cell>
          <table:table-cell table:style-name="ce26" office:value-type="percentage" office:value="0.1647" calcext:value-type="percentage">
            <text:p>16,47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3746" calcext:value-type="percentage">
            <text:p>37,46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3" calcext:value-type="float">
            <text:p>0,3</text:p>
          </table:table-cell>
          <table:table-cell table:style-name="ce30" office:value-type="string" calcext:value-type="string">
            <text:p>BL_1</text:p>
          </table:table-cell>
          <table:table-cell table:style-name="ce31" office:value-type="float" office:value="0.0015" calcext:value-type="float">
            <text:p>1,5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/>
          <table:table-cell table:style-name="ce30" office:value-type="string" calcext:value-type="string">
            <text:p>Glass_2</text:p>
          </table:table-cell>
          <table:table-cell table:style-name="ce26" office:value-type="percentage" office:value="0.7968" calcext:value-type="percentage">
            <text:p>79,68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21" calcext:value-type="float">
            <text:p>0,21</text:p>
          </table:table-cell>
          <table:table-cell table:style-name="ce30" office:value-type="string" calcext:value-type="string">
            <text:p>BL_2</text:p>
          </table:table-cell>
          <table:table-cell table:style-name="ce31" office:value-type="float" office:value="0.000053" calcext:value-type="float">
            <text:p>5,30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/>
          <table:table-cell table:style-name="ce30" office:value-type="string" calcext:value-type="string">
            <text:p>Glass_3</text:p>
          </table:table-cell>
          <table:table-cell table:style-name="ce26"/>
          <table:table-cell table:style-name="ce30" office:value-type="string" calcext:value-type="string">
            <text:p>BK_3</text:p>
          </table:table-cell>
          <table:table-cell table:style-name="ce30"/>
          <table:table-cell table:style-name="ce30" office:value-type="string" calcext:value-type="string">
            <text:p>BL_3</text:p>
          </table:table-cell>
          <table:table-cell table:style-name="ce31" office:value-type="float" office:value="0.004" calcext:value-type="float">
            <text:p>4,0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/>
          <table:table-cell table:style-name="ce30" office:value-type="string" calcext:value-type="string">
            <text:p>Glass_4</text:p>
          </table:table-cell>
          <table:table-cell table:style-name="ce26"/>
          <table:table-cell table:style-name="ce30" office:value-type="string" calcext:value-type="string">
            <text:p>BK_4</text:p>
          </table:table-cell>
          <table:table-cell table:style-name="ce30"/>
          <table:table-cell table:style-name="ce30" office:value-type="string" calcext:value-type="string">
            <text:p>BL_4</text:p>
          </table:table-cell>
          <table:table-cell table:style-name="ce31"/>
          <table:table-cell table:number-columns-repeated="42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/>
          <table:table-cell table:style-name="ce30" office:value-type="string" calcext:value-type="string">
            <text:p>Glass_5</text:p>
          </table:table-cell>
          <table:table-cell table:style-name="ce26"/>
          <table:table-cell table:style-name="ce30" office:value-type="string" calcext:value-type="string">
            <text:p>BK_5</text:p>
          </table:table-cell>
          <table:table-cell table:style-name="ce30"/>
          <table:table-cell table:style-name="ce30" office:value-type="string" calcext:value-type="string">
            <text:p>BL_5</text:p>
          </table:table-cell>
          <table:table-cell table:style-name="ce31"/>
          <table:table-cell table:number-columns-repeated="42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/>
          <table:table-cell table:style-name="ce30" office:value-type="string" calcext:value-type="string">
            <text:p>Glass_6</text:p>
          </table:table-cell>
          <table:table-cell table:style-name="ce26"/>
          <table:table-cell table:style-name="ce30" office:value-type="string" calcext:value-type="string">
            <text:p>BK_6</text:p>
          </table:table-cell>
          <table:table-cell table:style-name="ce30"/>
          <table:table-cell table:style-name="ce30" office:value-type="string" calcext:value-type="string">
            <text:p>BL_6</text:p>
          </table:table-cell>
          <table:table-cell table:style-name="ce31"/>
          <table:table-cell table:number-columns-repeated="42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/>
          <table:table-cell table:style-name="ce30" office:value-type="string" calcext:value-type="string">
            <text:p>Glass_7</text:p>
          </table:table-cell>
          <table:table-cell table:style-name="ce26"/>
          <table:table-cell table:style-name="ce30" office:value-type="string" calcext:value-type="string">
            <text:p>BK_7</text:p>
          </table:table-cell>
          <table:table-cell table:style-name="ce30"/>
          <table:table-cell table:style-name="ce30" office:value-type="string" calcext:value-type="string">
            <text:p>BL_7</text:p>
          </table:table-cell>
          <table:table-cell table:style-name="ce31"/>
          <table:table-cell table:number-columns-repeated="42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/>
          <table:table-cell table:style-name="ce30" office:value-type="string" calcext:value-type="string">
            <text:p>Glass_8</text:p>
          </table:table-cell>
          <table:table-cell table:style-name="ce26"/>
          <table:table-cell table:style-name="ce30" office:value-type="string" calcext:value-type="string">
            <text:p>BK_8</text:p>
          </table:table-cell>
          <table:table-cell table:style-name="ce30"/>
          <table:table-cell table:style-name="ce30" office:value-type="string" calcext:value-type="string">
            <text:p>BL_8</text:p>
          </table:table-cell>
          <table:table-cell table:style-name="ce31"/>
          <table:table-cell table:number-columns-repeated="42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/>
          <table:table-cell table:style-name="ce30" office:value-type="string" calcext:value-type="string">
            <text:p>Glass_9</text:p>
          </table:table-cell>
          <table:table-cell table:style-name="ce26"/>
          <table:table-cell table:style-name="ce30" office:value-type="string" calcext:value-type="string">
            <text:p>BK_9</text:p>
          </table:table-cell>
          <table:table-cell table:style-name="ce30"/>
          <table:table-cell table:style-name="ce30" office:value-type="string" calcext:value-type="string">
            <text:p>BL_9</text:p>
          </table:table-cell>
          <table:table-cell table:style-name="ce31"/>
          <table:table-cell table:number-columns-repeated="42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/>
          <table:table-cell table:style-name="ce30" office:value-type="string" calcext:value-type="string">
            <text:p>Glass_10</text:p>
          </table:table-cell>
          <table:table-cell table:style-name="ce26"/>
          <table:table-cell table:style-name="ce30" office:value-type="string" calcext:value-type="string">
            <text:p>BK_10</text:p>
          </table:table-cell>
          <table:table-cell table:style-name="ce30"/>
          <table:table-cell table:style-name="ce30" office:value-type="string" calcext:value-type="string">
            <text:p>BL_10</text:p>
          </table:table-cell>
          <table:table-cell table:style-name="ce31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2:.B11])" office:value-type="percentage" office:value="0.1647" calcext:value-type="percentage">
            <text:p>16,47%</text:p>
          </table:table-cell>
          <table:table-cell table:style-name="ce23"/>
          <table:table-cell table:style-name="ce25" table:formula="of:=AVERAGE([.D2:.D11])" office:value-type="percentage" office:value="0.5857" calcext:value-type="percentage">
            <text:p>58,57%</text:p>
          </table:table-cell>
          <table:table-cell table:style-name="ce23"/>
          <table:table-cell table:style-name="ce28" table:formula="of:=AVERAGE([.F2:.F11])" office:value-type="float" office:value="0.255" calcext:value-type="float">
            <text:p>0,255</text:p>
          </table:table-cell>
          <table:table-cell table:style-name="ce23"/>
          <table:table-cell table:style-name="ce32" table:formula="of:=AVERAGE([.H2:.H11])" office:value-type="float" office:value="0.001851" calcext:value-type="float">
            <text:p>1,85E-03</text:p>
          </table:table-cell>
          <table:table-cell table:style-name="ce23"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</text:p>
          </table:table-cell>
          <table:table-cell/>
          <table:table-cell office:value-type="string" calcext:value-type="string">
            <text:p>Liver_1</text:p>
          </table:table-cell>
          <table:table-cell table:style-name="ce25" office:value-type="percentage" office:value="0.1961" calcext:value-type="percentage">
            <text:p>19,61%</text:p>
          </table:table-cell>
          <table:table-cell office:value-type="string" calcext:value-type="string">
            <text:p>MB_1</text:p>
          </table:table-cell>
          <table:table-cell table:style-name="ce30"/>
          <table:table-cell office:value-type="string" calcext:value-type="string">
            <text:p>NT_1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2</text:p>
          </table:table-cell>
          <table:table-cell/>
          <table:table-cell office:value-type="string" calcext:value-type="string">
            <text:p>Liver_2</text:p>
          </table:table-cell>
          <table:table-cell table:style-name="ce25"/>
          <table:table-cell office:value-type="string" calcext:value-type="string">
            <text:p>MB_2</text:p>
          </table:table-cell>
          <table:table-cell table:style-name="ce30"/>
          <table:table-cell office:value-type="string" calcext:value-type="string">
            <text:p>NT_2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3</text:p>
          </table:table-cell>
          <table:table-cell/>
          <table:table-cell office:value-type="string" calcext:value-type="string">
            <text:p>Liver_3</text:p>
          </table:table-cell>
          <table:table-cell table:style-name="ce25"/>
          <table:table-cell office:value-type="string" calcext:value-type="string">
            <text:p>MB_3</text:p>
          </table:table-cell>
          <table:table-cell table:style-name="ce30"/>
          <table:table-cell office:value-type="string" calcext:value-type="string">
            <text:p>NT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/>
          <table:table-cell office:value-type="string" calcext:value-type="string">
            <text:p>Liver_4</text:p>
          </table:table-cell>
          <table:table-cell table:style-name="ce25"/>
          <table:table-cell office:value-type="string" calcext:value-type="string">
            <text:p>MB_4</text:p>
          </table:table-cell>
          <table:table-cell table:style-name="ce30"/>
          <table:table-cell office:value-type="string" calcext:value-type="string">
            <text:p>NT_4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5</text:p>
          </table:table-cell>
          <table:table-cell/>
          <table:table-cell office:value-type="string" calcext:value-type="string">
            <text:p>Liver_5</text:p>
          </table:table-cell>
          <table:table-cell table:style-name="ce25"/>
          <table:table-cell office:value-type="string" calcext:value-type="string">
            <text:p>MB_5</text:p>
          </table:table-cell>
          <table:table-cell table:style-name="ce30"/>
          <table:table-cell office:value-type="string" calcext:value-type="string">
            <text:p>NT_5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6</text:p>
          </table:table-cell>
          <table:table-cell/>
          <table:table-cell office:value-type="string" calcext:value-type="string">
            <text:p>Liver_6</text:p>
          </table:table-cell>
          <table:table-cell table:style-name="ce26"/>
          <table:table-cell office:value-type="string" calcext:value-type="string">
            <text:p>MB_6</text:p>
          </table:table-cell>
          <table:table-cell table:style-name="ce30"/>
          <table:table-cell office:value-type="string" calcext:value-type="string">
            <text:p>NT_6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7</text:p>
          </table:table-cell>
          <table:table-cell/>
          <table:table-cell office:value-type="string" calcext:value-type="string">
            <text:p>Liver_7</text:p>
          </table:table-cell>
          <table:table-cell table:style-name="ce26"/>
          <table:table-cell office:value-type="string" calcext:value-type="string">
            <text:p>MB_7</text:p>
          </table:table-cell>
          <table:table-cell table:style-name="ce30"/>
          <table:table-cell office:value-type="string" calcext:value-type="string">
            <text:p>NT_7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8</text:p>
          </table:table-cell>
          <table:table-cell/>
          <table:table-cell office:value-type="string" calcext:value-type="string">
            <text:p>Liver_8</text:p>
          </table:table-cell>
          <table:table-cell table:style-name="ce26"/>
          <table:table-cell office:value-type="string" calcext:value-type="string">
            <text:p>MB_8</text:p>
          </table:table-cell>
          <table:table-cell table:style-name="ce30"/>
          <table:table-cell office:value-type="string" calcext:value-type="string">
            <text:p>NT_8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9</text:p>
          </table:table-cell>
          <table:table-cell/>
          <table:table-cell office:value-type="string" calcext:value-type="string">
            <text:p>Liver_9</text:p>
          </table:table-cell>
          <table:table-cell table:style-name="ce26"/>
          <table:table-cell office:value-type="string" calcext:value-type="string">
            <text:p>MB_9</text:p>
          </table:table-cell>
          <table:table-cell table:style-name="ce30"/>
          <table:table-cell office:value-type="string" calcext:value-type="string">
            <text:p>NT_9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10</text:p>
          </table:table-cell>
          <table:table-cell/>
          <table:table-cell office:value-type="string" calcext:value-type="string">
            <text:p>Liver_10</text:p>
          </table:table-cell>
          <table:table-cell table:style-name="ce26"/>
          <table:table-cell office:value-type="string" calcext:value-type="string">
            <text:p>MB_10</text:p>
          </table:table-cell>
          <table:table-cell table:style-name="ce30"/>
          <table:table-cell office:value-type="string" calcext:value-type="string">
            <text:p>NT_10</text:p>
          </table:table-cell>
          <table:table-cell table:style-name="ce30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16:.B2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16:.D25])" office:value-type="percentage" office:value="0.1961" calcext:value-type="percentage">
            <text:p>19,61%</text:p>
          </table:table-cell>
          <table:table-cell table:style-name="ce23"/>
          <table:table-cell table:style-name="ce28" table:formula="of:=AVERAGE([.F16:.F2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16:.H25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5"/>
          <table:table-cell office:value-type="string" calcext:value-type="string">
            <text:p>Z_f_s_1</text:p>
          </table:table-cell>
          <table:table-cell table:style-name="ce25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5"/>
          <table:table-cell office:value-type="string" calcext:value-type="string">
            <text:p>Z_f_s_2</text:p>
          </table:table-cell>
          <table:table-cell table:style-name="ce25"/>
          <table:table-cell office:value-type="string" calcext:value-type="string">
            <text:p>Quake_1</text:p>
          </table:table-cell>
          <table:table-cell/>
          <table:table-cell office:value-type="string" calcext:value-type="string">
            <text:p>Wankara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5"/>
          <table:table-cell office:value-type="string" calcext:value-type="string">
            <text:p>Z_f_s_3</text:p>
          </table:table-cell>
          <table:table-cell table:style-name="ce25"/>
          <table:table-cell office:value-type="string" calcext:value-type="string">
            <text:p>Quake_2</text:p>
          </table:table-cell>
          <table:table-cell/>
          <table:table-cell office:value-type="string" calcext:value-type="string">
            <text:p>Wankara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/>
          <table:table-cell office:value-type="string" calcext:value-type="string">
            <text:p>Z_f_s_4</text:p>
          </table:table-cell>
          <table:table-cell table:style-name="ce25"/>
          <table:table-cell office:value-type="string" calcext:value-type="string">
            <text:p>Quake_3</text:p>
          </table:table-cell>
          <table:table-cell/>
          <table:table-cell office:value-type="string" calcext:value-type="string">
            <text:p>Wankara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/>
          <table:table-cell office:value-type="string" calcext:value-type="string">
            <text:p>Z_f_s_5</text:p>
          </table:table-cell>
          <table:table-cell table:style-name="ce26"/>
          <table:table-cell office:value-type="string" calcext:value-type="string">
            <text:p>Quake_4</text:p>
          </table:table-cell>
          <table:table-cell/>
          <table:table-cell office:value-type="string" calcext:value-type="string">
            <text:p>Wankara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/>
          <table:table-cell office:value-type="string" calcext:value-type="string">
            <text:p>Z_f_s_6</text:p>
          </table:table-cell>
          <table:table-cell table:style-name="ce26"/>
          <table:table-cell office:value-type="string" calcext:value-type="string">
            <text:p>Quake_5</text:p>
          </table:table-cell>
          <table:table-cell/>
          <table:table-cell office:value-type="string" calcext:value-type="string">
            <text:p>Wankara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/>
          <table:table-cell office:value-type="string" calcext:value-type="string">
            <text:p>Z_f_s_7</text:p>
          </table:table-cell>
          <table:table-cell table:style-name="ce26"/>
          <table:table-cell office:value-type="string" calcext:value-type="string">
            <text:p>Quake_6</text:p>
          </table:table-cell>
          <table:table-cell/>
          <table:table-cell office:value-type="string" calcext:value-type="string">
            <text:p>Wankara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/>
          <table:table-cell office:value-type="string" calcext:value-type="string">
            <text:p>Z_f_s_8</text:p>
          </table:table-cell>
          <table:table-cell table:style-name="ce26"/>
          <table:table-cell office:value-type="string" calcext:value-type="string">
            <text:p>Quake_7</text:p>
          </table:table-cell>
          <table:table-cell/>
          <table:table-cell office:value-type="string" calcext:value-type="string">
            <text:p>Wankara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/>
          <table:table-cell office:value-type="string" calcext:value-type="string">
            <text:p>Z_f_s_9</text:p>
          </table:table-cell>
          <table:table-cell table:style-name="ce26"/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/>
          <table:table-cell office:value-type="string" calcext:value-type="string">
            <text:p>Z_f_s_10</text:p>
          </table:table-cell>
          <table:table-cell table:style-name="ce26"/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30:.B39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30:.D39])" office:value-type="string" office:string-value="" calcext:value-type="error">
            <text:p>#DIV/0!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 table:formula="of:=AVERAGE([.F31:.F40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H31:.H40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5"/>
          <table:table-cell office:value-type="string" calcext:value-type="string">
            <text:p>Heart1</text:p>
          </table:table-cell>
          <table:table-cell table:style-name="ce26"/>
          <table:table-cell office:value-type="string" calcext:value-type="string">
            <text:p>Laser_1</text:p>
          </table:table-cell>
          <table:table-cell/>
          <table:table-cell office:value-type="string" calcext:value-type="string">
            <text:p>Housing_1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/>
          <table:table-cell office:value-type="string" calcext:value-type="string">
            <text:p>Heart2</text:p>
          </table:table-cell>
          <table:table-cell table:style-name="ce26"/>
          <table:table-cell office:value-type="string" calcext:value-type="string">
            <text:p>Laser_2</text:p>
          </table:table-cell>
          <table:table-cell/>
          <table:table-cell office:value-type="string" calcext:value-type="string">
            <text:p>Housing_2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/>
          <table:table-cell office:value-type="string" calcext:value-type="string">
            <text:p>Heart3</text:p>
          </table:table-cell>
          <table:table-cell table:style-name="ce26"/>
          <table:table-cell office:value-type="string" calcext:value-type="string">
            <text:p>Laser_3</text:p>
          </table:table-cell>
          <table:table-cell/>
          <table:table-cell office:value-type="string" calcext:value-type="string">
            <text:p>Housing_3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/>
          <table:table-cell office:value-type="string" calcext:value-type="string">
            <text:p>Heart4</text:p>
          </table:table-cell>
          <table:table-cell table:style-name="ce26"/>
          <table:table-cell office:value-type="string" calcext:value-type="string">
            <text:p>Laser_4</text:p>
          </table:table-cell>
          <table:table-cell/>
          <table:table-cell office:value-type="string" calcext:value-type="string">
            <text:p>Housing_4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/>
          <table:table-cell office:value-type="string" calcext:value-type="string">
            <text:p>Heart5</text:p>
          </table:table-cell>
          <table:table-cell table:style-name="ce26"/>
          <table:table-cell office:value-type="string" calcext:value-type="string">
            <text:p>Laser_5</text:p>
          </table:table-cell>
          <table:table-cell/>
          <table:table-cell office:value-type="string" calcext:value-type="string">
            <text:p>Housing_5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/>
          <table:table-cell office:value-type="string" calcext:value-type="string">
            <text:p>Heart6</text:p>
          </table:table-cell>
          <table:table-cell table:style-name="ce26"/>
          <table:table-cell office:value-type="string" calcext:value-type="string">
            <text:p>Laser_6</text:p>
          </table:table-cell>
          <table:table-cell/>
          <table:table-cell office:value-type="string" calcext:value-type="string">
            <text:p>Housing_6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/>
          <table:table-cell office:value-type="string" calcext:value-type="string">
            <text:p>Heart7</text:p>
          </table:table-cell>
          <table:table-cell table:style-name="ce26"/>
          <table:table-cell office:value-type="string" calcext:value-type="string">
            <text:p>Laser_7</text:p>
          </table:table-cell>
          <table:table-cell/>
          <table:table-cell office:value-type="string" calcext:value-type="string">
            <text:p>Housing_7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/>
          <table:table-cell office:value-type="string" calcext:value-type="string">
            <text:p>Heart8</text:p>
          </table:table-cell>
          <table:table-cell table:style-name="ce26"/>
          <table:table-cell office:value-type="string" calcext:value-type="string">
            <text:p>Laser_8</text:p>
          </table:table-cell>
          <table:table-cell/>
          <table:table-cell office:value-type="string" calcext:value-type="string">
            <text:p>Housing_8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/>
          <table:table-cell office:value-type="string" calcext:value-type="string">
            <text:p>Heart9</text:p>
          </table:table-cell>
          <table:table-cell table:style-name="ce26"/>
          <table:table-cell office:value-type="string" calcext:value-type="string">
            <text:p>Laser_9</text:p>
          </table:table-cell>
          <table:table-cell/>
          <table:table-cell office:value-type="string" calcext:value-type="string">
            <text:p>Housing_9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/>
          <table:table-cell office:value-type="string" calcext:value-type="string">
            <text:p>Heart10</text:p>
          </table:table-cell>
          <table:table-cell table:style-name="ce26"/>
          <table:table-cell office:value-type="string" calcext:value-type="string">
            <text:p>Laser_10</text:p>
          </table:table-cell>
          <table:table-cell/>
          <table:table-cell office:value-type="string" calcext:value-type="string">
            <text:p>Housing_10</text:p>
          </table:table-cell>
          <table:table-cell table:style-name="ce30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45:.B54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45:.D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45:.F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45:.H54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/>
          <table:table-cell office:value-type="string" calcext:value-type="string">
            <text:p>zonf_s_1</text:p>
          </table:table-cell>
          <table:table-cell/>
          <table:table-cell office:value-type="string" calcext:value-type="string">
            <text:p>Pima_1</text:p>
          </table:table-cell>
          <table:table-cell table:style-name="ce24"/>
          <table:table-cell office:value-type="string" calcext:value-type="string">
            <text:p>Spiral2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/>
          <table:table-cell office:value-type="string" calcext:value-type="string">
            <text:p>zonf_s_2</text:p>
          </table:table-cell>
          <table:table-cell/>
          <table:table-cell office:value-type="string" calcext:value-type="string">
            <text:p>Pima_2</text:p>
          </table:table-cell>
          <table:table-cell table:style-name="ce24"/>
          <table:table-cell office:value-type="string" calcext:value-type="string">
            <text:p>Spiral2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/>
          <table:table-cell office:value-type="string" calcext:value-type="string">
            <text:p>zonf_s_3</text:p>
          </table:table-cell>
          <table:table-cell/>
          <table:table-cell office:value-type="string" calcext:value-type="string">
            <text:p>Pima_3</text:p>
          </table:table-cell>
          <table:table-cell table:style-name="ce24"/>
          <table:table-cell office:value-type="string" calcext:value-type="string">
            <text:p>Spiral2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/>
          <table:table-cell office:value-type="string" calcext:value-type="string">
            <text:p>zonf_s_4</text:p>
          </table:table-cell>
          <table:table-cell/>
          <table:table-cell office:value-type="string" calcext:value-type="string">
            <text:p>Pima_4</text:p>
          </table:table-cell>
          <table:table-cell table:style-name="ce24"/>
          <table:table-cell office:value-type="string" calcext:value-type="string">
            <text:p>Spiral2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/>
          <table:table-cell office:value-type="string" calcext:value-type="string">
            <text:p>zonf_s_5</text:p>
          </table:table-cell>
          <table:table-cell/>
          <table:table-cell office:value-type="string" calcext:value-type="string">
            <text:p>Pima_5</text:p>
          </table:table-cell>
          <table:table-cell table:style-name="ce24"/>
          <table:table-cell office:value-type="string" calcext:value-type="string">
            <text:p>Spiral2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/>
          <table:table-cell office:value-type="string" calcext:value-type="string">
            <text:p>zonf_s_6</text:p>
          </table:table-cell>
          <table:table-cell/>
          <table:table-cell office:value-type="string" calcext:value-type="string">
            <text:p>Pima_6</text:p>
          </table:table-cell>
          <table:table-cell table:style-name="ce24"/>
          <table:table-cell office:value-type="string" calcext:value-type="string">
            <text:p>Spiral2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/>
          <table:table-cell office:value-type="string" calcext:value-type="string">
            <text:p>zonf_s_7</text:p>
          </table:table-cell>
          <table:table-cell/>
          <table:table-cell office:value-type="string" calcext:value-type="string">
            <text:p>Pima_7</text:p>
          </table:table-cell>
          <table:table-cell table:style-name="ce24"/>
          <table:table-cell office:value-type="string" calcext:value-type="string">
            <text:p>Spiral2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/>
          <table:table-cell office:value-type="string" calcext:value-type="string">
            <text:p>zonf_s_8</text:p>
          </table:table-cell>
          <table:table-cell/>
          <table:table-cell office:value-type="string" calcext:value-type="string">
            <text:p>Pima_8</text:p>
          </table:table-cell>
          <table:table-cell table:style-name="ce24"/>
          <table:table-cell office:value-type="string" calcext:value-type="string">
            <text:p>Spiral2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/>
          <table:table-cell office:value-type="string" calcext:value-type="string">
            <text:p>zonf_s_9</text:p>
          </table:table-cell>
          <table:table-cell/>
          <table:table-cell office:value-type="string" calcext:value-type="string">
            <text:p>Pima_9</text:p>
          </table:table-cell>
          <table:table-cell table:style-name="ce24"/>
          <table:table-cell office:value-type="string" calcext:value-type="string">
            <text:p>Spiral2_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/>
          <table:table-cell office:value-type="string" calcext:value-type="string">
            <text:p>zonf_s_10</text:p>
          </table:table-cell>
          <table:table-cell/>
          <table:table-cell office:value-type="string" calcext:value-type="string">
            <text:p>Pima_10</text:p>
          </table:table-cell>
          <table:table-cell table:style-name="ce24"/>
          <table:table-cell office:value-type="string" calcext:value-type="string">
            <text:p>Spiral2_1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59:.B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59:.D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59:.F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H59:.H68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1</text:p>
          </table:table-cell>
          <table:table-cell/>
          <table:table-cell office:value-type="string" calcext:value-type="string">
            <text:p>Popfailures_1</text:p>
          </table:table-cell>
          <table:table-cell/>
          <table:table-cell office:value-type="string" calcext:value-type="string">
            <text:p>FA_1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PY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2</text:p>
          </table:table-cell>
          <table:table-cell/>
          <table:table-cell office:value-type="string" calcext:value-type="string">
            <text:p>Popfailures_2</text:p>
          </table:table-cell>
          <table:table-cell/>
          <table:table-cell office:value-type="string" calcext:value-type="string">
            <text:p>FA_2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3</text:p>
          </table:table-cell>
          <table:table-cell/>
          <table:table-cell office:value-type="string" calcext:value-type="string">
            <text:p>Popfailures_3</text:p>
          </table:table-cell>
          <table:table-cell/>
          <table:table-cell office:value-type="string" calcext:value-type="string">
            <text:p>FA_3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PY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4</text:p>
          </table:table-cell>
          <table:table-cell/>
          <table:table-cell office:value-type="string" calcext:value-type="string">
            <text:p>Popfailures_4</text:p>
          </table:table-cell>
          <table:table-cell/>
          <table:table-cell office:value-type="string" calcext:value-type="string">
            <text:p>FA_4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PY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5</text:p>
          </table:table-cell>
          <table:table-cell/>
          <table:table-cell office:value-type="string" calcext:value-type="string">
            <text:p>Popfailures_5</text:p>
          </table:table-cell>
          <table:table-cell/>
          <table:table-cell office:value-type="string" calcext:value-type="string">
            <text:p>FA_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6</text:p>
          </table:table-cell>
          <table:table-cell/>
          <table:table-cell office:value-type="string" calcext:value-type="string">
            <text:p>Popfailures_6</text:p>
          </table:table-cell>
          <table:table-cell/>
          <table:table-cell office:value-type="string" calcext:value-type="string">
            <text:p>FA_6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7</text:p>
          </table:table-cell>
          <table:table-cell/>
          <table:table-cell office:value-type="string" calcext:value-type="string">
            <text:p>Popfailures_7</text:p>
          </table:table-cell>
          <table:table-cell/>
          <table:table-cell office:value-type="string" calcext:value-type="string">
            <text:p>FA_7</text:p>
          </table:table-cell>
          <table:table-cell/>
          <table:table-cell office:value-type="string" calcext:value-type="string">
            <text:p>PY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8</text:p>
          </table:table-cell>
          <table:table-cell/>
          <table:table-cell office:value-type="string" calcext:value-type="string">
            <text:p>Popfailures_8</text:p>
          </table:table-cell>
          <table:table-cell/>
          <table:table-cell office:value-type="string" calcext:value-type="string">
            <text:p>FA_8</text:p>
          </table:table-cell>
          <table:table-cell/>
          <table:table-cell office:value-type="string" calcext:value-type="string">
            <text:p>PY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9</text:p>
          </table:table-cell>
          <table:table-cell/>
          <table:table-cell office:value-type="string" calcext:value-type="string">
            <text:p>Popfailures_9</text:p>
          </table:table-cell>
          <table:table-cell/>
          <table:table-cell office:value-type="string" calcext:value-type="string">
            <text:p>FA_9</text:p>
          </table:table-cell>
          <table:table-cell/>
          <table:table-cell office:value-type="string" calcext:value-type="string">
            <text:p>PY_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10</text:p>
          </table:table-cell>
          <table:table-cell/>
          <table:table-cell office:value-type="string" calcext:value-type="string">
            <text:p>Popfailures_10</text:p>
          </table:table-cell>
          <table:table-cell/>
          <table:table-cell office:value-type="string" calcext:value-type="string">
            <text:p>FA_10</text:p>
          </table:table-cell>
          <table:table-cell/>
          <table:table-cell office:value-type="string" calcext:value-type="string">
            <text:p>PY_1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73:.F82])" office:value-type="float" office:value="0.638333333333333" calcext:value-type="float">
            <text:p>0,638333333333333</text:p>
          </table:table-cell>
          <table:table-cell table:style-name="ce23"/>
          <table:table-cell table:style-name="ce28" table:formula="of:=AVERAGE([.H73:.H82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</text:p>
          </table:table-cell>
          <table:table-cell/>
          <table:table-cell office:value-type="string" calcext:value-type="string">
            <text:p>Regions2_1</text:p>
          </table:table-cell>
          <table:table-cell/>
          <table:table-cell office:value-type="string" calcext:value-type="string">
            <text:p>Concrete_1</text:p>
          </table:table-cell>
          <table:table-cell/>
          <table:table-cell office:value-type="string" calcext:value-type="string">
            <text:p>Dermatology_1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2</text:p>
          </table:table-cell>
          <table:table-cell/>
          <table:table-cell office:value-type="string" calcext:value-type="string">
            <text:p>Regions2_2</text:p>
          </table:table-cell>
          <table:table-cell/>
          <table:table-cell office:value-type="string" calcext:value-type="string">
            <text:p>Concrete_2</text:p>
          </table:table-cell>
          <table:table-cell/>
          <table:table-cell office:value-type="string" calcext:value-type="string">
            <text:p>Dermatology_2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3</text:p>
          </table:table-cell>
          <table:table-cell/>
          <table:table-cell office:value-type="string" calcext:value-type="string">
            <text:p>Regions2_3</text:p>
          </table:table-cell>
          <table:table-cell/>
          <table:table-cell office:value-type="string" calcext:value-type="string">
            <text:p>Concrete_3</text:p>
          </table:table-cell>
          <table:table-cell/>
          <table:table-cell office:value-type="string" calcext:value-type="string">
            <text:p>Dermatology_3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4</text:p>
          </table:table-cell>
          <table:table-cell/>
          <table:table-cell office:value-type="string" calcext:value-type="string">
            <text:p>Regions2_4</text:p>
          </table:table-cell>
          <table:table-cell/>
          <table:table-cell office:value-type="string" calcext:value-type="string">
            <text:p>Concrete_4</text:p>
          </table:table-cell>
          <table:table-cell/>
          <table:table-cell office:value-type="string" calcext:value-type="string">
            <text:p>Dermatology_4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5</text:p>
          </table:table-cell>
          <table:table-cell/>
          <table:table-cell office:value-type="string" calcext:value-type="string">
            <text:p>Regions2_5</text:p>
          </table:table-cell>
          <table:table-cell/>
          <table:table-cell office:value-type="string" calcext:value-type="string">
            <text:p>Concrete_5</text:p>
          </table:table-cell>
          <table:table-cell/>
          <table:table-cell office:value-type="string" calcext:value-type="string">
            <text:p>Dermatology_5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6</text:p>
          </table:table-cell>
          <table:table-cell/>
          <table:table-cell office:value-type="string" calcext:value-type="string">
            <text:p>Regions2_6</text:p>
          </table:table-cell>
          <table:table-cell/>
          <table:table-cell office:value-type="string" calcext:value-type="string">
            <text:p>Concrete_6</text:p>
          </table:table-cell>
          <table:table-cell/>
          <table:table-cell office:value-type="string" calcext:value-type="string">
            <text:p>Dermatology_6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7</text:p>
          </table:table-cell>
          <table:table-cell/>
          <table:table-cell office:value-type="string" calcext:value-type="string">
            <text:p>Regions2_7</text:p>
          </table:table-cell>
          <table:table-cell/>
          <table:table-cell office:value-type="string" calcext:value-type="string">
            <text:p>Concrete_7</text:p>
          </table:table-cell>
          <table:table-cell/>
          <table:table-cell office:value-type="string" calcext:value-type="string">
            <text:p>Dermatology_7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8</text:p>
          </table:table-cell>
          <table:table-cell/>
          <table:table-cell office:value-type="string" calcext:value-type="string">
            <text:p>Regions2_8</text:p>
          </table:table-cell>
          <table:table-cell/>
          <table:table-cell office:value-type="string" calcext:value-type="string">
            <text:p>Concrete_8</text:p>
          </table:table-cell>
          <table:table-cell/>
          <table:table-cell office:value-type="string" calcext:value-type="string">
            <text:p>Dermatology_8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9</text:p>
          </table:table-cell>
          <table:table-cell/>
          <table:table-cell office:value-type="string" calcext:value-type="string">
            <text:p>Regions2_9</text:p>
          </table:table-cell>
          <table:table-cell/>
          <table:table-cell office:value-type="string" calcext:value-type="string">
            <text:p>Concrete_9</text:p>
          </table:table-cell>
          <table:table-cell/>
          <table:table-cell office:value-type="string" calcext:value-type="string">
            <text:p>Dermatology_9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10</text:p>
          </table:table-cell>
          <table:table-cell/>
          <table:table-cell office:value-type="string" calcext:value-type="string">
            <text:p>Regions2_10</text:p>
          </table:table-cell>
          <table:table-cell/>
          <table:table-cell office:value-type="string" calcext:value-type="string">
            <text:p>Concrete_10</text:p>
          </table:table-cell>
          <table:table-cell/>
          <table:table-cell office:value-type="string" calcext:value-type="string">
            <text:p>Dermatology_10</text:p>
          </table:table-cell>
          <table:table-cell table:style-name="ce24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86:.B9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86:.D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86:.F95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H86:.H95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/>
          <table:table-cell office:value-type="string" calcext:value-type="string">
            <text:p>Wdbc_1</text:p>
          </table:table-cell>
          <table:table-cell/>
          <table:table-cell office:value-type="string" calcext:value-type="string">
            <text:p>zo_nf_s_1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2</text:p>
          </table:table-cell>
          <table:table-cell/>
          <table:table-cell office:value-type="string" calcext:value-type="string">
            <text:p>Wdbc_2</text:p>
          </table:table-cell>
          <table:table-cell/>
          <table:table-cell office:value-type="string" calcext:value-type="string">
            <text:p>zo_nf_s_2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3</text:p>
          </table:table-cell>
          <table:table-cell/>
          <table:table-cell office:value-type="string" calcext:value-type="string">
            <text:p>Wdbc_3</text:p>
          </table:table-cell>
          <table:table-cell/>
          <table:table-cell office:value-type="string" calcext:value-type="string">
            <text:p>zo_nf_s_3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4</text:p>
          </table:table-cell>
          <table:table-cell/>
          <table:table-cell office:value-type="string" calcext:value-type="string">
            <text:p>Wdbc_4</text:p>
          </table:table-cell>
          <table:table-cell/>
          <table:table-cell office:value-type="string" calcext:value-type="string">
            <text:p>zo_nf_s_4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5</text:p>
          </table:table-cell>
          <table:table-cell/>
          <table:table-cell office:value-type="string" calcext:value-type="string">
            <text:p>Wdbc_5</text:p>
          </table:table-cell>
          <table:table-cell/>
          <table:table-cell office:value-type="string" calcext:value-type="string">
            <text:p>zo_nf_s_5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6</text:p>
          </table:table-cell>
          <table:table-cell/>
          <table:table-cell office:value-type="string" calcext:value-type="string">
            <text:p>Wdbc_6</text:p>
          </table:table-cell>
          <table:table-cell/>
          <table:table-cell office:value-type="string" calcext:value-type="string">
            <text:p>zo_nf_s_6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7</text:p>
          </table:table-cell>
          <table:table-cell/>
          <table:table-cell office:value-type="string" calcext:value-type="string">
            <text:p>Wdbc_7</text:p>
          </table:table-cell>
          <table:table-cell/>
          <table:table-cell office:value-type="string" calcext:value-type="string">
            <text:p>zo_nf_s_7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8</text:p>
          </table:table-cell>
          <table:table-cell/>
          <table:table-cell office:value-type="string" calcext:value-type="string">
            <text:p>Wdbc_8</text:p>
          </table:table-cell>
          <table:table-cell/>
          <table:table-cell office:value-type="string" calcext:value-type="string">
            <text:p>zo_nf_s_8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9</text:p>
          </table:table-cell>
          <table:table-cell/>
          <table:table-cell office:value-type="string" calcext:value-type="string">
            <text:p>Wdbc_9</text:p>
          </table:table-cell>
          <table:table-cell/>
          <table:table-cell office:value-type="string" calcext:value-type="string">
            <text:p>zo_nf_s_9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10</text:p>
          </table:table-cell>
          <table:table-cell/>
          <table:table-cell office:value-type="string" calcext:value-type="string">
            <text:p>Wdbc_10</text:p>
          </table:table-cell>
          <table:table-cell/>
          <table:table-cell office:value-type="string" calcext:value-type="string">
            <text:p>zo_nf_s_10</text:p>
          </table:table-cell>
          <table:table-cell table:style-name="ce24"/>
          <table:table-cell table:number-columns-repeated="44"/>
        </table:table-row>
        <table:table-row table:style-name="ro1">
          <table:table-cell table:style-name="ce23"/>
          <table:table-cell table:style-name="ce25" table:formula="of:=AVERAGE([.B99:.B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string" office:string-value="" calcext:value-type="error">
            <text:p>#DIV/0!</text:p>
          </table:table-cell>
          <table:table-cell table:number-columns-repeated="44"/>
        </table:table-row>
      </table:table>
      <table:table table:name="Φύλλο5" table:style-name="ta1">
        <table:table-column table:style-name="co2" table:default-cell-style-name="ce24"/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2941" calcext:value-type="percentage">
            <text:p>29,41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2941" calcext:value-type="percentage">
            <text:p>29,41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0588" calcext:value-type="percentage">
            <text:p>5,88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941" calcext:value-type="percentage">
            <text:p>29,41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table:formula="of:=AVERAGE([.A1:.A30])" office:value-type="percentage" office:value="0.176456" calcext:value-type="percentage">
            <text:p>17,65%</text:p>
          </table:table-cell>
        </table:table-row>
        <table:table-row table:style-name="ro1" table:number-rows-repeated="1048544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 style:data-style-name="N2" text:time-value="09:44:57.667430811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1-01-05T11:00:19.985734975</dc:date>
    <meta:editing-duration>P24DT12H2M9S</meta:editing-duration>
    <meta:editing-cycles>4871</meta:editing-cycles>
    <meta:generator>LibreOffice/7.0.4.2$Linux_X86_64 LibreOffice_project/00$Build-2</meta:generator>
    <meta:document-statistic meta:table-count="5" meta:cell-count="3246" meta:object-count="0"/>
  </office:meta>
</office:document-meta>
</file>